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3.838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2.314cm"/>
    </style:style>
    <style:style style:name="co16" style:family="table-column">
      <style:table-column-properties fo:break-before="auto" style:column-width="1.933cm"/>
    </style:style>
    <style:style style:name="co17" style:family="table-column">
      <style:table-column-properties fo:break-before="auto" style:column-width="1.824cm"/>
    </style:style>
    <style:style style:name="co18" style:family="table-column">
      <style:table-column-properties fo:break-before="auto" style:column-width="3.0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595cm"/>
    </style:style>
    <style:style style:name="co21" style:family="table-column">
      <style:table-column-properties fo:break-before="auto" style:column-width="2.205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1.6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75cm"/>
    </style:style>
    <style:style style:name="co26" style:family="table-column">
      <style:table-column-properties fo:break-before="auto" style:column-width="2.805cm"/>
    </style:style>
    <style:style style:name="co27" style:family="table-column">
      <style:table-column-properties fo:break-before="auto" style:column-width="6.281cm"/>
    </style:style>
    <style:style style:name="co28" style:family="table-column">
      <style:table-column-properties fo:break-before="auto" style:column-width="1.7cm"/>
    </style:style>
    <style:style style:name="co29" style:family="table-column">
      <style:table-column-properties fo:break-before="auto" style:column-width="5.182cm"/>
    </style:style>
    <style:style style:name="co30" style:family="table-column">
      <style:table-column-properties fo:break-before="auto" style:column-width="2.499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3.863cm"/>
    </style:style>
    <style:style style:name="co33" style:family="table-column">
      <style:table-column-properties fo:break-before="auto" style:column-width="4.424cm"/>
    </style:style>
    <style:style style:name="co34" style:family="table-column">
      <style:table-column-properties fo:break-before="auto" style:column-width="2.1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1.199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5.0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953cm" fo:break-before="auto" style:use-optimal-row-height="false"/>
    </style:style>
    <style:style style:name="ro19" style:family="table-row">
      <style:table-row-properties style:row-height="0.926cm" fo:break-before="auto" style:use-optimal-row-height="false"/>
    </style:style>
    <style:style style:name="ro20" style:family="table-row">
      <style:table-row-properties style:row-height="0.503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74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0.979cm" fo:break-before="auto" style:use-optimal-row-height="false"/>
    </style:style>
    <style:style style:name="ro25" style:family="table-row">
      <style:table-row-properties style:row-height="1.005cm" fo:break-before="auto" style:use-optimal-row-height="false"/>
    </style:style>
    <style:style style:name="ro26" style:family="table-row">
      <style:table-row-properties style:row-height="0.9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ta1" style:family="table" style:master-page-name="PageStyle_5f_Eingabe">
      <style:table-properties table:display="true" style:writing-mode="lr-tb"/>
    </style:style>
    <style:style style:name="ta2" style:family="table" style:master-page-name="PageStyle_5f_Gemüse">
      <style:table-properties table:display="true" style:writing-mode="lr-tb"/>
    </style:style>
    <style:style style:name="ta3" style:family="table" style:master-page-name="PageStyle_5f_Milch_20_Käse_20_Fleisch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rot_20_Do">
      <style:table-properties table:display="true" style:writing-mode="lr-tb"/>
    </style:style>
    <style:style style:name="ta6" style:family="table" style:master-page-name="PageStyle_5f_Markus_20_Brotsorten">
      <style:table-properties table:display="true" style:writing-mode="lr-tb"/>
    </style:style>
    <style:style style:name="ta7" style:family="table" style:master-page-name="PageStyle_5f_Markus_20_Summe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cc99ff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99ff33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Default">
      <style:table-cell-properties fo:border-bottom="0.06pt solid #000000" fo:background-color="#99ff33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ff9900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99ff33" style:cell-protect="none" style:print-content="tru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transparent" style:rotation-align="none"/>
    </style:style>
    <style:style style:name="ce1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</style:style>
    <style:style style:name="ce1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36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ff6666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ff6666" style:text-align-source="fix" style:repeat-content="false" fo:border-left="none" fo:border-right="0.74pt solid #000000" style:rotation-angle="9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font-name="Arial" fo:font-size="12pt" style:font-size-asian="12pt" style:font-size-complex="12pt"/>
    </style:style>
    <style:style style:name="ce2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cc99ff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style:text-align-source="fix" style:repeat-content="false" fo:border-left="0.74pt solid #000000" fo:border-right="0.74pt solid #000000" style:rotation-angle="9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style:text-align-source="fix" style:repeat-content="false" fo:border-left="0.74pt solid #000000" fo:border-right="none" style:rotation-angle="9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cc99ff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9999ff" style:text-align-source="fix" style:repeat-content="false" fo:border-left="none" fo:border-right="0.06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9999ff" style:text-align-source="fix" style:repeat-content="false" fo:border-left="0.74pt solid #000000" fo:border-right="none" style:rotation-angle="9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ffff00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ff9900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99ff33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ff9900" style:cell-protect="none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0.06pt solid #000000" fo:background-color="#99ff33" style:cell-protect="none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9999ff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ff99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00" style:cell-protect="protected" style:print-content="true" style:diagonal-bl-tr="none" style:diagonal-tl-br="none" style:text-align-source="fix" style:repeat-content="false" fo:wrap-option="wrap" fo:border="0.74pt solid #333333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cc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0.74pt solid #333333" fo:background-color="#ffcc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1" style:family="table-cell" style:parent-style-name="Default">
      <style:table-cell-properties fo:border-bottom="0.74pt solid #333333" fo:background-color="#ffcc00" style:cell-protect="none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33cccc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333333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order-bottom="0.74pt solid #333333" fo:background-color="#ccffff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0.74pt solid #333333" fo:background-color="#ccffff" style:cell-protect="none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33cccc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0.74pt solid #333333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fo:border-bottom="0.74pt solid #333333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0.74pt solid #333333" fo:background-color="#ccffff" style:cell-protect="none" style:print-content="true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cc99ff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>
      <style:table-cell-properties fo:border-bottom="0.74pt solid #333333" fo:background-color="#9999ff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99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333333" fo:background-color="#9999ff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06pt solid #000000" fo:background-color="#b2b2b2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333333" fo:background-color="#cccccc" style:cell-protect="protected" style:print-content="true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none" style:rotation-angle="0" style:rotation-align="none" style:shrink-to-fit="false" fo:border-top="0.74pt solid #33333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style:cell-protect="protected" style:print-content="true" style:diagonal-bl-tr="none" style:diagonal-tl-br="none" style:text-align-source="fix" style:repeat-content="false" fo:background-color="transparent" fo:wrap-option="no-wrap" fo:border-left="0.74pt solid #333333" style:direction="ltr" fo:border-right="none" style:rotation-angle="0" style:rotation-align="none" style:shrink-to-fit="false" fo:border-top="0.74pt solid #333333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1" style:family="table-cell" style:parent-style-name="Default">
      <style:table-cell-properties fo:border-bottom="0.74pt solid #333333" fo:background-color="#cccccc" style:cell-protect="protected" style:print-content="true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333333" fo:background-color="#cccccc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ff6666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9999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0.74pt solid #333333" fo:background-color="#ff9999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0.74pt solid #333333" fo:background-color="#ff8080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ff99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99cc66"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99cc66" style:cell-protect="protected" style:print-content="true" style:diagonal-bl-tr="none" style:diagonal-tl-br="none" style:text-align-source="fix" style:repeat-content="false" fo:wrap-option="wrap" fo:border="0.74pt solid #333333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99cc66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74pt solid #333333" fo:background-color="#99cc66" style:cell-protect="protected" style:print-content="tru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99cc66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99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9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110" style:family="table-cell" style:parent-style-name="Default">
      <style:text-properties fo:font-style="italic" style:font-style-asian="italic" style:font-style-complex="italic"/>
    </style:style>
    <style:style style:name="ce11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36">
      <style:table-cell-properties fo:border-bottom="none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fo:border-left="none" fo:border-right="0.74pt solid #000000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none" fo:border-right="0.74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fo:border-left="none" fo:border-right="0.74pt solid #000000" style:rotation-align="none" fo:border-top="0.74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1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style:font-name="Arial" fo:font-size="14pt" style:font-size-asian="14pt" style:font-size-complex="14pt"/>
    </style:style>
    <style:style style:name="ce11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ff6666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cccc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9999ff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99cc66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fo:background-color="#cc99ff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0.74pt solid #000000" fo:border-right="none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0.74pt solid #000000" fo:border-right="none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font-size="14pt" style:font-size-asian="14pt" style:font-size-complex="14pt"/>
    </style:style>
    <style:style style:name="ce13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37">
      <style:table-cell-properties fo:border-bottom="0.74pt solid #000000" style:text-align-source="fix" style:repeat-content="false" fo:background-color="transparent" fo:wrap-option="wrap" fo:border-left="none" fo:border-right="none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37">
      <style:table-cell-properties fo:border-bottom="0.74pt solid #000000" fo:background-color="#ff9999" style:text-align-source="fix" style:repeat-content="false" fo:border-left="none" fo:border-right="none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transparent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fo:border-left="none" fo:border-right="none" style:rotation-align="none" fo:border-top="0.74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4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fix" style:repeat-content="false" fo:background-color="transparent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start" fo:margin-left="0.176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cccc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.176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start" fo:margin-left="0.176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9999f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36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52" style:family="table-cell" style:parent-style-name="Default">
      <style:table-cell-properties fo:border-bottom="0.06pt solid #000000" fo:background-color="#ff9999" fo:border-left="none" fo:border-right="none" fo:border-top="0.06pt solid #000000" style:vertical-align="middl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order-bottom="0.06pt solid #000000" fo:background-color="#cccccc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fo:border-bottom="0.74pt solid #000000" fo:background-color="#ffff66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74pt solid #000000" fo:background-color="#ff9999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30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order-bottom="0.74pt solid #000000" fo:background-color="#ffff6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order-bottom="0.74pt solid #000000" fo:background-color="#ff9999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131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06pt solid #000000" fo:background-color="#9999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61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06pt solid #000000" fo:background-color="#ffff0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61">
      <style:table-cell-properties fo:border-bottom="0.06pt solid #000000" fo:background-color="#ff99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order-bottom="0.74pt solid #000000" fo:background-color="#ffff66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fo:border-bottom="0.74pt solid #000000" fo:background-color="#ff9999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ata-style-name="N36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ff66" style:diagonal-bl-tr="none" style:diagonal-tl-br="none" style:text-align-source="fix" style:repeat-content="false" fo:wrap-option="no-wrap" fo:border-left="1.25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1.25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fix" style:repeat-content="false" fo:wrap-option="no-wrap" fo:border-left="1.25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1.25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fix" style:repeat-content="false" fo:background-color="transparent" fo:wrap-option="no-wrap" fo:border-left="1.25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fo:background-color="transparent" style:rotation-align="none"/>
    </style:style>
    <style:style style:name="ce20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99cc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8080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cc" style:cell-protect="protected" style:print-content="true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cc" style:cell-protect="protected" style:print-content="true" style:diagonal-bl-tr="none" style:diagonal-tl-br="none" style:text-align-source="value-type" style:repeat-content="false" fo:wrap-option="wrap" fo:border="0.74pt solid #333333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order-bottom="0.74pt solid #333333" fo:background-color="#ff99cc" style:cell-protect="protected" style:print-content="true" style:diagonal-bl-tr="none" style:diagonal-tl-br="none" style:text-align-source="value-type" style:repeat-content="false" fo:wrap-option="wrap" fo:border-left="0.74pt solid #333333" style:direction="ltr" fo:border-right="0.74pt solid #333333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99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cc99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fo:background-color="#ff99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Eingabe" table:style-name="ta1" table:print-ranges="Eingabe.A1:Eingabe.AB34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0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995" table:default-cell-style-name="ce15"/>
        <table:table-column table:style-name="co10" table:default-cell-style-name="Default"/>
        <table:table-row table:style-name="ro1">
          <table:table-cell table:style-name="ce1" office:value-type="string" calcext:value-type="string">
            <text:p>Datum:</text:p>
          </table:table-cell>
          <table:table-cell table:style-name="ce16" office:value-type="date" office:date-value="2019-11-14" calcext:value-type="date" table:number-columns-spanned="2" table:number-rows-spanned="1">
            <text:p>14.11.2019</text:p>
          </table:table-cell>
          <table:covered-table-cell table:style-name="ce26"/>
          <table:table-cell table:style-name="ce2" table:number-columns-repeated="1020"/>
          <table:table-cell/>
        </table:table-row>
        <table:table-row table:style-name="ro2">
          <table:table-cell table:style-name="ce2" table:number-columns-repeated="1023"/>
          <table:table-cell/>
        </table:table-row>
        <table:table-row table:style-name="ro1">
          <table:table-cell table:style-name="ce3" office:value-type="string" calcext:value-type="string">
            <text:p>Depot</text:p>
          </table:table-cell>
          <table:table-cell table:style-name="ce17"/>
          <table:table-cell table:style-name="ce27" table:number-columns-repeated="3"/>
          <table:table-cell table:style-name="ce44"/>
          <table:table-cell table:style-name="ce45" office:value-type="string" calcext:value-type="string" table:number-columns-spanned="2" table:number-rows-spanned="1">
            <text:p>Module</text:p>
          </table:table-cell>
          <table:covered-table-cell table:style-name="ce53"/>
          <table:table-cell table:style-name="ce54"/>
          <table:table-cell table:style-name="ce62" office:value-type="string" calcext:value-type="string" table:number-columns-spanned="8" table:number-rows-spanned="1">
            <text:p>Mehl</text:p>
          </table:table-cell>
          <table:covered-table-cell table:number-columns-repeated="7" table:style-name="ce66"/>
          <table:table-cell table:style-name="ce71" office:value-type="string" calcext:value-type="string" table:number-columns-spanned="2" table:number-rows-spanned="1">
            <text:p>Flocken</text:p>
          </table:table-cell>
          <table:covered-table-cell table:style-name="ce73"/>
          <table:table-cell table:style-name="ce76" office:value-type="string" calcext:value-type="string" table:number-columns-spanned="4" table:number-rows-spanned="1">
            <text:p>Korn</text:p>
          </table:table-cell>
          <table:covered-table-cell table:number-columns-repeated="3" table:style-name="ce82"/>
          <table:table-cell table:style-name="ce84" office:value-type="string" calcext:value-type="string" table:number-columns-spanned="2" table:number-rows-spanned="1">
            <text:p>Nudeln</text:p>
          </table:table-cell>
          <table:covered-table-cell table:style-name="ce88"/>
          <table:table-cell table:style-name="ce89" office:value-type="string" calcext:value-type="string" table:number-columns-spanned="2" table:number-rows-spanned="1">
            <text:p>Saft</text:p>
          </table:table-cell>
          <table:covered-table-cell table:style-name="ce93"/>
          <table:table-cell table:style-name="ce94" office:value-type="string" calcext:value-type="string">
            <text:p>Sonderinfo</text:p>
          </table:table-cell>
          <table:table-cell table:style-name="ce2" table:number-columns-repeated="995"/>
          <table:table-cell/>
        </table:table-row>
        <table:table-row table:style-name="ro3">
          <table:table-cell table:style-name="ce4"/>
          <table:table-cell table:style-name="ce18" office:value-type="string" calcext:value-type="string">
            <text:p>Anteile</text:p>
          </table:table-cell>
          <table:table-cell table:style-name="ce28" office:value-type="string" calcext:value-type="string">
            <text:p>Milch</text:p>
          </table:table-cell>
          <table:table-cell table:style-name="ce28" office:value-type="string" calcext:value-type="string">
            <text:p>Käse</text:p>
          </table:table-cell>
          <table:table-cell table:style-name="ce36" office:value-type="string" calcext:value-type="string">
            <text:p>Fleisch</text:p>
          </table:table-cell>
          <table:table-cell table:style-name="ce36" office:value-type="string" calcext:value-type="string">
            <text:p>Kartoffeln</text:p>
          </table:table-cell>
          <table:table-cell table:style-name="ce46" office:value-type="string" calcext:value-type="string">
            <text:p>Kräuter</text:p>
          </table:table-cell>
          <table:table-cell table:style-name="ce46" office:value-type="string" calcext:value-type="string">
            <text:p>Quark</text:p>
          </table:table-cell>
          <table:table-cell table:style-name="ce55" office:value-type="string" calcext:value-type="string">
            <text:p>Brot</text:p>
          </table:table-cell>
          <table:table-cell table:style-name="ce63" office:value-type="string" calcext:value-type="string">
            <text:p>Dinkel weiß (630), 5kg</text:p>
          </table:table-cell>
          <table:table-cell table:style-name="ce63" office:value-type="string" calcext:value-type="string">
            <text:p>Dinkel weiß (1050), 5kg</text:p>
          </table:table-cell>
          <table:table-cell table:style-name="ce63" office:value-type="string" calcext:value-type="string">
            <text:p>Dinkelvollkorn, 2,5kg</text:p>
          </table:table-cell>
          <table:table-cell table:style-name="ce67" office:value-type="string" calcext:value-type="string">
            <text:p>Weizen weiß (550), 5kg</text:p>
          </table:table-cell>
          <table:table-cell table:style-name="ce70" office:value-type="string" calcext:value-type="string">
            <text:p>Weizen weiß (1050), 5kg</text:p>
          </table:table-cell>
          <table:table-cell table:style-name="ce70" office:value-type="string" calcext:value-type="string">
            <text:p>Weizenvollkorn, 2,5kg</text:p>
          </table:table-cell>
          <table:table-cell table:style-name="ce70" office:value-type="string" calcext:value-type="string">
            <text:p>Roggen hell (1150), 5kg</text:p>
          </table:table-cell>
          <table:table-cell table:style-name="ce70" office:value-type="string" calcext:value-type="string">
            <text:p>Roggenvollkorn, 2,5kg</text:p>
          </table:table-cell>
          <table:table-cell table:style-name="ce70" office:value-type="string" calcext:value-type="string">
            <text:p>Hafer fein, 2kg</text:p>
          </table:table-cell>
          <table:table-cell table:style-name="ce74" office:value-type="string" calcext:value-type="string">
            <text:p>Hafer grob, 2kg</text:p>
          </table:table-cell>
          <table:table-cell table:style-name="ce77" office:value-type="string" calcext:value-type="string">
            <text:p>Hafer, 2kg</text:p>
          </table:table-cell>
          <table:table-cell table:style-name="ce63" office:value-type="string" calcext:value-type="string">
            <text:p>Weizen, 3,5kg</text:p>
          </table:table-cell>
          <table:table-cell table:style-name="ce63" office:value-type="string" calcext:value-type="string">
            <text:p>Roggen, 3,5kg</text:p>
          </table:table-cell>
          <table:table-cell table:style-name="ce63" office:value-type="string" calcext:value-type="string">
            <text:p>Dinkel, 3,5kg</text:p>
          </table:table-cell>
          <table:table-cell table:style-name="ce63" office:value-type="string" calcext:value-type="string">
            <text:p>Wellband, 500g</text:p>
          </table:table-cell>
          <table:table-cell table:style-name="ce63" office:value-type="string" calcext:value-type="string">
            <text:p>Band, 250g</text:p>
          </table:table-cell>
          <table:table-cell table:style-name="ce90" office:value-type="string" calcext:value-type="string">
            <text:p>Quittensaft, 3L</text:p>
          </table:table-cell>
          <table:table-cell table:style-name="ce90" office:value-type="string" calcext:value-type="string">
            <text:p>Apfelsaft, 5L</text:p>
          </table:table-cell>
          <table:table-cell table:style-name="ce95"/>
          <table:table-cell table:style-name="ce2" table:number-columns-repeated="995"/>
          <table:table-cell/>
        </table:table-row>
        <table:table-row table:style-name="ro4">
          <table:table-cell table:style-name="ce5"/>
          <table:table-cell table:style-name="ce19" table:formula="of:=SUM([.B6:.B34])" office:value-type="float" office:value="188" calcext:value-type="float">
            <text:p>188</text:p>
          </table:table-cell>
          <table:table-cell table:style-name="ce29" table:formula="of:=SUM([.C6:.C34])" office:value-type="float" office:value="223.5" calcext:value-type="float">
            <text:p>223,5</text:p>
          </table:table-cell>
          <table:table-cell table:style-name="ce29" table:formula="of:=SUM([.D6:.D34])" office:value-type="float" office:value="189" calcext:value-type="float">
            <text:p>189</text:p>
          </table:table-cell>
          <table:table-cell table:style-name="ce37" table:formula="of:=SUM([.E6:.E34])" office:value-type="float" office:value="146" calcext:value-type="float">
            <text:p>146</text:p>
          </table:table-cell>
          <table:table-cell table:style-name="ce37" table:formula="of:=SUM([.F6:.F34])" office:value-type="float" office:value="190" calcext:value-type="float">
            <text:p>190</text:p>
          </table:table-cell>
          <table:table-cell table:style-name="ce37" table:formula="of:=SUM([.G6:.G34])" office:value-type="float" office:value="17" calcext:value-type="float">
            <text:p>17</text:p>
          </table:table-cell>
          <table:table-cell table:style-name="ce37" table:formula="of:=SUM([.H6:.H34])" office:value-type="float" office:value="104" calcext:value-type="float">
            <text:p>104</text:p>
          </table:table-cell>
          <table:table-cell table:style-name="ce56" table:formula="of:=SUM([.I6:.I34])" office:value-type="float" office:value="144" calcext:value-type="float">
            <text:p>144</text:p>
          </table:table-cell>
          <table:table-cell table:style-name="ce56" table:formula="of:=SUM([.J6:.J34])" office:value-type="float" office:value="5" calcext:value-type="float">
            <text:p>5</text:p>
          </table:table-cell>
          <table:table-cell table:style-name="ce56" table:formula="of:=SUM([.K6:.K34])" office:value-type="float" office:value="0" calcext:value-type="float">
            <text:p>0</text:p>
          </table:table-cell>
          <table:table-cell table:style-name="ce56" table:formula="of:=SUM([.L6:.L34])" office:value-type="float" office:value="2" calcext:value-type="float">
            <text:p>2</text:p>
          </table:table-cell>
          <table:table-cell table:style-name="ce56" table:formula="of:=SUM([.M6:.M34])" office:value-type="float" office:value="2" calcext:value-type="float">
            <text:p>2</text:p>
          </table:table-cell>
          <table:table-cell table:style-name="ce56" table:formula="of:=SUM([.N6:.N34])" office:value-type="float" office:value="0" calcext:value-type="float">
            <text:p>0</text:p>
          </table:table-cell>
          <table:table-cell table:style-name="ce56" table:formula="of:=SUM([.O6:.O34])" office:value-type="float" office:value="0" calcext:value-type="float">
            <text:p>0</text:p>
          </table:table-cell>
          <table:table-cell table:style-name="ce56" table:formula="of:=SUM([.P6:.P34])" office:value-type="float" office:value="0" calcext:value-type="float">
            <text:p>0</text:p>
          </table:table-cell>
          <table:table-cell table:style-name="ce56" table:formula="of:=SUM([.Q6:.Q34])" office:value-type="float" office:value="0" calcext:value-type="float">
            <text:p>0</text:p>
          </table:table-cell>
          <table:table-cell table:style-name="ce56" table:formula="of:=SUM([.R6:.R34])" office:value-type="float" office:value="5" calcext:value-type="float">
            <text:p>5</text:p>
          </table:table-cell>
          <table:table-cell table:style-name="ce56" table:formula="of:=SUM([.S6:.S34])" office:value-type="float" office:value="1" calcext:value-type="float">
            <text:p>1</text:p>
          </table:table-cell>
          <table:table-cell table:style-name="ce56" table:formula="of:=SUM([.T6:.T34])" office:value-type="float" office:value="2" calcext:value-type="float">
            <text:p>2</text:p>
          </table:table-cell>
          <table:table-cell table:style-name="ce56" table:formula="of:=SUM([.U6:.U34])" office:value-type="float" office:value="0" calcext:value-type="float">
            <text:p>0</text:p>
          </table:table-cell>
          <table:table-cell table:style-name="ce56" table:formula="of:=SUM([.V6:.V34])" office:value-type="float" office:value="1" calcext:value-type="float">
            <text:p>1</text:p>
          </table:table-cell>
          <table:table-cell table:style-name="ce56" table:formula="of:=SUM([.W6:.W34])" office:value-type="float" office:value="3" calcext:value-type="float">
            <text:p>3</text:p>
          </table:table-cell>
          <table:table-cell table:style-name="ce56" table:formula="of:=SUM([.X6:.X34])" office:value-type="float" office:value="6" calcext:value-type="float">
            <text:p>6</text:p>
          </table:table-cell>
          <table:table-cell table:style-name="ce56" table:formula="of:=SUM([.Y6:.Y34])" office:value-type="float" office:value="9" calcext:value-type="float">
            <text:p>9</text:p>
          </table:table-cell>
          <table:table-cell table:style-name="ce56" table:formula="of:=SUM([.Z6:.Z34])" office:value-type="float" office:value="0" calcext:value-type="float">
            <text:p>0</text:p>
          </table:table-cell>
          <table:table-cell table:style-name="ce56" table:formula="of:=SUM([.AA6:.AA34])" office:value-type="float" office:value="0" calcext:value-type="float">
            <text:p>0</text:p>
          </table:table-cell>
          <table:table-cell table:style-name="ce95"/>
          <table:table-cell table:style-name="ce2" table:number-columns-repeated="995"/>
          <table:table-cell/>
        </table:table-row>
        <table:table-row table:style-name="ro1">
          <table:table-cell table:style-name="ce6" office:value-type="string" calcext:value-type="string">
            <text:p>Altstadt</text:p>
          </table:table-cell>
          <table:table-cell table:style-name="ce2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6"/>
          <table:table-cell table:style-name="ce107" table:number-columns-repeated="995"/>
          <table:table-cell/>
        </table:table-row>
        <table:table-row table:style-name="ro5">
          <table:table-cell table:style-name="ce7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97"/>
          <table:table-cell table:style-name="ce2" table:number-columns-repeated="995"/>
          <table:table-cell/>
        </table:table-row>
        <table:table-row table:style-name="ro6">
          <table:table-cell table:style-name="ce8" office:value-type="string" calcext:value-type="string">
            <text:p>Bammental</text:p>
          </table:table-cell>
          <table:table-cell table:style-name="ce22" office:value-type="float" office:value="13" calcext:value-type="float">
            <text:p>13</text:p>
          </table:table-cell>
          <table:table-cell table:style-name="ce32" office:value-type="float" office:value="19.5" calcext:value-type="float">
            <text:p>19,5</text:p>
          </table:table-cell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 office:value-type="string" calcext:value-type="string">
            <text:p>1 x Dinkelbrot rund ohne Körner <text:s text:c="27"/></text:p>
          </table:table-cell>
          <table:table-cell table:style-name="ce108" table:number-columns-repeated="995"/>
          <table:table-cell/>
        </table:table-row>
        <table:table-row table:style-name="ro1">
          <table:table-cell table:style-name="ce9"/>
          <table:table-cell table:style-name="ce23"/>
          <table:table-cell table:style-name="ce33" table:number-columns-repeated="2"/>
          <table:table-cell table:style-name="ce41" table:number-columns-repeated="4"/>
          <table:table-cell table:style-name="ce60" table:number-columns-repeated="11"/>
          <table:table-cell table:style-name="ce80"/>
          <table:table-cell table:style-name="ce60" table:number-columns-repeated="7"/>
          <table:table-cell table:style-name="ce99"/>
          <table:table-cell table:style-name="ce109" table:number-columns-repeated="995"/>
          <table:table-cell table:style-name="ce110"/>
        </table:table-row>
        <table:table-row table:style-name="ro1">
          <table:table-cell table:style-name="ce10" office:value-type="string" calcext:value-type="string">
            <text:p>Edingen</text:p>
          </table:table-cell>
          <table:table-cell table:style-name="ce22" office:value-type="float" office:value="7" calcext:value-type="float">
            <text:p>7</text:p>
          </table:table-cell>
          <table:table-cell table:style-name="ce32" office:value-type="float" office:value="5.5" calcext:value-type="float">
            <text:p>5,5</text:p>
          </table:table-cell>
          <table:table-cell table:style-name="ce32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/>
          <table:table-cell table:style-name="ce109" table:number-columns-repeated="995"/>
          <table:table-cell table:style-name="ce110"/>
        </table:table-row>
        <table:table-row table:style-name="ro1">
          <table:table-cell table:style-name="ce9"/>
          <table:table-cell table:style-name="ce23"/>
          <table:table-cell table:style-name="ce33" table:number-columns-repeated="2"/>
          <table:table-cell table:style-name="ce41" table:number-columns-repeated="4"/>
          <table:table-cell table:style-name="ce60" table:number-columns-repeated="11"/>
          <table:table-cell table:style-name="ce80"/>
          <table:table-cell table:style-name="ce60" table:number-columns-repeated="7"/>
          <table:table-cell table:style-name="ce99"/>
          <table:table-cell table:style-name="ce109" table:number-columns-repeated="995"/>
          <table:table-cell table:style-name="ce110"/>
        </table:table-row>
        <table:table-row table:style-name="ro6">
          <table:table-cell table:style-name="ce8" office:value-type="string" calcext:value-type="string">
            <text:p>Einzelkisten</text:p>
          </table:table-cell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string" calcext:value-type="string">
            <text:p>Björn/Celin: Duftreis-Brot; Bernd: Roggenbrot</text:p>
          </table:table-cell>
          <table:table-cell table:style-name="ce109" table:number-columns-repeated="995"/>
          <table:table-cell table:style-name="ce110"/>
        </table:table-row>
        <table:table-row table:style-name="ro1">
          <table:table-cell table:style-name="ce7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995"/>
          <table:table-cell/>
        </table:table-row>
        <table:table-row table:style-name="ro1">
          <table:table-cell table:style-name="ce6" office:value-type="string" calcext:value-type="string">
            <text:p>Eppelheim</text:p>
          </table:table-cell>
          <table:table-cell table:style-name="ce2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2" table:number-columns-repeated="995"/>
          <table:table-cell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995"/>
          <table:table-cell/>
        </table:table-row>
        <table:table-row table:style-name="ro1">
          <table:table-cell table:style-name="ce8" office:value-type="string" calcext:value-type="string">
            <text:p>HH1</text:p>
          </table:table-cell>
          <table:table-cell table:style-name="ce22" office:value-type="float" office:value="11" calcext:value-type="float">
            <text:p>11</text:p>
          </table:table-cell>
          <table:table-cell table:style-name="ce32" office:value-type="float" office:value="19.5" calcext:value-type="float">
            <text:p>19,5</text:p>
          </table:table-cell>
          <table:table-cell table:style-name="ce32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2" table:number-columns-repeated="995"/>
          <table:table-cell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995"/>
          <table:table-cell/>
        </table:table-row>
        <table:table-row table:style-name="ro1">
          <table:table-cell table:style-name="ce8" office:value-type="string" calcext:value-type="string">
            <text:p>HH2</text:p>
          </table:table-cell>
          <table:table-cell table:style-name="ce22" office:value-type="float" office:value="12" calcext:value-type="float">
            <text:p>12</text:p>
          </table:table-cell>
          <table:table-cell table:style-name="ce32" office:value-type="float" office:value="13.5" calcext:value-type="float">
            <text:p>13,5</text:p>
          </table:table-cell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108" table:number-columns-repeated="995"/>
          <table:table-cell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8" office:value-type="string" calcext:value-type="string">
            <text:p>Kirchheim</text:p>
          </table:table-cell>
          <table:table-cell table:style-name="ce22" office:value-type="float" office:value="11" calcext:value-type="float">
            <text:p>11</text:p>
          </table:table-cell>
          <table:table-cell table:style-name="ce32" office:value-type="float" office:value="15.5" calcext:value-type="float">
            <text:p>15,5</text:p>
          </table:table-cell>
          <table:table-cell table:style-name="ce32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6" calcext:value-type="float">
            <text:p>16</text:p>
          </table:table-cell>
          <table:table-cell table:style-name="ce5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0" office:value-type="string" calcext:value-type="string">
            <text:p>Mannheim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2" table:number-columns-repeated="8"/>
          <table:table-cell table:number-columns-repeated="988"/>
        </table:table-row>
        <table:table-row table:style-name="ro7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2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6" office:value-type="string" calcext:value-type="string">
            <text:p>Rohrbach</text:p>
          </table:table-cell>
          <table:table-cell table:style-name="ce2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8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2" office:value-type="string" calcext:value-type="string">
            <text:p>Südstadt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3" office:value-type="string" calcext:value-type="string">
            <text:p>Weststadt</text:p>
          </table:table-cell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14.5" calcext:value-type="float">
            <text:p>14,5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51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3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3" office:value-type="string" calcext:value-type="string">
            <text:p>Wieblingen 1</text:p>
          </table:table-cell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4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1"/>
          <table:table-cell table:style-name="ce31" table:number-columns-repeated="2"/>
          <table:table-cell table:style-name="ce39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5"/>
          <table:table-cell table:style-name="ce2" table:number-columns-repeated="8"/>
          <table:table-cell table:number-columns-repeated="988"/>
        </table:table-row>
        <table:table-row table:style-name="ro1">
          <table:table-cell table:style-name="ce8" office:value-type="string" calcext:value-type="string">
            <text:p>Wieblingen 2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6"/>
          <table:table-cell table:style-name="ce108" table:number-columns-repeated="8"/>
          <table:table-cell table:number-columns-repeated="988"/>
        </table:table-row>
        <table:table-row table:style-name="ro1">
          <table:table-cell table:style-name="ce11"/>
          <table:table-cell table:style-name="ce25"/>
          <table:table-cell table:style-name="ce35" table:number-columns-repeated="2"/>
          <table:table-cell table:style-name="ce43" table:number-columns-repeated="4"/>
          <table:table-cell table:style-name="ce58" table:number-columns-repeated="11"/>
          <table:table-cell table:style-name="ce79"/>
          <table:table-cell table:style-name="ce58" table:number-columns-repeated="7"/>
          <table:table-cell table:style-name="ce101"/>
          <table:table-cell table:number-columns-repeated="996"/>
        </table:table-row>
        <table:table-row table:style-name="ro6">
          <table:table-cell table:style-name="ce8" office:value-type="string" calcext:value-type="string">
            <text:p>Wiesloch</text:p>
          </table:table-cell>
          <table:table-cell table:style-name="ce22" office:value-type="float" office:value="18" calcext:value-type="float">
            <text:p>18</text:p>
          </table:table-cell>
          <table:table-cell table:style-name="ce32" office:value-type="float" office:value="15.5" calcext:value-type="float">
            <text:p>15,5</text:p>
          </table:table-cell>
          <table:table-cell table:style-name="ce32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9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string" calcext:value-type="string">
            <text:p>KEIN Kümmelbrot, 1 rundes Dinkelbrot, 1 Bauernbrot</text:p>
          </table:table-cell>
          <table:table-cell table:number-columns-repeated="996"/>
        </table:table-row>
        <table:table-row table:style-name="ro8" table:number-rows-repeated="2">
          <table:table-cell table:style-name="ce14"/>
          <table:table-cell table:number-columns-repeated="1023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_0" table:base-cell-address="$Eingabe.$A$1" table:cell-range-address="$Eingabe.$D$1:.$AE$63"/>
          <table:named-range table:name="Print_Area_0_0" table:base-cell-address="$Eingabe.$A$1" table:cell-range-address="$Eingabe.$D$1:.$AE$63"/>
          <table:named-range table:name="_xlnm.Print_Area" table:base-cell-address="$Eingabe.$A$1" table:cell-range-address="$Eingabe.$A$1:.$AE$63" table:range-usable-as="print-range"/>
          <table:named-range table:name="_xlnm.Print_Area_0" table:base-cell-address="$Eingabe.$A$1" table:cell-range-address="$Eingabe.$A$1:.$AB$38" table:range-usable-as="print-range"/>
          <table:named-range table:name="_xlnm.Print_Area_0_0" table:base-cell-address="$Eingabe.$A$1" table:cell-range-address="$Eingabe.$A$1:.$AE$63"/>
          <table:named-range table:name="_xlnm.Print_Area_0_0_0" table:base-cell-address="$Eingabe.$A$1" table:cell-range-address="$Eingabe.$A$1:.$AB$38"/>
          <table:named-range table:name="_xlnm.Print_Area_0_0_0_0" table:base-cell-address="$Eingabe.$A$1" table:cell-range-address="$Eingabe.$A$1:.$AE$63"/>
          <table:named-range table:name="_xlnm.Print_Area_0_0_0_0_0" table:base-cell-address="$Eingabe.$A$1" table:cell-range-address="$Eingabe.$A$1:.$AB$38"/>
          <table:named-range table:name="_xlnm.Print_Area_0_0_0_0_0_0" table:base-cell-address="$Eingabe.$A$1" table:cell-range-address="$Eingabe.$A$1:.$AE$63"/>
          <table:named-range table:name="_xlnm.Print_Area_0_0_0_0_0_0_0" table:base-cell-address="$Eingabe.$A$1" table:cell-range-address="$Eingabe.$A$1:.$AB$38"/>
          <table:named-range table:name="_xlnm.Print_Area_0_0_0_0_0_0_0_0" table:base-cell-address="$Eingabe.$A$1" table:cell-range-address="$Eingabe.$A$1:.$AE$63"/>
          <table:named-range table:name="_xlnm.Print_Area_0_0_0_0_0_0_0_0_0" table:base-cell-address="$Eingabe.$A$1" table:cell-range-address="$Eingabe.$A$1:.$AB$38"/>
          <table:named-range table:name="_xlnm.Print_Area_0_0_0_0_0_0_0_0_0_0" table:base-cell-address="$Eingabe.$A$1" table:cell-range-address="$Eingabe.$A$1:.$AE$63"/>
          <table:named-range table:name="_xlnm.Print_Area_0_0_0_0_0_0_0_0_0_0_0" table:base-cell-address="$Eingabe.$A$1" table:cell-range-address="$Eingabe.$A$1:.$AB$38"/>
          <table:named-range table:name="_xlnm.Print_Area_0_0_0_0_0_0_0_0_0_0_0_0" table:base-cell-address="$Eingabe.$A$1" table:cell-range-address="$Eingabe.$A$1:.$AE$63"/>
          <table:named-range table:name="_xlnm.Print_Area_0_0_0_0_0_0_0_0_0_0_0_0_0" table:base-cell-address="$Eingabe.$A$1" table:cell-range-address="$Eingabe.$A$1:.$AB$38"/>
          <table:named-range table:name="_xlnm.Print_Area_0_0_0_0_0_0_0_0_0_0_0_0_0_0" table:base-cell-address="$Eingabe.$A$1" table:cell-range-address="$Eingabe.$A$1:.$AE$63"/>
          <table:named-range table:name="_xlnm.Print_Area_0_0_0_0_0_0_0_0_0_0_0_0_0_0_0" table:base-cell-address="$Eingabe.$A$1" table:cell-range-address="$Eingabe.$A$1:.$AB$38"/>
          <table:named-range table:name="_xlnm.Print_Area_0_0_0_0_0_0_0_0_0_0_0_0_0_0_0_0" table:base-cell-address="$Eingabe.$A$1" table:cell-range-address="$Eingabe.$A$1:.$AE$63"/>
          <table:named-range table:name="_xlnm.Print_Area_0_0_0_0_0_0_0_0_0_0_0_0_0_0_0_0_0" table:base-cell-address="$Eingabe.$A$1" table:cell-range-address="$Eingabe.$A$1:.$AB$38"/>
          <table:named-range table:name="_xlnm.Print_Area_0_0_0_0_0_0_0_0_0_0_0_0_0_0_0_0_0_0" table:base-cell-address="$Eingabe.$A$1" table:cell-range-address="$Eingabe.$A$1:.$AE$63"/>
          <table:named-range table:name="_xlnm.Print_Area_0_0_0_0_0_0_0_0_0_0_0_0_0_0_0_0_0_0_0" table:base-cell-address="$Eingabe.$A$1" table:cell-range-address="$Eingabe.$A$1:.$AB$38"/>
          <table:named-range table:name="_xlnm.Print_Area_0_0_0_0_0_0_0_0_0_0_0_0_0_0_0_0_0_0_0_0" table:base-cell-address="$Eingabe.$A$1" table:cell-range-address="$Eingabe.$A$1:.$AE$63"/>
          <table:named-range table:name="_xlnm.Print_Area_0_0_0_0_0_0_0_0_0_0_0_0_0_0_0_0_0_0_0_0_0" table:base-cell-address="$Eingabe.$A$1" table:cell-range-address="$Eingabe.$A$1:.$AB$38"/>
          <table:named-range table:name="_xlnm.Print_Area_0_0_0_0_0_0_0_0_0_0_0_0_0_0_0_0_0_0_0_0_0_0" table:base-cell-address="$Eingabe.$A$1" table:cell-range-address="$Eingabe.$A$1:.$AE$63"/>
          <table:named-range table:name="_xlnm.Print_Area_0_0_0_0_0_0_0_0_0_0_0_0_0_0_0_0_0_0_0_0_0_0_0" table:base-cell-address="$Eingabe.$A$1" table:cell-range-address="$Eingabe.$A$1:.$AB$38"/>
          <table:named-range table:name="_xlnm.Print_Area_0_0_0_0_0_0_0_0_0_0_0_0_0_0_0_0_0_0_0_0_0_0_0_0" table:base-cell-address="$Eingabe.$A$1" table:cell-range-address="$Eingabe.$A$1:.$AE$63"/>
          <table:named-range table:name="_xlnm.Print_Area_0_0_0_0_0_0_0_0_0_0_0_0_0_0_0_0_0_0_0_0_0_0_0_0_0" table:base-cell-address="$Eingabe.$A$1" table:cell-range-address="$Eingabe.$A$1:.$AB$38"/>
          <table:named-range table:name="_xlnm.Print_Area_0_0_0_0_0_0_0_0_0_0_0_0_0_0_0_0_0_0_0_0_0_0_0_0_0_0" table:base-cell-address="$Eingabe.$A$1" table:cell-range-address="$Eingabe.$A$1:.$AE$63"/>
          <table:named-range table:name="_xlnm.Print_Area_0_0_0_0_0_0_0_0_0_0_0_0_0_0_0_0_0_0_0_0_0_0_0_0_0_0_0" table:base-cell-address="$Eingabe.$A$1" table:cell-range-address="$Eingabe.$J$1:.$AE$63"/>
          <table:named-range table:name="_xlnm.Print_Area_0_0_0_0_0_0_0_0_0_0_0_0_0_0_0_0_0_0_0_0_0_0_0_0_0_0_0_0" table:base-cell-address="$Eingabe.$A$1" table:cell-range-address="$Eingabe.$A$1:.$AE$63"/>
          <table:named-range table:name="_xlnm.Print_Area_0_0_0_0_0_0_0_0_0_0_0_0_0_0_0_0_0_0_0_0_0_0_0_0_0_0_0_0_0" table:base-cell-address="$Eingabe.$A$1" table:cell-range-address="$Eingabe.$J$1:.$AE$63"/>
          <table:named-range table:name="_xlnm.Print_Area_0_0_0_0_0_0_0_0_0_0_0_0_0_0_0_0_0_0_0_0_0_0_0_0_0_0_0_0_0_0" table:base-cell-address="$Eingabe.$A$1" table:cell-range-address="$Eingabe.$A$1:.$AE$63"/>
          <table:named-range table:name="_xlnm.Print_Area_0_0_0_0_0_0_0_0_0_0_0_0_0_0_0_0_0_0_0_0_0_0_0_0_0_0_0_0_0_0_0" table:base-cell-address="$Eingabe.$A$1" table:cell-range-address="$Eingabe.$J$1:.$AE$63"/>
          <table:named-range table:name="_xlnm.Print_Area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_0_0_0_0_0_0" table:base-cell-address="$Eingabe.$A$1" table:cell-range-address="$Eingabe.$A$1:.$AE$63"/>
          <table:named-range table:name="_xlnm.Print_Area_0_0_0_0_0_0_0_0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" table:base-cell-address="$Eingabe.$A$1" table:cell-range-address="$Eingabe.$J$1:.$AE$63"/>
          <table:named-range table:name="_xlnm.Print_Area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  <table:named-range table:name="_xlnm.Print_Area_0_0_0_0_0_0_0_0_0_0_0_0_0_0_0_0_0_0_0_0_0_0_0_0_0_0_0_0_0_0_0_0_0_0_0_0_0_0_0_0_0_0_0_0_0_0_0_0_0_0_0_0_0_0_0_0_0_0_0_0_0_0_0_0_0_0_0_0_0_0_0_0_0_0_0_0_0_0_0_0_0_0_0_0_0_0_0_0_0_0_0_0_0_0_0_0" table:base-cell-address="$Eingabe.$A$1" table:cell-range-address="$Eingabe.$D$1:.$AE$63"/>
        </table:named-expressions>
      </table:table>
      <table:table table:name="Gemüse" table:style-name="ta2">
        <table:table-column table:style-name="co11" table:default-cell-style-name="ce116"/>
        <table:table-column table:style-name="co12" table:default-cell-style-name="ce116"/>
        <table:table-column table:style-name="co13" table:default-cell-style-name="ce116"/>
        <table:table-column table:style-name="co14" table:number-columns-repeated="4" table:default-cell-style-name="ce116"/>
        <table:table-column table:style-name="co12" table:default-cell-style-name="ce116"/>
        <table:table-column table:style-name="co15" table:default-cell-style-name="ce116"/>
        <table:table-column table:style-name="co16" table:default-cell-style-name="ce116"/>
        <table:table-column table:style-name="co17" table:default-cell-style-name="ce116"/>
        <table:table-column table:style-name="co18" table:default-cell-style-name="ce116"/>
        <table:table-column table:style-name="co10" table:number-columns-repeated="1011" table:default-cell-style-name="ce116"/>
        <table:table-column table:style-name="co10" table:default-cell-style-name="Default"/>
        <table:table-row table:style-name="ro9">
          <table:table-cell table:style-name="ce111" table:formula="of:=[Eingabe.B1]" office:value-type="date" office:date-value="2019-11-14" calcext:value-type="date">
            <text:p>14.11.2019</text:p>
          </table:table-cell>
          <table:table-cell table:style-name="ce117" office:value-type="string" calcext:value-type="string">
            <text:p>Anteile</text:p>
          </table:table-cell>
          <table:table-cell table:style-name="ce117" table:number-columns-repeated="5"/>
          <table:table-cell table:style-name="ce122" office:value-type="string" calcext:value-type="string">
            <text:p>Kartoffeln</text:p>
          </table:table-cell>
          <table:table-cell table:style-name="ce124" office:value-type="string" calcext:value-type="string">
            <text:p>Kräuter</text:p>
          </table:table-cell>
          <table:table-cell table:style-name="ce125" office:value-type="string" calcext:value-type="string" table:number-columns-spanned="2" table:number-rows-spanned="1">
            <text:p>Saft</text:p>
          </table:table-cell>
          <table:covered-table-cell table:style-name="ce126"/>
          <table:table-cell table:style-name="ce125"/>
          <table:table-cell table:number-columns-repeated="1012"/>
        </table:table-row>
        <table:table-row table:style-name="ro9">
          <table:table-cell table:style-name="ce112" office:value-type="string" calcext:value-type="string">
            <text:p>Einheit</text:p>
          </table:table-cell>
          <table:table-cell table:style-name="ce118" table:number-columns-repeated="6"/>
          <table:table-cell table:style-name="ce123" office:value-type="string" calcext:value-type="string">
            <text:p>Kg</text:p>
          </table:table-cell>
          <table:table-cell table:style-name="ce123" office:value-type="string" calcext:value-type="string">
            <text:p>Stk.</text:p>
          </table:table-cell>
          <table:table-cell table:style-name="ce123" office:value-type="string" calcext:value-type="string">
            <text:p>Quitten</text:p>
          </table:table-cell>
          <table:table-cell table:style-name="ce127" office:value-type="string" calcext:value-type="string">
            <text:p>Apfel</text:p>
          </table:table-cell>
          <table:table-cell table:style-name="ce127" office:value-type="string" calcext:value-type="string">
            <text:p>Kein Saft</text:p>
          </table:table-cell>
          <table:table-cell table:number-columns-repeated="1012"/>
        </table:table-row>
        <table:table-row table:style-name="ro10">
          <table:table-cell table:style-name="ce113" office:value-type="string" calcext:value-type="string">
            <text:p>Einzel</text:p>
          </table:table-cell>
          <table:table-cell table:style-name="ce119" table:formula="of:=[$Eingabe.B12]" office:value-type="float" office:value="10" calcext:value-type="float">
            <text:p>10</text:p>
          </table:table-cell>
          <table:table-cell table:style-name="ce119" table:number-columns-repeated="5"/>
          <table:table-cell table:style-name="ce119" table:formula="of:=[$Eingabe.F12]" office:value-type="float" office:value="9" calcext:value-type="float">
            <text:p>9</text:p>
          </table:table-cell>
          <table:table-cell table:style-name="ce119" table:formula="of:=[$Eingabe.G12]" office:value-type="float" office:value="3" calcext:value-type="float">
            <text:p>3</text:p>
          </table:table-cell>
          <table:table-cell table:style-name="ce119" table:formula="of:=IF([$Eingabe.Z12]; [$Eingabe.Z12];&quot;&quot;)">
            <text:p/>
          </table:table-cell>
          <table:table-cell table:style-name="ce128" table:formula="of:=IF([$Eingabe.AA12]; [$Eingabe.AA12];&quot;&quot;)">
            <text:p/>
          </table:table-cell>
          <table:table-cell table:style-name="ce131"/>
          <table:table-cell table:number-columns-repeated="1012"/>
        </table:table-row>
        <table:table-row table:style-name="ro10">
          <table:table-cell table:style-name="ce114" office:value-type="string" calcext:value-type="string">
            <text:p>Edingen</text:p>
          </table:table-cell>
          <table:table-cell table:style-name="ce120" table:formula="of:=[$Eingabe.B10]" office:value-type="float" office:value="7" calcext:value-type="float">
            <text:p>7</text:p>
          </table:table-cell>
          <table:table-cell table:style-name="ce120" table:number-columns-repeated="5"/>
          <table:table-cell table:style-name="ce120" table:formula="of:=[$Eingabe.F10]" office:value-type="float" office:value="7" calcext:value-type="float">
            <text:p>7</text:p>
          </table:table-cell>
          <table:table-cell table:style-name="ce120" table:formula="of:=[$Eingabe.G10]" office:value-type="float" office:value="1" calcext:value-type="float">
            <text:p>1</text:p>
          </table:table-cell>
          <table:table-cell table:style-name="ce120" table:formula="of:=IF([$Eingabe.Z10]; [$Eingabe.Z10];&quot;&quot;)">
            <text:p/>
          </table:table-cell>
          <table:table-cell table:style-name="ce129" table:formula="of:=IF([$Eingabe.AA10]; [$Eingabe.AA10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Handsch. 1</text:p>
          </table:table-cell>
          <table:table-cell table:style-name="ce119" table:formula="of:=[$Eingabe.B16]" office:value-type="float" office:value="11" calcext:value-type="float">
            <text:p>11</text:p>
          </table:table-cell>
          <table:table-cell table:style-name="ce119" table:number-columns-repeated="5"/>
          <table:table-cell table:style-name="ce119" table:formula="of:=[$Eingabe.F16]" office:value-type="float" office:value="11" calcext:value-type="float">
            <text:p>11</text:p>
          </table:table-cell>
          <table:table-cell table:style-name="ce119" table:formula="of:=[$Eingabe.G16]" office:value-type="float" office:value="2" calcext:value-type="float">
            <text:p>2</text:p>
          </table:table-cell>
          <table:table-cell table:style-name="ce119" table:formula="of:=IF([$Eingabe.Z16];[$Eingabe.Z16];&quot;&quot;)">
            <text:p/>
          </table:table-cell>
          <table:table-cell table:style-name="ce128" table:formula="of:=IF([$Eingabe.AA16];[$Eingabe.AA16];&quot;&quot;)">
            <text:p/>
          </table:table-cell>
          <table:table-cell table:style-name="ce131" office:value-type="string" calcext:value-type="string">
            <text:p>Nicola</text:p>
          </table:table-cell>
          <table:table-cell table:number-columns-repeated="1012"/>
        </table:table-row>
        <table:table-row table:style-name="ro10">
          <table:table-cell table:style-name="ce114" office:value-type="string" calcext:value-type="string">
            <text:p>Handsch. 2</text:p>
          </table:table-cell>
          <table:table-cell table:style-name="ce120" table:formula="of:=[$Eingabe.B18]" office:value-type="float" office:value="12" calcext:value-type="float">
            <text:p>12</text:p>
          </table:table-cell>
          <table:table-cell table:style-name="ce120" table:number-columns-repeated="5"/>
          <table:table-cell table:style-name="ce120" table:formula="of:=[$Eingabe.F18]" office:value-type="float" office:value="12" calcext:value-type="float">
            <text:p>12</text:p>
          </table:table-cell>
          <table:table-cell table:style-name="ce120" table:formula="of:=[$Eingabe.G18]" office:value-type="float" office:value="0" calcext:value-type="float">
            <text:p>0</text:p>
          </table:table-cell>
          <table:table-cell table:style-name="ce120" table:formula="of:=IF([$Eingabe.Z18];[$Eingabe.Z18];&quot;&quot;)">
            <text:p/>
          </table:table-cell>
          <table:table-cell table:style-name="ce129" table:formula="of:=IF([$Eingabe.AA18];[$Eingabe.AA18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Wieblingen 1</text:p>
          </table:table-cell>
          <table:table-cell table:style-name="ce119" table:formula="of:=[$Eingabe.B30]" office:value-type="float" office:value="14" calcext:value-type="float">
            <text:p>14</text:p>
          </table:table-cell>
          <table:table-cell table:style-name="ce119" table:number-columns-repeated="5"/>
          <table:table-cell table:style-name="ce119" table:formula="of:=[$Eingabe.F30]" office:value-type="float" office:value="14" calcext:value-type="float">
            <text:p>14</text:p>
          </table:table-cell>
          <table:table-cell table:style-name="ce119" table:formula="of:=[$Eingabe.G30]" office:value-type="float" office:value="1" calcext:value-type="float">
            <text:p>1</text:p>
          </table:table-cell>
          <table:table-cell table:style-name="ce119" table:formula="of:=IF([$Eingabe.Z28];[$Eingabe.Z28];&quot;&quot;)">
            <text:p/>
          </table:table-cell>
          <table:table-cell table:style-name="ce128" table:formula="of:=IF([$Eingabe.AA28];[$Eingabe.AA28];&quot;&quot;)">
            <text:p/>
          </table:table-cell>
          <table:table-cell table:style-name="ce131"/>
          <table:table-cell table:number-columns-repeated="1012"/>
        </table:table-row>
        <table:table-row table:style-name="ro10">
          <table:table-cell table:style-name="ce114" office:value-type="string" calcext:value-type="string">
            <text:p>Wieblingen 2</text:p>
          </table:table-cell>
          <table:table-cell table:style-name="ce120" table:formula="of:=[$Eingabe.B32]" office:value-type="float" office:value="2" calcext:value-type="float">
            <text:p>2</text:p>
          </table:table-cell>
          <table:table-cell table:style-name="ce120" table:number-columns-repeated="5"/>
          <table:table-cell table:style-name="ce120" table:formula="of:=[$Eingabe.F32]" office:value-type="float" office:value="2" calcext:value-type="float">
            <text:p>2</text:p>
          </table:table-cell>
          <table:table-cell table:style-name="ce120" table:formula="of:=[$Eingabe.G32]" office:value-type="float" office:value="0" calcext:value-type="float">
            <text:p>0</text:p>
          </table:table-cell>
          <table:table-cell table:style-name="ce120" table:formula="of:=IF([$Eingabe.Z29];[$Eingabe.Z29];&quot;&quot;)">
            <text:p/>
          </table:table-cell>
          <table:table-cell table:style-name="ce129" table:formula="of:=IF([$Eingabe.AA29];[$Eingabe.AA29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Bammental</text:p>
          </table:table-cell>
          <table:table-cell table:style-name="ce119" table:formula="of:=[$Eingabe.B8]" office:value-type="float" office:value="13" calcext:value-type="float">
            <text:p>13</text:p>
          </table:table-cell>
          <table:table-cell table:style-name="ce119" table:number-columns-repeated="5"/>
          <table:table-cell table:style-name="ce119" table:formula="of:=[$Eingabe.F8]" office:value-type="float" office:value="13" calcext:value-type="float">
            <text:p>13</text:p>
          </table:table-cell>
          <table:table-cell table:style-name="ce119" table:formula="of:=[$Eingabe.G8]" office:value-type="float" office:value="1" calcext:value-type="float">
            <text:p>1</text:p>
          </table:table-cell>
          <table:table-cell table:style-name="ce119" table:formula="of:=IF([$Eingabe.Z8];[$Eingabe.Z8];&quot;&quot;)">
            <text:p/>
          </table:table-cell>
          <table:table-cell table:style-name="ce128" table:formula="of:=IF([$Eingabe.AA8];[$Eingabe.AA8];&quot;&quot;)">
            <text:p/>
          </table:table-cell>
          <table:table-cell table:style-name="ce131" office:value-type="string" calcext:value-type="string">
            <text:p>Christine</text:p>
          </table:table-cell>
          <table:table-cell table:number-columns-repeated="1012"/>
        </table:table-row>
        <table:table-row table:style-name="ro10">
          <table:table-cell table:style-name="ce114" office:value-type="string" calcext:value-type="string">
            <text:p>Mannheim</text:p>
          </table:table-cell>
          <table:table-cell table:style-name="ce120" table:formula="of:=[$Eingabe.B22]" office:value-type="float" office:value="10" calcext:value-type="float">
            <text:p>10</text:p>
          </table:table-cell>
          <table:table-cell table:style-name="ce120" table:number-columns-repeated="5"/>
          <table:table-cell table:style-name="ce120" table:formula="of:=[$Eingabe.F22]" office:value-type="float" office:value="10" calcext:value-type="float">
            <text:p>10</text:p>
          </table:table-cell>
          <table:table-cell table:style-name="ce120" table:formula="of:=[$Eingabe.G22]" office:value-type="float" office:value="0" calcext:value-type="float">
            <text:p>0</text:p>
          </table:table-cell>
          <table:table-cell table:style-name="ce120" table:formula="of:=IF([$Eingabe.Z22];[$Eingabe.Z22];&quot;&quot;)">
            <text:p/>
          </table:table-cell>
          <table:table-cell table:style-name="ce129" table:formula="of:=IF([$Eingabe.AA22];[$Eingabe.AA22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Eppelheim</text:p>
          </table:table-cell>
          <table:table-cell table:style-name="ce119" table:formula="of:=[$Eingabe.B14]" office:value-type="float" office:value="13" calcext:value-type="float">
            <text:p>13</text:p>
          </table:table-cell>
          <table:table-cell table:style-name="ce119" table:number-columns-repeated="5"/>
          <table:table-cell table:style-name="ce119" table:formula="of:=[$Eingabe.F14]" office:value-type="float" office:value="14" calcext:value-type="float">
            <text:p>14</text:p>
          </table:table-cell>
          <table:table-cell table:style-name="ce119" table:formula="of:=[$Eingabe.G14]" office:value-type="float" office:value="0" calcext:value-type="float">
            <text:p>0</text:p>
          </table:table-cell>
          <table:table-cell table:style-name="ce119" table:formula="of:=IF([$Eingabe.Z14];[$Eingabe.Z14];&quot;&quot;)">
            <text:p/>
          </table:table-cell>
          <table:table-cell table:style-name="ce128" table:formula="of:=IF([$Eingabe.AA14];[$Eingabe.AA14];&quot;&quot;)">
            <text:p/>
          </table:table-cell>
          <table:table-cell table:style-name="ce131"/>
          <table:table-cell table:number-columns-repeated="1012"/>
        </table:table-row>
        <table:table-row table:style-name="ro10">
          <table:table-cell table:style-name="ce114" office:value-type="string" calcext:value-type="string">
            <text:p>Südstadt</text:p>
          </table:table-cell>
          <table:table-cell table:style-name="ce120" table:formula="of:=[$Eingabe.B26]" office:value-type="float" office:value="14" calcext:value-type="float">
            <text:p>14</text:p>
          </table:table-cell>
          <table:table-cell table:style-name="ce120" table:number-columns-repeated="5"/>
          <table:table-cell table:style-name="ce120" table:formula="of:=[$Eingabe.F26]" office:value-type="float" office:value="14" calcext:value-type="float">
            <text:p>14</text:p>
          </table:table-cell>
          <table:table-cell table:style-name="ce120" table:formula="of:=[$Eingabe.G26]" office:value-type="float" office:value="0" calcext:value-type="float">
            <text:p>0</text:p>
          </table:table-cell>
          <table:table-cell table:style-name="ce120" table:formula="of:=IF([$Eingabe.Z26];[$Eingabe.Z26];&quot;&quot;)">
            <text:p/>
          </table:table-cell>
          <table:table-cell table:style-name="ce129" table:formula="of:=IF([$Eingabe.AA26];[$Eingabe.AA26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Wiesloch</text:p>
          </table:table-cell>
          <table:table-cell table:style-name="ce119" table:formula="of:=[$Eingabe.B34]" office:value-type="float" office:value="18" calcext:value-type="float">
            <text:p>18</text:p>
          </table:table-cell>
          <table:table-cell table:style-name="ce119" table:number-columns-repeated="5"/>
          <table:table-cell table:style-name="ce119" table:formula="of:=[$Eingabe.F34]" office:value-type="float" office:value="18" calcext:value-type="float">
            <text:p>18</text:p>
          </table:table-cell>
          <table:table-cell table:style-name="ce119" table:formula="of:=[$Eingabe.G34]" office:value-type="float" office:value="3" calcext:value-type="float">
            <text:p>3</text:p>
          </table:table-cell>
          <table:table-cell table:style-name="ce119" table:formula="of:=IF([$Eingabe.Z30];[$Eingabe.Z30];&quot;&quot;)">
            <text:p/>
          </table:table-cell>
          <table:table-cell table:style-name="ce128" table:formula="of:=IF([$Eingabe.AA30];[$Eingabe.AA30];&quot;&quot;)">
            <text:p/>
          </table:table-cell>
          <table:table-cell table:style-name="ce131"/>
          <table:table-cell table:number-columns-repeated="1012"/>
        </table:table-row>
        <table:table-row table:style-name="ro10">
          <table:table-cell table:style-name="ce114" office:value-type="string" calcext:value-type="string">
            <text:p>Kirchheim</text:p>
          </table:table-cell>
          <table:table-cell table:style-name="ce120" table:formula="of:=[$Eingabe.B20]" office:value-type="float" office:value="11" calcext:value-type="float">
            <text:p>11</text:p>
          </table:table-cell>
          <table:table-cell table:style-name="ce120" table:number-columns-repeated="5"/>
          <table:table-cell table:style-name="ce120" table:formula="of:=[$Eingabe.F20]" office:value-type="float" office:value="16" calcext:value-type="float">
            <text:p>16</text:p>
          </table:table-cell>
          <table:table-cell table:style-name="ce120" table:formula="of:=[$Eingabe.G20]" office:value-type="float" office:value="1" calcext:value-type="float">
            <text:p>1</text:p>
          </table:table-cell>
          <table:table-cell table:style-name="ce120" table:formula="of:=IF([$Eingabe.Z20];[$Eingabe.Z20];&quot;&quot;)">
            <text:p/>
          </table:table-cell>
          <table:table-cell table:style-name="ce129" table:formula="of:=IF([$Eingabe.AA20];[$Eingabe.AA20];&quot;&quot;)">
            <text:p/>
          </table:table-cell>
          <table:table-cell table:style-name="ce132" office:value-type="string" calcext:value-type="string">
            <text:p>Simone</text:p>
          </table:table-cell>
          <table:table-cell table:number-columns-repeated="1012"/>
        </table:table-row>
        <table:table-row table:style-name="ro10">
          <table:table-cell table:style-name="ce113" office:value-type="string" calcext:value-type="string">
            <text:p>Altstadt</text:p>
          </table:table-cell>
          <table:table-cell table:style-name="ce119" table:formula="of:=[$Eingabe.B6]" office:value-type="float" office:value="11" calcext:value-type="float">
            <text:p>11</text:p>
          </table:table-cell>
          <table:table-cell table:style-name="ce119" table:number-columns-repeated="5"/>
          <table:table-cell table:style-name="ce119" table:formula="of:=[$Eingabe.F6]" office:value-type="float" office:value="11" calcext:value-type="float">
            <text:p>11</text:p>
          </table:table-cell>
          <table:table-cell table:style-name="ce119" table:formula="of:=[$Eingabe.G6]" office:value-type="float" office:value="0" calcext:value-type="float">
            <text:p>0</text:p>
          </table:table-cell>
          <table:table-cell table:style-name="ce119" table:formula="of:=IF([$Eingabe.Z6];[$Eingabe.Z6];&quot;&quot;)">
            <text:p/>
          </table:table-cell>
          <table:table-cell table:style-name="ce128" table:formula="of:=IF([$Eingabe.AA6];[$Eingabe.AA6];&quot;&quot;)">
            <text:p/>
          </table:table-cell>
          <table:table-cell table:style-name="ce131"/>
          <table:table-cell table:number-columns-repeated="1012"/>
        </table:table-row>
        <table:table-row table:style-name="ro10">
          <table:table-cell table:style-name="ce114" office:value-type="string" calcext:value-type="string">
            <text:p>Weststadt</text:p>
          </table:table-cell>
          <table:table-cell table:style-name="ce120" table:formula="of:=[$Eingabe.B28]" office:value-type="float" office:value="24" calcext:value-type="float">
            <text:p>24</text:p>
          </table:table-cell>
          <table:table-cell table:style-name="ce120" table:number-columns-repeated="5"/>
          <table:table-cell table:style-name="ce120" table:formula="of:=[$Eingabe.F28]" office:value-type="float" office:value="24" calcext:value-type="float">
            <text:p>24</text:p>
          </table:table-cell>
          <table:table-cell table:style-name="ce120" table:formula="of:=[$Eingabe.G28]" office:value-type="float" office:value="5" calcext:value-type="float">
            <text:p>5</text:p>
          </table:table-cell>
          <table:table-cell table:style-name="ce120" table:formula="of:=IF([$Eingabe.Z32];[$Eingabe.Z32];&quot;&quot;)">
            <text:p/>
          </table:table-cell>
          <table:table-cell table:style-name="ce129" table:formula="of:=IF([$Eingabe.AA32];[$Eingabe.AA32];&quot;&quot;)">
            <text:p/>
          </table:table-cell>
          <table:table-cell table:style-name="ce132"/>
          <table:table-cell table:number-columns-repeated="1012"/>
        </table:table-row>
        <table:table-row table:style-name="ro10">
          <table:table-cell table:style-name="ce113" office:value-type="string" calcext:value-type="string">
            <text:p>Rohrbach</text:p>
          </table:table-cell>
          <table:table-cell table:style-name="ce119" table:formula="of:=[$Eingabe.B24]" office:value-type="float" office:value="18" calcext:value-type="float">
            <text:p>18</text:p>
          </table:table-cell>
          <table:table-cell table:style-name="ce119" table:number-columns-repeated="5"/>
          <table:table-cell table:style-name="ce119" table:formula="of:=[$Eingabe.F24]" office:value-type="float" office:value="15" calcext:value-type="float">
            <text:p>15</text:p>
          </table:table-cell>
          <table:table-cell table:style-name="ce119" table:formula="of:=[$Eingabe.G24]" office:value-type="float" office:value="0" calcext:value-type="float">
            <text:p>0</text:p>
          </table:table-cell>
          <table:table-cell table:style-name="ce119" table:formula="of:=IF([$Eingabe.Z24];[$Eingabe.Z24];&quot;&quot;)">
            <text:p/>
          </table:table-cell>
          <table:table-cell table:style-name="ce128" table:formula="of:=IF([$Eingabe.AA24];[$Eingabe.AA24];&quot;&quot;)">
            <text:p/>
          </table:table-cell>
          <table:table-cell table:style-name="ce131" office:value-type="string" calcext:value-type="string">
            <text:p>Christiane?</text:p>
          </table:table-cell>
          <table:table-cell table:number-columns-repeated="1012"/>
        </table:table-row>
        <table:table-row table:style-name="ro9">
          <table:table-cell table:style-name="ce115" office:value-type="string" calcext:value-type="string">
            <text:p>Summe</text:p>
          </table:table-cell>
          <table:table-cell table:style-name="ce121" table:formula="of:=SUM([.B3:.B17])" office:value-type="float" office:value="188" calcext:value-type="float">
            <text:p>188</text:p>
          </table:table-cell>
          <table:table-cell table:style-name="ce121" table:number-columns-repeated="5"/>
          <table:table-cell table:style-name="ce121" table:formula="of:=SUM([.H3:.H17])" office:value-type="float" office:value="190" calcext:value-type="float">
            <text:p>190</text:p>
          </table:table-cell>
          <table:table-cell table:style-name="ce121" table:formula="of:=SUM([.I3:.I17])" office:value-type="float" office:value="17" calcext:value-type="float">
            <text:p>17</text:p>
          </table:table-cell>
          <table:table-cell table:style-name="ce121" table:formula="of:=SUM([.J3:.J17])" office:value-type="float" office:value="0" calcext:value-type="float">
            <text:p>0</text:p>
          </table:table-cell>
          <table:table-cell table:style-name="ce130" table:formula="of:=SUM([.K3:.K17])" office:value-type="float" office:value="0" calcext:value-type="float">
            <text:p>0</text:p>
          </table:table-cell>
          <table:table-cell table:style-name="ce130"/>
          <table:table-cell table:number-columns-repeated="1012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ilch Käse Fleisch" table:style-name="ta3">
        <table:table-column table:style-name="co19" table:visibility="collapse" table:number-columns-repeated="2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14" table:default-cell-style-name="ce133"/>
        <table:table-column table:style-name="co24" table:number-columns-repeated="2" table:default-cell-style-name="ce133"/>
        <table:table-column table:style-name="co23" table:default-cell-style-name="ce133"/>
        <table:table-column table:style-name="co14" table:default-cell-style-name="ce133"/>
        <table:table-column table:style-name="co25" table:default-cell-style-name="ce133"/>
        <table:table-column table:style-name="co23" table:default-cell-style-name="ce133"/>
        <table:table-column table:style-name="co14" table:default-cell-style-name="ce133"/>
        <table:table-column table:style-name="co25" table:default-cell-style-name="ce133"/>
        <table:table-column table:style-name="co26" table:default-cell-style-name="ce133"/>
        <table:table-column table:style-name="co10" table:number-columns-repeated="1008" table:default-cell-style-name="ce133"/>
        <table:table-row table:style-name="ro11" table:visibility="collapse" table:number-rows-repeated="2">
          <table:table-cell table:number-columns-repeated="2"/>
          <table:table-cell table:style-name="ce134" table:number-columns-repeated="12"/>
          <table:table-cell table:number-columns-repeated="1010"/>
        </table:table-row>
        <table:table-row table:style-name="ro12" table:visibility="collapse">
          <table:table-cell table:number-columns-repeated="2"/>
          <table:table-cell table:style-name="ce134" table:number-columns-repeated="12"/>
          <table:table-cell table:number-columns-repeated="1010"/>
        </table:table-row>
        <table:table-row table:style-name="ro11" table:visibility="collapse" table:number-rows-repeated="5">
          <table:table-cell table:number-columns-repeated="2"/>
          <table:table-cell table:style-name="ce134" table:number-columns-repeated="12"/>
          <table:table-cell table:number-columns-repeated="1010"/>
        </table:table-row>
        <table:table-row table:style-name="ro9">
          <table:table-cell table:number-columns-repeated="2"/>
          <table:table-cell table:style-name="ce135" table:formula="of:=[$Eingabe.B1]" office:value-type="date" office:date-value="2019-11-14" calcext:value-type="date">
            <text:p>14.11.19</text:p>
          </table:table-cell>
          <table:table-cell table:style-name="ce141" office:value-type="string" calcext:value-type="string">
            <text:p>Milch</text:p>
          </table:table-cell>
          <table:table-cell table:style-name="ce141" office:value-type="string" calcext:value-type="string">
            <text:p>Käse</text:p>
          </table:table-cell>
          <table:table-cell table:style-name="ce141" table:number-columns-repeated="2"/>
          <table:table-cell table:style-name="ce146" office:value-type="string" calcext:value-type="string">
            <text:p>Quark</text:p>
          </table:table-cell>
          <table:table-cell table:style-name="ce148" office:value-type="string" calcext:value-type="string">
            <text:p>Fleisch</text:p>
          </table:table-cell>
          <table:table-cell table:style-name="ce148" table:number-columns-repeated="2"/>
          <table:table-cell table:style-name="ce148" office:value-type="string" calcext:value-type="string">
            <text:p>Wurst</text:p>
          </table:table-cell>
          <table:table-cell table:style-name="ce148" table:number-columns-repeated="2"/>
          <table:table-cell table:style-name="ce148" office:value-type="string" calcext:value-type="string">
            <text:p>Knochen</text:p>
          </table:table-cell>
          <table:table-cell table:style-name="ce148" office:value-type="string" calcext:value-type="string">
            <text:p>Innereien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136" office:value-type="string" calcext:value-type="string">
            <text:p>Einheit</text:p>
          </table:table-cell>
          <table:table-cell table:style-name="ce142" office:value-type="string" calcext:value-type="string">
            <text:p>Liter</text:p>
          </table:table-cell>
          <table:table-cell table:style-name="ce142" office:value-type="string" calcext:value-type="string">
            <text:p>Stk.</text:p>
          </table:table-cell>
          <table:table-cell table:style-name="ce142" table:number-columns-repeated="2"/>
          <table:table-cell table:style-name="ce147" office:value-type="string" calcext:value-type="string">
            <text:p>400g</text:p>
          </table:table-cell>
          <table:table-cell table:style-name="ce149" office:value-type="string" calcext:value-type="string">
            <text:p>Stk.</text:p>
          </table:table-cell>
          <table:table-cell table:style-name="ce149" table:number-columns-repeated="2"/>
          <table:table-cell table:style-name="ce149" office:value-type="string" calcext:value-type="string">
            <text:p>Stk.</text:p>
          </table:table-cell>
          <table:table-cell table:style-name="ce149" table:number-columns-repeated="4"/>
          <table:table-cell table:number-columns-repeated="1008"/>
        </table:table-row>
        <table:table-row table:style-name="ro10">
          <table:table-cell table:number-columns-repeated="2"/>
          <table:table-cell table:style-name="ce137" office:value-type="string" calcext:value-type="string">
            <text:p>Altstadt</text:p>
          </table:table-cell>
          <table:table-cell table:style-name="ce120" table:formula="of:=[$Eingabe.C6]" office:value-type="float" office:value="15" calcext:value-type="float">
            <text:p>15</text:p>
          </table:table-cell>
          <table:table-cell table:style-name="ce120" table:formula="of:=[$Eingabe.D6]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6]" office:value-type="float" office:value="5" calcext:value-type="float">
            <text:p>5</text:p>
          </table:table-cell>
          <table:table-cell table:style-name="ce129" table:formula="of:=[$Eingabe.E6]" office:value-type="float" office:value="6" calcext:value-type="float">
            <text:p>6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6]" office:value-type="float" office:value="6" calcext:value-type="float">
            <text:p>6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Bammental</text:p>
          </table:table-cell>
          <table:table-cell table:style-name="ce119" table:formula="of:=[$Eingabe.C8]" office:value-type="float" office:value="19.5" calcext:value-type="float">
            <text:p>19,5</text:p>
          </table:table-cell>
          <table:table-cell table:style-name="ce119" table:formula="of:=[$Eingabe.D8]" office:value-type="float" office:value="13" calcext:value-type="float">
            <text:p>13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8]" office:value-type="float" office:value="5" calcext:value-type="float">
            <text:p>5</text:p>
          </table:table-cell>
          <table:table-cell table:style-name="ce128" table:formula="of:=[$Eingabe.E8]" office:value-type="float" office:value="10" calcext:value-type="float">
            <text:p>1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8]" office:value-type="float" office:value="10" calcext:value-type="float">
            <text:p>1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office:value-type="string" calcext:value-type="string">
            <text:p>4x</text:p>
          </table:table-cell>
          <table:table-cell table:style-name="ce128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Edingen</text:p>
          </table:table-cell>
          <table:table-cell table:style-name="ce120" table:formula="of:=[$Eingabe.C10]" office:value-type="float" office:value="5.5" calcext:value-type="float">
            <text:p>5,5</text:p>
          </table:table-cell>
          <table:table-cell table:style-name="ce120" table:formula="of:=[$Eingabe.D10]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10]" office:value-type="float" office:value="4" calcext:value-type="float">
            <text:p>4</text:p>
          </table:table-cell>
          <table:table-cell table:style-name="ce129" table:formula="of:=[$Eingabe.E10]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10]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Einzelkisten</text:p>
          </table:table-cell>
          <table:table-cell table:style-name="ce119" table:formula="of:=[$Eingabe.C12]" office:value-type="float" office:value="14" calcext:value-type="float">
            <text:p>14</text:p>
          </table:table-cell>
          <table:table-cell table:style-name="ce119" table:formula="of:=[$Eingabe.D12]" office:value-type="float" office:value="12" calcext:value-type="float">
            <text:p>12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12]" office:value-type="float" office:value="12" calcext:value-type="float">
            <text:p>12</text:p>
          </table:table-cell>
          <table:table-cell table:style-name="ce128" table:formula="of:=[$Eingabe.E12]" office:value-type="float" office:value="6" calcext:value-type="float">
            <text:p>6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12]" office:value-type="float" office:value="6" calcext:value-type="float">
            <text:p>6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number-columns-repeated="2" table:style-name="ce128" office:value-type="string" calcext:value-type="string">
            <text:p>nein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Eppelheim</text:p>
          </table:table-cell>
          <table:table-cell table:style-name="ce120" table:formula="of:=[$Eingabe.C14]" office:value-type="float" office:value="10" calcext:value-type="float">
            <text:p>10</text:p>
          </table:table-cell>
          <table:table-cell table:style-name="ce120" table:formula="of:=[$Eingabe.D14]" office:value-type="float" office:value="13" calcext:value-type="float">
            <text:p>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14]" office:value-type="float" office:value="2" calcext:value-type="float">
            <text:p>2</text:p>
          </table:table-cell>
          <table:table-cell table:style-name="ce129" table:formula="of:=[$Eingabe.E14]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14]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Handsch. 1</text:p>
          </table:table-cell>
          <table:table-cell table:style-name="ce119" table:formula="of:=[$Eingabe.C16]" office:value-type="float" office:value="19.5" calcext:value-type="float">
            <text:p>19,5</text:p>
          </table:table-cell>
          <table:table-cell table:style-name="ce119" table:formula="of:=[$Eingabe.D16]" office:value-type="float" office:value="11" calcext:value-type="float">
            <text:p>11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16]" office:value-type="float" office:value="8" calcext:value-type="float">
            <text:p>8</text:p>
          </table:table-cell>
          <table:table-cell table:style-name="ce128" table:formula="of:=[$Eingabe.E16]" office:value-type="float" office:value="10" calcext:value-type="float">
            <text:p>1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16]" office:value-type="float" office:value="10" calcext:value-type="float">
            <text:p>1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Handsch. 2</text:p>
          </table:table-cell>
          <table:table-cell table:style-name="ce120" table:formula="of:=[$Eingabe.C18]" office:value-type="float" office:value="13.5" calcext:value-type="float">
            <text:p>13,5</text:p>
          </table:table-cell>
          <table:table-cell table:style-name="ce120" table:formula="of:=[$Eingabe.D18]" office:value-type="float" office:value="13" calcext:value-type="float">
            <text:p>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18]" office:value-type="float" office:value="13" calcext:value-type="float">
            <text:p>13</text:p>
          </table:table-cell>
          <table:table-cell table:style-name="ce129" table:formula="of:=[$Eingabe.E18]" office:value-type="float" office:value="8" calcext:value-type="float">
            <text:p>8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18]" office:value-type="float" office:value="8" calcext:value-type="float">
            <text:p>8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number-columns-repeated="2" table:style-name="ce129" office:value-type="string" calcext:value-type="string">
            <text:p>nein</text:p>
          </table:table-cell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Kirchheim</text:p>
          </table:table-cell>
          <table:table-cell table:style-name="ce119" table:formula="of:=[$Eingabe.C20]" office:value-type="float" office:value="15.5" calcext:value-type="float">
            <text:p>15,5</text:p>
          </table:table-cell>
          <table:table-cell table:style-name="ce119" table:formula="of:=[$Eingabe.D20]" office:value-type="float" office:value="10" calcext:value-type="float">
            <text:p>1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20]" office:value-type="float" office:value="10" calcext:value-type="float">
            <text:p>10</text:p>
          </table:table-cell>
          <table:table-cell table:style-name="ce128" table:formula="of:=[$Eingabe.E20]" office:value-type="float" office:value="8" calcext:value-type="float">
            <text:p>8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20]" office:value-type="float" office:value="8" calcext:value-type="float">
            <text:p>8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Mannheim</text:p>
          </table:table-cell>
          <table:table-cell table:style-name="ce120" table:formula="of:=[$Eingabe.C22]" office:value-type="float" office:value="10" calcext:value-type="float">
            <text:p>10</text:p>
          </table:table-cell>
          <table:table-cell table:style-name="ce120" table:formula="of:=[$Eingabe.D22]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22]" office:value-type="float" office:value="5" calcext:value-type="float">
            <text:p>5</text:p>
          </table:table-cell>
          <table:table-cell table:style-name="ce129" table:formula="of:=[$Eingabe.E22]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22]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Rohrbach</text:p>
          </table:table-cell>
          <table:table-cell table:style-name="ce119" table:formula="of:=[$Eingabe.C24]" office:value-type="float" office:value="28" calcext:value-type="float">
            <text:p>28</text:p>
          </table:table-cell>
          <table:table-cell table:style-name="ce119" table:formula="of:=[$Eingabe.D24]" office:value-type="float" office:value="17" calcext:value-type="float">
            <text:p>17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24]" office:value-type="float" office:value="9" calcext:value-type="float">
            <text:p>9</text:p>
          </table:table-cell>
          <table:table-cell table:style-name="ce128" table:formula="of:=[$Eingabe.E24]" office:value-type="float" office:value="16" calcext:value-type="float">
            <text:p>16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24]" office:value-type="float" office:value="16" calcext:value-type="float">
            <text:p>16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Südstadt</text:p>
          </table:table-cell>
          <table:table-cell table:style-name="ce120" table:formula="of:=[$Eingabe.C26]" office:value-type="float" office:value="14" calcext:value-type="float">
            <text:p>14</text:p>
          </table:table-cell>
          <table:table-cell table:style-name="ce120" table:formula="of:=[$Eingabe.D26]" office:value-type="float" office:value="14" calcext:value-type="float">
            <text:p>14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26]" office:value-type="float" office:value="7" calcext:value-type="float">
            <text:p>7</text:p>
          </table:table-cell>
          <table:table-cell table:style-name="ce129" table:formula="of:=[$Eingabe.E26]" office:value-type="float" office:value="13" calcext:value-type="float">
            <text:p>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26]" office:value-type="float" office:value="13" calcext:value-type="float">
            <text:p>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Weststadt</text:p>
          </table:table-cell>
          <table:table-cell table:style-name="ce119" table:formula="of:=[$Eingabe.C28]" office:value-type="float" office:value="14.5" calcext:value-type="float">
            <text:p>14,5</text:p>
          </table:table-cell>
          <table:table-cell table:style-name="ce119" table:formula="of:=[$Eingabe.D28]" office:value-type="float" office:value="24" calcext:value-type="float">
            <text:p>24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28]" office:value-type="float" office:value="4" calcext:value-type="float">
            <text:p>4</text:p>
          </table:table-cell>
          <table:table-cell table:style-name="ce128" table:formula="of:=[$Eingabe.E28]" office:value-type="float" office:value="20" calcext:value-type="float">
            <text:p>2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28]" office:value-type="float" office:value="20" calcext:value-type="float">
            <text:p>20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Wieblingen 1</text:p>
          </table:table-cell>
          <table:table-cell table:style-name="ce120" table:formula="of:=[$Eingabe.C30]" office:value-type="float" office:value="26" calcext:value-type="float">
            <text:p>26</text:p>
          </table:table-cell>
          <table:table-cell table:style-name="ce120" table:formula="of:=[$Eingabe.D30]" office:value-type="float" office:value="14" calcext:value-type="float">
            <text:p>14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0" table:formula="of:=[Eingabe.H30]" office:value-type="float" office:value="9" calcext:value-type="float">
            <text:p>9</text:p>
          </table:table-cell>
          <table:table-cell table:style-name="ce129" table:formula="of:=[$Eingabe.E30]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formula="of:=[$Eingabe.E30]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=</text:p>
          </table:table-cell>
          <table:table-cell table:style-name="ce129" table:number-columns-repeated="2"/>
          <table:table-cell table:number-columns-repeated="1008"/>
        </table:table-row>
        <table:table-row table:style-name="ro10">
          <table:table-cell table:number-columns-repeated="2"/>
          <table:table-cell table:style-name="ce138" office:value-type="string" calcext:value-type="string">
            <text:p>Wieblingen 2</text:p>
          </table:table-cell>
          <table:table-cell table:style-name="ce119" table:formula="of:=[$Eingabe.C32]" office:value-type="float" office:value="3" calcext:value-type="float">
            <text:p>3</text:p>
          </table:table-cell>
          <table:table-cell table:style-name="ce119" table:formula="of:=[$Eingabe.D32]" office:value-type="float" office:value="2" calcext:value-type="float">
            <text:p>2</text:p>
          </table:table-cell>
          <table:table-cell table:style-name="ce144" office:value-type="string" calcext:value-type="string">
            <text:p>X+1</text:p>
          </table:table-cell>
          <table:table-cell table:style-name="ce144" office:value-type="string" calcext:value-type="string">
            <text:p>=</text:p>
          </table:table-cell>
          <table:table-cell table:style-name="ce119" table:formula="of:=[Eingabe.H32]" office:value-type="float" office:value="0" calcext:value-type="float">
            <text:p>0</text:p>
          </table:table-cell>
          <table:table-cell table:style-name="ce128" table:formula="of:=[$Eingabe.E32]" office:value-type="float" office:value="2" calcext:value-type="float">
            <text:p>2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table:formula="of:=[$Eingabe.E32]" office:value-type="float" office:value="2" calcext:value-type="float">
            <text:p>2</text:p>
          </table:table-cell>
          <table:table-cell table:style-name="ce144" office:value-type="string" calcext:value-type="string">
            <text:p>x</text:p>
          </table:table-cell>
          <table:table-cell table:style-name="ce144" office:value-type="string" calcext:value-type="string">
            <text:p>=</text:p>
          </table:table-cell>
          <table:table-cell table:style-name="ce128" office:value-type="string" calcext:value-type="string">
            <text:p>nein</text:p>
          </table:table-cell>
          <table:table-cell table:style-name="ce128"/>
          <table:table-cell table:number-columns-repeated="1008"/>
        </table:table-row>
        <table:table-row table:style-name="ro10">
          <table:table-cell table:number-columns-repeated="2"/>
          <table:table-cell table:style-name="ce139" office:value-type="string" calcext:value-type="string">
            <text:p>Wiesloch</text:p>
          </table:table-cell>
          <table:table-cell table:style-name="ce120" table:formula="of:=[$Eingabe.C34]" office:value-type="float" office:value="15.5" calcext:value-type="float">
            <text:p>15,5</text:p>
          </table:table-cell>
          <table:table-cell table:style-name="ce120" table:formula="of:=[$Eingabe.D34]" office:value-type="float" office:value="17" calcext:value-type="float">
            <text:p>17</text:p>
          </table:table-cell>
          <table:table-cell table:style-name="ce145" office:value-type="string" calcext:value-type="string">
            <text:p>X+1</text:p>
          </table:table-cell>
          <table:table-cell table:style-name="ce145" office:value-type="string" calcext:value-type="string">
            <text:p>=</text:p>
          </table:table-cell>
          <table:table-cell table:style-name="ce120" table:formula="of:=[Eingabe.H34]" office:value-type="float" office:value="11" calcext:value-type="float">
            <text:p>11</text:p>
          </table:table-cell>
          <table:table-cell table:style-name="ce129" table:formula="of:=[$Eingabe.E34]" office:value-type="float" office:value="12" calcext:value-type="float">
            <text:p>12</text:p>
          </table:table-cell>
          <table:table-cell table:style-name="ce129" office:value-type="string" calcext:value-type="string">
            <text:p>x</text:p>
          </table:table-cell>
          <table:table-cell table:style-name="ce145" office:value-type="string" calcext:value-type="string">
            <text:p>=</text:p>
          </table:table-cell>
          <table:table-cell table:style-name="ce129" table:formula="of:=[$Eingabe.E34]" office:value-type="float" office:value="12" calcext:value-type="float">
            <text:p>12</text:p>
          </table:table-cell>
          <table:table-cell table:style-name="ce145" office:value-type="string" calcext:value-type="string">
            <text:p>x</text:p>
          </table:table-cell>
          <table:table-cell table:style-name="ce145" office:value-type="string" calcext:value-type="string">
            <text:p>=</text:p>
          </table:table-cell>
          <table:table-cell table:style-name="ce129" office:value-type="string" calcext:value-type="string">
            <text:p>nein</text:p>
          </table:table-cell>
          <table:table-cell table:style-name="ce129"/>
          <table:table-cell table:number-columns-repeated="1008"/>
        </table:table-row>
        <table:table-row table:style-name="ro9">
          <table:table-cell table:number-columns-repeated="2"/>
          <table:table-cell table:style-name="ce140" office:value-type="string" calcext:value-type="string">
            <text:p>Summe</text:p>
          </table:table-cell>
          <table:table-cell table:style-name="ce121" table:formula="of:=SUM([.D11:.D25])" office:value-type="float" office:value="223.5" calcext:value-type="float">
            <text:p>223,5</text:p>
          </table:table-cell>
          <table:table-cell table:style-name="ce121" table:formula="of:=SUM([.E11:.E25])" office:value-type="float" office:value="189" calcext:value-type="float">
            <text:p>189</text:p>
          </table:table-cell>
          <table:table-cell table:style-name="ce121" table:number-columns-repeated="2"/>
          <table:table-cell table:style-name="ce121" table:formula="of:=SUM([.H11:.H25])" office:value-type="float" office:value="104" calcext:value-type="float">
            <text:p>104</text:p>
          </table:table-cell>
          <table:table-cell table:style-name="ce130" table:formula="of:=SUM([.I11:.I25])" office:value-type="float" office:value="146" calcext:value-type="float">
            <text:p>146</text:p>
          </table:table-cell>
          <table:table-cell table:style-name="ce130" table:number-columns-repeated="2"/>
          <table:table-cell table:style-name="ce130" table:formula="of:=SUM([.L11:.L25])" office:value-type="float" office:value="146" calcext:value-type="float">
            <text:p>146</text:p>
          </table:table-cell>
          <table:table-cell table:style-name="ce130" table:number-columns-repeated="4"/>
          <table:table-cell table:number-columns-repeated="1008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Getreideprodukte" table:style-name="ta4" table:print-ranges="Getreideprodukte.A1:Getreideprodukte.Q21">
        <office:forms form:automatic-focus="false" form:apply-design-mode="false"/>
        <table:table-column table:style-name="co27" table:default-cell-style-name="ce157"/>
        <table:table-column table:style-name="co28" table:number-columns-repeated="16" table:default-cell-style-name="ce157"/>
        <table:table-column table:style-name="co19" table:number-columns-repeated="1007" table:default-cell-style-name="ce157"/>
        <table:table-row table:style-name="ro9">
          <table:table-cell table:style-name="ce150" table:formula="of:=[$Eingabe.B1]" office:value-type="date" office:date-value="2019-11-14" calcext:value-type="date">
            <text:p>14.11.2019</text:p>
          </table:table-cell>
          <table:table-cell table:style-name="ce158" office:value-type="string" calcext:value-type="string" table:number-columns-spanned="8" table:number-rows-spanned="1">
            <text:p>Mehl</text:p>
          </table:table-cell>
          <table:covered-table-cell table:number-columns-repeated="7" table:style-name="ce166"/>
          <table:table-cell table:style-name="ce168" office:value-type="string" calcext:value-type="string" table:number-columns-spanned="2" table:number-rows-spanned="1">
            <text:p>Flocken</text:p>
          </table:table-cell>
          <table:covered-table-cell table:style-name="ce166"/>
          <table:table-cell table:style-name="ce169" office:value-type="string" calcext:value-type="string" table:number-columns-spanned="4" table:number-rows-spanned="1">
            <text:p>Korn</text:p>
          </table:table-cell>
          <table:covered-table-cell table:number-columns-repeated="3" table:style-name="ce170"/>
          <table:table-cell table:style-name="ce171" office:value-type="string" calcext:value-type="string" table:number-columns-spanned="2" table:number-rows-spanned="1">
            <text:p>Nudeln</text:p>
          </table:table-cell>
          <table:covered-table-cell table:style-name="ce170"/>
          <table:table-cell table:number-columns-repeated="1007"/>
        </table:table-row>
        <table:table-row table:style-name="ro13">
          <table:table-cell table:style-name="ce151"/>
          <table:table-cell table:style-name="ce159" office:value-type="string" calcext:value-type="string">
            <text:p>Dinkel weiß (630)</text:p>
          </table:table-cell>
          <table:table-cell table:style-name="ce159" office:value-type="string" calcext:value-type="string">
            <text:p>Dinkel weiß (1050)</text:p>
          </table:table-cell>
          <table:table-cell table:style-name="ce159" office:value-type="string" calcext:value-type="string">
            <text:p>Dinkel-Vollkorn</text:p>
          </table:table-cell>
          <table:table-cell table:style-name="ce159" office:value-type="string" calcext:value-type="string">
            <text:p>Weizen weiß (550)</text:p>
          </table:table-cell>
          <table:table-cell table:style-name="ce159" office:value-type="string" calcext:value-type="string">
            <text:p>Weizen weiß (1050)</text:p>
          </table:table-cell>
          <table:table-cell table:style-name="ce159" office:value-type="string" calcext:value-type="string">
            <text:p>Weizen-Vollkorn</text:p>
          </table:table-cell>
          <table:table-cell table:style-name="ce159" office:value-type="string" calcext:value-type="string">
            <text:p>Roggen hell (1150)</text:p>
          </table:table-cell>
          <table:table-cell table:style-name="ce159" office:value-type="string" calcext:value-type="string">
            <text:p>Roggen-Vollkorn</text:p>
          </table:table-cell>
          <table:table-cell table:style-name="ce159" office:value-type="string" calcext:value-type="string">
            <text:p>Haferflocken fein</text:p>
          </table:table-cell>
          <table:table-cell table:style-name="ce159" office:value-type="string" calcext:value-type="string">
            <text:p>Haferflocken grob</text:p>
          </table:table-cell>
          <table:table-cell table:style-name="ce159" office:value-type="string" calcext:value-type="string">
            <text:p>Hafer-Korn</text:p>
          </table:table-cell>
          <table:table-cell table:style-name="ce159" office:value-type="string" calcext:value-type="string">
            <text:p>Weizen-Korn</text:p>
          </table:table-cell>
          <table:table-cell table:style-name="ce159" office:value-type="string" calcext:value-type="string">
            <text:p>Roggen-Korn</text:p>
          </table:table-cell>
          <table:table-cell table:style-name="ce159" office:value-type="string" calcext:value-type="string">
            <text:p>Dinkel-Korn</text:p>
          </table:table-cell>
          <table:table-cell table:style-name="ce159" office:value-type="string" calcext:value-type="string">
            <text:p>Wellenband, 500g</text:p>
          </table:table-cell>
          <table:table-cell table:style-name="ce173" office:value-type="string" calcext:value-type="string">
            <text:p>Bandnudeln, 250g</text:p>
          </table:table-cell>
          <table:table-cell table:number-columns-repeated="1007"/>
        </table:table-row>
        <table:table-row table:style-name="ro9">
          <table:table-cell table:style-name="ce152" office:value-type="string" calcext:value-type="string">
            <text:p>Einheit</text:p>
          </table:table-cell>
          <table:table-cell table:number-columns-repeated="2" table:style-name="ce160" office:value-type="float" office:value="5" calcext:value-type="float">
            <text:p>5 kg</text:p>
          </table:table-cell>
          <table:table-cell table:style-name="ce167" office:value-type="float" office:value="2.5" calcext:value-type="float">
            <text:p>2,5 kg</text:p>
          </table:table-cell>
          <table:table-cell table:style-name="ce167" office:value-type="float" office:value="5" calcext:value-type="float">
            <text:p>5,0 kg</text:p>
          </table:table-cell>
          <table:table-cell table:style-name="ce160" office:value-type="float" office:value="5" calcext:value-type="float">
            <text:p>5 kg</text:p>
          </table:table-cell>
          <table:table-cell table:style-name="ce167" office:value-type="float" office:value="2.5" calcext:value-type="float">
            <text:p>2,5 kg</text:p>
          </table:table-cell>
          <table:table-cell table:style-name="ce160" office:value-type="float" office:value="5" calcext:value-type="float">
            <text:p>5 kg</text:p>
          </table:table-cell>
          <table:table-cell table:style-name="ce167" office:value-type="float" office:value="2.5" calcext:value-type="float">
            <text:p>2,5 kg</text:p>
          </table:table-cell>
          <table:table-cell table:number-columns-repeated="3" table:style-name="ce160" office:value-type="float" office:value="2" calcext:value-type="float">
            <text:p>2 kg</text:p>
          </table:table-cell>
          <table:table-cell table:number-columns-repeated="3" table:style-name="ce167" office:value-type="float" office:value="3.5" calcext:value-type="float">
            <text:p>3,5 kg</text:p>
          </table:table-cell>
          <table:table-cell table:style-name="ce172" office:value-type="float" office:value="1" calcext:value-type="float">
            <text:p>1 Stk</text:p>
          </table:table-cell>
          <table:table-cell table:style-name="ce174" office:value-type="float" office:value="1" calcext:value-type="float">
            <text:p>1 Stk</text:p>
          </table:table-cell>
          <table:table-cell table:number-columns-repeated="1007"/>
        </table:table-row>
        <table:table-row table:style-name="ro9">
          <table:table-cell table:style-name="ce152" office:value-type="string" calcext:value-type="string">
            <text:p>Summe</text:p>
          </table:table-cell>
          <table:table-cell table:style-name="ce161" table:formula="of:=SUM([.B5:.B19])" office:value-type="float" office:value="5" calcext:value-type="float">
            <text:p>5</text:p>
          </table:table-cell>
          <table:table-cell table:style-name="ce161" table:formula="of:=SUM([.C5:.C19])" office:value-type="float" office:value="0" calcext:value-type="float">
            <text:p>0</text:p>
          </table:table-cell>
          <table:table-cell table:style-name="ce161" table:formula="of:=SUM([.D5:.D19])" office:value-type="float" office:value="2" calcext:value-type="float">
            <text:p>2</text:p>
          </table:table-cell>
          <table:table-cell table:style-name="ce161" table:formula="of:=SUM([.E5:.E19])" office:value-type="float" office:value="2" calcext:value-type="float">
            <text:p>2</text:p>
          </table:table-cell>
          <table:table-cell table:style-name="ce161" table:formula="of:=SUM([.F5:.F19])" office:value-type="float" office:value="0" calcext:value-type="float">
            <text:p>0</text:p>
          </table:table-cell>
          <table:table-cell table:style-name="ce161" table:formula="of:=SUM([.G5:.G19])" office:value-type="float" office:value="0" calcext:value-type="float">
            <text:p>0</text:p>
          </table:table-cell>
          <table:table-cell table:style-name="ce161" table:formula="of:=SUM([.H5:.H19])" office:value-type="float" office:value="0" calcext:value-type="float">
            <text:p>0</text:p>
          </table:table-cell>
          <table:table-cell table:style-name="ce161" table:formula="of:=SUM([.I5:.I19])" office:value-type="float" office:value="0" calcext:value-type="float">
            <text:p>0</text:p>
          </table:table-cell>
          <table:table-cell table:style-name="ce161" table:formula="of:=SUM([.J5:.J19])" office:value-type="float" office:value="5" calcext:value-type="float">
            <text:p>5</text:p>
          </table:table-cell>
          <table:table-cell table:style-name="ce161" table:formula="of:=SUM([.K5:.K19])" office:value-type="float" office:value="1" calcext:value-type="float">
            <text:p>1</text:p>
          </table:table-cell>
          <table:table-cell table:style-name="ce161" table:formula="of:=SUM([.L5:.L19])" office:value-type="float" office:value="2" calcext:value-type="float">
            <text:p>2</text:p>
          </table:table-cell>
          <table:table-cell table:style-name="ce161" table:formula="of:=SUM([.M5:.M19])" office:value-type="float" office:value="0" calcext:value-type="float">
            <text:p>0</text:p>
          </table:table-cell>
          <table:table-cell table:style-name="ce161" table:formula="of:=SUM([.N5:.N19])" office:value-type="float" office:value="1" calcext:value-type="float">
            <text:p>1</text:p>
          </table:table-cell>
          <table:table-cell table:style-name="ce161" table:formula="of:=SUM([.O5:.O19])" office:value-type="float" office:value="3" calcext:value-type="float">
            <text:p>3</text:p>
          </table:table-cell>
          <table:table-cell table:style-name="ce161" table:formula="of:=SUM([.P5:.P19])" office:value-type="float" office:value="6" calcext:value-type="float">
            <text:p>6</text:p>
          </table:table-cell>
          <table:table-cell table:style-name="ce175" table:formula="of:=SUM([.Q5:.Q19])" office:value-type="float" office:value="9" calcext:value-type="float">
            <text:p>9</text:p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Altstadt</text:p>
          </table:table-cell>
          <table:table-cell table:style-name="ce162" table:formula="of:=IF([Eingabe.J6];[Eingabe.J6];&quot;&quot;)">
            <text:p/>
          </table:table-cell>
          <table:table-cell table:style-name="ce162" table:formula="of:=IF([Eingabe.K6];[Eingabe.K6];&quot;&quot;)">
            <text:p/>
          </table:table-cell>
          <table:table-cell table:style-name="ce162" table:formula="of:=IF([Eingabe.L6];[Eingabe.L6];&quot;&quot;)">
            <text:p/>
          </table:table-cell>
          <table:table-cell table:style-name="ce162" table:formula="of:=IF([Eingabe.M6];[Eingabe.M6];&quot;&quot;)">
            <text:p/>
          </table:table-cell>
          <table:table-cell table:style-name="ce162" table:formula="of:=IF([Eingabe.N6];[Eingabe.N6];&quot;&quot;)">
            <text:p/>
          </table:table-cell>
          <table:table-cell table:style-name="ce162" table:formula="of:=IF([Eingabe.O6];[Eingabe.O6];&quot;&quot;)">
            <text:p/>
          </table:table-cell>
          <table:table-cell table:style-name="ce162" table:formula="of:=IF([Eingabe.P6];[Eingabe.P6];&quot;&quot;)">
            <text:p/>
          </table:table-cell>
          <table:table-cell table:style-name="ce162" table:formula="of:=IF([Eingabe.Q6];[Eingabe.Q6];&quot;&quot;)">
            <text:p/>
          </table:table-cell>
          <table:table-cell table:style-name="ce162" table:formula="of:=IF([Eingabe.R6];[Eingabe.R6];&quot;&quot;)">
            <text:p/>
          </table:table-cell>
          <table:table-cell table:style-name="ce162" table:formula="of:=IF([Eingabe.S6];[Eingabe.S6];&quot;&quot;)">
            <text:p/>
          </table:table-cell>
          <table:table-cell table:style-name="ce162" table:formula="of:=IF([Eingabe.T6];[Eingabe.T6];&quot;&quot;)">
            <text:p/>
          </table:table-cell>
          <table:table-cell table:style-name="ce162" table:formula="of:=IF([Eingabe.U6];[Eingabe.U6];&quot;&quot;)">
            <text:p/>
          </table:table-cell>
          <table:table-cell table:style-name="ce162" table:formula="of:=IF([Eingabe.V6];[Eingabe.V6];&quot;&quot;)">
            <text:p/>
          </table:table-cell>
          <table:table-cell table:style-name="ce162" table:formula="of:=IF([Eingabe.W6];[Eingabe.W6];&quot;&quot;)" office:value-type="float" office:value="1" calcext:value-type="float">
            <text:p>1</text:p>
          </table:table-cell>
          <table:table-cell table:style-name="ce162" table:formula="of:=IF([Eingabe.X6];[Eingabe.X6];&quot;&quot;)" office:value-type="float" office:value="1" calcext:value-type="float">
            <text:p>1</text:p>
          </table:table-cell>
          <table:table-cell table:style-name="ce176" table:formula="of:=IF([Eingabe.Y6];[Eingabe.Y6];&quot;&quot;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Bammental</text:p>
          </table:table-cell>
          <table:table-cell table:style-name="ce163" table:formula="of:=IF([Eingabe.J8];[Eingabe.J8];&quot;&quot;)" office:value-type="float" office:value="1" calcext:value-type="float">
            <text:p>1</text:p>
          </table:table-cell>
          <table:table-cell table:style-name="ce163" table:formula="of:=IF([Eingabe.K8];[Eingabe.K8];&quot;&quot;)">
            <text:p/>
          </table:table-cell>
          <table:table-cell table:style-name="ce163" table:formula="of:=IF([Eingabe.L8];[Eingabe.L8];&quot;&quot;)">
            <text:p/>
          </table:table-cell>
          <table:table-cell table:style-name="ce163" table:formula="of:=IF([Eingabe.M8];[Eingabe.M8];&quot;&quot;)">
            <text:p/>
          </table:table-cell>
          <table:table-cell table:style-name="ce163" table:formula="of:=IF([Eingabe.N8];[Eingabe.N8];&quot;&quot;)">
            <text:p/>
          </table:table-cell>
          <table:table-cell table:style-name="ce163" table:formula="of:=IF([Eingabe.O8];[Eingabe.O8];&quot;&quot;)">
            <text:p/>
          </table:table-cell>
          <table:table-cell table:style-name="ce163" table:formula="of:=IF([Eingabe.P8];[Eingabe.P8];&quot;&quot;)">
            <text:p/>
          </table:table-cell>
          <table:table-cell table:style-name="ce163" table:formula="of:=IF([Eingabe.Q8];[Eingabe.Q8];&quot;&quot;)">
            <text:p/>
          </table:table-cell>
          <table:table-cell table:style-name="ce163" table:formula="of:=IF([Eingabe.R8];[Eingabe.R8];&quot;&quot;)" office:value-type="float" office:value="1" calcext:value-type="float">
            <text:p>1</text:p>
          </table:table-cell>
          <table:table-cell table:style-name="ce163" table:formula="of:=IF([Eingabe.S8];[Eingabe.S8];&quot;&quot;)">
            <text:p/>
          </table:table-cell>
          <table:table-cell table:style-name="ce163" table:formula="of:=IF([Eingabe.T8];[Eingabe.T8];&quot;&quot;)" office:value-type="float" office:value="1" calcext:value-type="float">
            <text:p>1</text:p>
          </table:table-cell>
          <table:table-cell table:style-name="ce163" table:formula="of:=IF([Eingabe.U8];[Eingabe.U8];&quot;&quot;)">
            <text:p/>
          </table:table-cell>
          <table:table-cell table:style-name="ce163" table:formula="of:=IF([Eingabe.V8];[Eingabe.V8];&quot;&quot;)">
            <text:p/>
          </table:table-cell>
          <table:table-cell table:style-name="ce163" table:formula="of:=IF([Eingabe.W8];[Eingabe.W8];&quot;&quot;)">
            <text:p/>
          </table:table-cell>
          <table:table-cell table:style-name="ce163" table:formula="of:=IF([Eingabe.X8];[Eingabe.X8];&quot;&quot;)" office:value-type="float" office:value="1" calcext:value-type="float">
            <text:p>1</text:p>
          </table:table-cell>
          <table:table-cell table:style-name="ce177" table:formula="of:=IF([Eingabe.Y8];[Eingabe.Y8];&quot;&quot;)" office:value-type="float" office:value="4" calcext:value-type="float">
            <text:p>4</text:p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Edingen</text:p>
          </table:table-cell>
          <table:table-cell table:style-name="ce162" table:formula="of:=IF([Eingabe.J10];[Eingabe.J10];&quot;&quot;)">
            <text:p/>
          </table:table-cell>
          <table:table-cell table:style-name="ce162" table:formula="of:=IF([Eingabe.K10];[Eingabe.K10];&quot;&quot;)">
            <text:p/>
          </table:table-cell>
          <table:table-cell table:style-name="ce162" table:formula="of:=IF([Eingabe.L10];[Eingabe.L10];&quot;&quot;)">
            <text:p/>
          </table:table-cell>
          <table:table-cell table:style-name="ce162" table:formula="of:=IF([Eingabe.M10];[Eingabe.M10];&quot;&quot;)">
            <text:p/>
          </table:table-cell>
          <table:table-cell table:style-name="ce162" table:formula="of:=IF([Eingabe.N10];[Eingabe.N10];&quot;&quot;)">
            <text:p/>
          </table:table-cell>
          <table:table-cell table:style-name="ce162" table:formula="of:=IF([Eingabe.O10];[Eingabe.O10];&quot;&quot;)">
            <text:p/>
          </table:table-cell>
          <table:table-cell table:style-name="ce162" table:formula="of:=IF([Eingabe.P10];[Eingabe.P10];&quot;&quot;)">
            <text:p/>
          </table:table-cell>
          <table:table-cell table:style-name="ce162" table:formula="of:=IF([Eingabe.Q10];[Eingabe.Q10];&quot;&quot;)">
            <text:p/>
          </table:table-cell>
          <table:table-cell table:style-name="ce162" table:formula="of:=IF([Eingabe.R10];[Eingabe.R10];&quot;&quot;)">
            <text:p/>
          </table:table-cell>
          <table:table-cell table:style-name="ce162" table:formula="of:=IF([Eingabe.S10];[Eingabe.S10];&quot;&quot;)">
            <text:p/>
          </table:table-cell>
          <table:table-cell table:style-name="ce162" table:formula="of:=IF([Eingabe.T10];[Eingabe.T10];&quot;&quot;)">
            <text:p/>
          </table:table-cell>
          <table:table-cell table:style-name="ce162" table:formula="of:=IF([Eingabe.U10];[Eingabe.U10];&quot;&quot;)">
            <text:p/>
          </table:table-cell>
          <table:table-cell table:style-name="ce162" table:formula="of:=IF([Eingabe.V10];[Eingabe.V10];&quot;&quot;)">
            <text:p/>
          </table:table-cell>
          <table:table-cell table:style-name="ce162" table:formula="of:=IF([Eingabe.W10];[Eingabe.W10];&quot;&quot;)">
            <text:p/>
          </table:table-cell>
          <table:table-cell table:style-name="ce162" table:formula="of:=IF([Eingabe.X10];[Eingabe.X10];&quot;&quot;)" office:value-type="float" office:value="2" calcext:value-type="float">
            <text:p>2</text:p>
          </table:table-cell>
          <table:table-cell table:style-name="ce176" table:formula="of:=IF([Eingabe.Y10];[Eingabe.Y10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Einzelkisten</text:p>
          </table:table-cell>
          <table:table-cell table:style-name="ce163" table:formula="of:=IF([Eingabe.J12];[Eingabe.J12];&quot;&quot;)">
            <text:p/>
          </table:table-cell>
          <table:table-cell table:style-name="ce163" table:formula="of:=IF([Eingabe.K12];[Eingabe.K12];&quot;&quot;)">
            <text:p/>
          </table:table-cell>
          <table:table-cell table:style-name="ce163" table:formula="of:=IF([Eingabe.L12];[Eingabe.L12];&quot;&quot;)">
            <text:p/>
          </table:table-cell>
          <table:table-cell table:style-name="ce163" table:formula="of:=IF([Eingabe.M12];[Eingabe.M12];&quot;&quot;)">
            <text:p/>
          </table:table-cell>
          <table:table-cell table:style-name="ce163" table:formula="of:=IF([Eingabe.N12];[Eingabe.N12];&quot;&quot;)">
            <text:p/>
          </table:table-cell>
          <table:table-cell table:style-name="ce163" table:formula="of:=IF([Eingabe.O12];[Eingabe.O12];&quot;&quot;)">
            <text:p/>
          </table:table-cell>
          <table:table-cell table:style-name="ce163" table:formula="of:=IF([Eingabe.P12];[Eingabe.P12];&quot;&quot;)">
            <text:p/>
          </table:table-cell>
          <table:table-cell table:style-name="ce163" table:formula="of:=IF([Eingabe.Q12];[Eingabe.Q12];&quot;&quot;)">
            <text:p/>
          </table:table-cell>
          <table:table-cell table:style-name="ce163" table:formula="of:=IF([Eingabe.R12];[Eingabe.R12];&quot;&quot;)">
            <text:p/>
          </table:table-cell>
          <table:table-cell table:style-name="ce163" table:formula="of:=IF([Eingabe.S12];[Eingabe.S12];&quot;&quot;)">
            <text:p/>
          </table:table-cell>
          <table:table-cell table:style-name="ce163" table:formula="of:=IF([Eingabe.T12];[Eingabe.T12];&quot;&quot;)">
            <text:p/>
          </table:table-cell>
          <table:table-cell table:style-name="ce163" table:formula="of:=IF([Eingabe.U12];[Eingabe.U12];&quot;&quot;)">
            <text:p/>
          </table:table-cell>
          <table:table-cell table:style-name="ce163" table:formula="of:=IF([Eingabe.V12];[Eingabe.V12];&quot;&quot;)">
            <text:p/>
          </table:table-cell>
          <table:table-cell table:style-name="ce163" table:formula="of:=IF([Eingabe.W12];[Eingabe.W12];&quot;&quot;)">
            <text:p/>
          </table:table-cell>
          <table:table-cell table:style-name="ce163" table:formula="of:=IF([Eingabe.X12];[Eingabe.X12];&quot;&quot;)">
            <text:p/>
          </table:table-cell>
          <table:table-cell table:style-name="ce177" table:formula="of:=IF([Eingabe.Y12];[Eingabe.Y12];&quot;&quot;)">
            <text:p/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Eppelheim</text:p>
          </table:table-cell>
          <table:table-cell table:style-name="ce162" table:formula="of:=IF([Eingabe.J14];[Eingabe.J14];&quot;&quot;)" office:value-type="float" office:value="1" calcext:value-type="float">
            <text:p>1</text:p>
          </table:table-cell>
          <table:table-cell table:style-name="ce162" table:formula="of:=IF([Eingabe.K14];[Eingabe.K14];&quot;&quot;)">
            <text:p/>
          </table:table-cell>
          <table:table-cell table:style-name="ce162" table:formula="of:=IF([Eingabe.L14];[Eingabe.L14];&quot;&quot;)">
            <text:p/>
          </table:table-cell>
          <table:table-cell table:style-name="ce162" table:formula="of:=IF([Eingabe.M14];[Eingabe.M14];&quot;&quot;)">
            <text:p/>
          </table:table-cell>
          <table:table-cell table:style-name="ce162" table:formula="of:=IF([Eingabe.N14];[Eingabe.N14];&quot;&quot;)">
            <text:p/>
          </table:table-cell>
          <table:table-cell table:style-name="ce162" table:formula="of:=IF([Eingabe.O14];[Eingabe.O14];&quot;&quot;)">
            <text:p/>
          </table:table-cell>
          <table:table-cell table:style-name="ce162" table:formula="of:=IF([Eingabe.P14];[Eingabe.P14];&quot;&quot;)">
            <text:p/>
          </table:table-cell>
          <table:table-cell table:style-name="ce162" table:formula="of:=IF([Eingabe.Q14];[Eingabe.Q14];&quot;&quot;)">
            <text:p/>
          </table:table-cell>
          <table:table-cell table:style-name="ce162" table:formula="of:=IF([Eingabe.R14];[Eingabe.R14];&quot;&quot;)">
            <text:p/>
          </table:table-cell>
          <table:table-cell table:style-name="ce162" table:formula="of:=IF([Eingabe.S14];[Eingabe.S14];&quot;&quot;)" office:value-type="float" office:value="1" calcext:value-type="float">
            <text:p>1</text:p>
          </table:table-cell>
          <table:table-cell table:style-name="ce162" table:formula="of:=IF([Eingabe.T14];[Eingabe.T14];&quot;&quot;)">
            <text:p/>
          </table:table-cell>
          <table:table-cell table:style-name="ce162" table:formula="of:=IF([Eingabe.U14];[Eingabe.U14];&quot;&quot;)">
            <text:p/>
          </table:table-cell>
          <table:table-cell table:style-name="ce162" table:formula="of:=IF([Eingabe.V14];[Eingabe.V14];&quot;&quot;)">
            <text:p/>
          </table:table-cell>
          <table:table-cell table:style-name="ce162" table:formula="of:=IF([Eingabe.W14];[Eingabe.W14];&quot;&quot;)">
            <text:p/>
          </table:table-cell>
          <table:table-cell table:style-name="ce162" table:formula="of:=IF([Eingabe.X14];[Eingabe.X14];&quot;&quot;)">
            <text:p/>
          </table:table-cell>
          <table:table-cell table:style-name="ce176" table:formula="of:=IF([Eingabe.Y14];[Eingabe.Y14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Handschuhsheim 1</text:p>
          </table:table-cell>
          <table:table-cell table:style-name="ce163" table:formula="of:=IF([Eingabe.J16];[Eingabe.J16];&quot;&quot;)">
            <text:p/>
          </table:table-cell>
          <table:table-cell table:style-name="ce163" table:formula="of:=IF([Eingabe.K16];[Eingabe.K16];&quot;&quot;)">
            <text:p/>
          </table:table-cell>
          <table:table-cell table:style-name="ce163" table:formula="of:=IF([Eingabe.L16];[Eingabe.L16];&quot;&quot;)">
            <text:p/>
          </table:table-cell>
          <table:table-cell table:style-name="ce163" table:formula="of:=IF([Eingabe.M16];[Eingabe.M16];&quot;&quot;)">
            <text:p/>
          </table:table-cell>
          <table:table-cell table:style-name="ce163" table:formula="of:=IF([Eingabe.N16];[Eingabe.N16];&quot;&quot;)">
            <text:p/>
          </table:table-cell>
          <table:table-cell table:style-name="ce163" table:formula="of:=IF([Eingabe.O16];[Eingabe.O16];&quot;&quot;)">
            <text:p/>
          </table:table-cell>
          <table:table-cell table:style-name="ce163" table:formula="of:=IF([Eingabe.P16];[Eingabe.P16];&quot;&quot;)">
            <text:p/>
          </table:table-cell>
          <table:table-cell table:style-name="ce163" table:formula="of:=IF([Eingabe.Q16];[Eingabe.Q16];&quot;&quot;)">
            <text:p/>
          </table:table-cell>
          <table:table-cell table:style-name="ce163" table:formula="of:=IF([Eingabe.R16];[Eingabe.R16];&quot;&quot;)">
            <text:p/>
          </table:table-cell>
          <table:table-cell table:style-name="ce163" table:formula="of:=IF([Eingabe.S16];[Eingabe.S16];&quot;&quot;)">
            <text:p/>
          </table:table-cell>
          <table:table-cell table:style-name="ce163" table:formula="of:=IF([Eingabe.T16];[Eingabe.T16];&quot;&quot;)">
            <text:p/>
          </table:table-cell>
          <table:table-cell table:style-name="ce163" table:formula="of:=IF([Eingabe.U16];[Eingabe.U16];&quot;&quot;)">
            <text:p/>
          </table:table-cell>
          <table:table-cell table:style-name="ce163" table:formula="of:=IF([Eingabe.V16];[Eingabe.V16];&quot;&quot;)">
            <text:p/>
          </table:table-cell>
          <table:table-cell table:style-name="ce163" table:formula="of:=IF([Eingabe.W16];[Eingabe.W16];&quot;&quot;)">
            <text:p/>
          </table:table-cell>
          <table:table-cell table:style-name="ce163" table:formula="of:=IF([Eingabe.X16];[Eingabe.X16];&quot;&quot;)">
            <text:p/>
          </table:table-cell>
          <table:table-cell table:style-name="ce177" table:formula="of:=IF([Eingabe.Y16];[Eingabe.Y16];&quot;&quot;)">
            <text:p/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Handschuhsheim 2</text:p>
          </table:table-cell>
          <table:table-cell table:style-name="ce162" table:formula="of:=IF([Eingabe.J18];[Eingabe.J18];&quot;&quot;)">
            <text:p/>
          </table:table-cell>
          <table:table-cell table:style-name="ce162" table:formula="of:=IF([Eingabe.K18];[Eingabe.K18];&quot;&quot;)">
            <text:p/>
          </table:table-cell>
          <table:table-cell table:style-name="ce162" table:formula="of:=IF([Eingabe.L18];[Eingabe.L18];&quot;&quot;)">
            <text:p/>
          </table:table-cell>
          <table:table-cell table:style-name="ce162" table:formula="of:=IF([Eingabe.M18];[Eingabe.M18];&quot;&quot;)">
            <text:p/>
          </table:table-cell>
          <table:table-cell table:style-name="ce162" table:formula="of:=IF([Eingabe.N18];[Eingabe.N18];&quot;&quot;)">
            <text:p/>
          </table:table-cell>
          <table:table-cell table:style-name="ce162" table:formula="of:=IF([Eingabe.O18];[Eingabe.O18];&quot;&quot;)">
            <text:p/>
          </table:table-cell>
          <table:table-cell table:style-name="ce162" table:formula="of:=IF([Eingabe.P18];[Eingabe.P18];&quot;&quot;)">
            <text:p/>
          </table:table-cell>
          <table:table-cell table:style-name="ce162" table:formula="of:=IF([Eingabe.Q18];[Eingabe.Q18];&quot;&quot;)">
            <text:p/>
          </table:table-cell>
          <table:table-cell table:style-name="ce162" table:formula="of:=IF([Eingabe.R18];[Eingabe.R18];&quot;&quot;)">
            <text:p/>
          </table:table-cell>
          <table:table-cell table:style-name="ce162" table:formula="of:=IF([Eingabe.S18];[Eingabe.S18];&quot;&quot;)">
            <text:p/>
          </table:table-cell>
          <table:table-cell table:style-name="ce162" table:formula="of:=IF([Eingabe.T18];[Eingabe.T18];&quot;&quot;)">
            <text:p/>
          </table:table-cell>
          <table:table-cell table:style-name="ce162" table:formula="of:=IF([Eingabe.U18];[Eingabe.U18];&quot;&quot;)">
            <text:p/>
          </table:table-cell>
          <table:table-cell table:style-name="ce162" table:formula="of:=IF([Eingabe.V18];[Eingabe.V18];&quot;&quot;)">
            <text:p/>
          </table:table-cell>
          <table:table-cell table:style-name="ce162" table:formula="of:=IF([Eingabe.W18];[Eingabe.W18];&quot;&quot;)">
            <text:p/>
          </table:table-cell>
          <table:table-cell table:style-name="ce162" table:formula="of:=IF([Eingabe.X18];[Eingabe.X18];&quot;&quot;)">
            <text:p/>
          </table:table-cell>
          <table:table-cell table:style-name="ce176" table:formula="of:=IF([Eingabe.Y18];[Eingabe.Y18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Kirchheim</text:p>
          </table:table-cell>
          <table:table-cell table:style-name="ce163" table:formula="of:=IF([Eingabe.J20];[Eingabe.J20];&quot;&quot;)" office:value-type="float" office:value="2" calcext:value-type="float">
            <text:p>2</text:p>
          </table:table-cell>
          <table:table-cell table:style-name="ce163" table:formula="of:=IF([Eingabe.K20];[Eingabe.K20];&quot;&quot;)">
            <text:p/>
          </table:table-cell>
          <table:table-cell table:style-name="ce163" table:formula="of:=IF([Eingabe.L20];[Eingabe.L20];&quot;&quot;)">
            <text:p/>
          </table:table-cell>
          <table:table-cell table:style-name="ce163" table:formula="of:=IF([Eingabe.M20];[Eingabe.M20];&quot;&quot;)">
            <text:p/>
          </table:table-cell>
          <table:table-cell table:style-name="ce163" table:formula="of:=IF([Eingabe.N20];[Eingabe.N20];&quot;&quot;)">
            <text:p/>
          </table:table-cell>
          <table:table-cell table:style-name="ce163" table:formula="of:=IF([Eingabe.O20];[Eingabe.O20];&quot;&quot;)">
            <text:p/>
          </table:table-cell>
          <table:table-cell table:style-name="ce163" table:formula="of:=IF([Eingabe.P20];[Eingabe.P20];&quot;&quot;)">
            <text:p/>
          </table:table-cell>
          <table:table-cell table:style-name="ce163" table:formula="of:=IF([Eingabe.Q20];[Eingabe.Q20];&quot;&quot;)">
            <text:p/>
          </table:table-cell>
          <table:table-cell table:style-name="ce163" table:formula="of:=IF([Eingabe.R20];[Eingabe.R20];&quot;&quot;)" office:value-type="float" office:value="1" calcext:value-type="float">
            <text:p>1</text:p>
          </table:table-cell>
          <table:table-cell table:style-name="ce163" table:formula="of:=IF([Eingabe.S20];[Eingabe.S20];&quot;&quot;)">
            <text:p/>
          </table:table-cell>
          <table:table-cell table:style-name="ce163" table:formula="of:=IF([Eingabe.T20];[Eingabe.T20];&quot;&quot;)">
            <text:p/>
          </table:table-cell>
          <table:table-cell table:style-name="ce163" table:formula="of:=IF([Eingabe.U20];[Eingabe.U20];&quot;&quot;)">
            <text:p/>
          </table:table-cell>
          <table:table-cell table:style-name="ce163" table:formula="of:=IF([Eingabe.V20];[Eingabe.V20];&quot;&quot;)">
            <text:p/>
          </table:table-cell>
          <table:table-cell table:style-name="ce163" table:formula="of:=IF([Eingabe.W20];[Eingabe.W20];&quot;&quot;)">
            <text:p/>
          </table:table-cell>
          <table:table-cell table:style-name="ce163" table:formula="of:=IF([Eingabe.X20];[Eingabe.X20];&quot;&quot;)">
            <text:p/>
          </table:table-cell>
          <table:table-cell table:style-name="ce177" table:formula="of:=IF([Eingabe.Y20];[Eingabe.Y20];&quot;&quot;)">
            <text:p/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Mannheim</text:p>
          </table:table-cell>
          <table:table-cell table:style-name="ce162" table:formula="of:=IF([Eingabe.J22];[Eingabe.J22];&quot;&quot;)">
            <text:p/>
          </table:table-cell>
          <table:table-cell table:style-name="ce162" table:formula="of:=IF([Eingabe.K22];[Eingabe.K22];&quot;&quot;)">
            <text:p/>
          </table:table-cell>
          <table:table-cell table:style-name="ce162" table:formula="of:=IF([Eingabe.L22];[Eingabe.L22];&quot;&quot;)">
            <text:p/>
          </table:table-cell>
          <table:table-cell table:style-name="ce162" table:formula="of:=IF([Eingabe.M22];[Eingabe.M22];&quot;&quot;)">
            <text:p/>
          </table:table-cell>
          <table:table-cell table:style-name="ce162" table:formula="of:=IF([Eingabe.N22];[Eingabe.N22];&quot;&quot;)">
            <text:p/>
          </table:table-cell>
          <table:table-cell table:style-name="ce162" table:formula="of:=IF([Eingabe.O22];[Eingabe.O22];&quot;&quot;)">
            <text:p/>
          </table:table-cell>
          <table:table-cell table:style-name="ce162" table:formula="of:=IF([Eingabe.P22];[Eingabe.P22];&quot;&quot;)">
            <text:p/>
          </table:table-cell>
          <table:table-cell table:style-name="ce162" table:formula="of:=IF([Eingabe.Q22];[Eingabe.Q22];&quot;&quot;)">
            <text:p/>
          </table:table-cell>
          <table:table-cell table:style-name="ce162" table:formula="of:=IF([Eingabe.R22];[Eingabe.R22];&quot;&quot;)">
            <text:p/>
          </table:table-cell>
          <table:table-cell table:style-name="ce162" table:formula="of:=IF([Eingabe.S22];[Eingabe.S22];&quot;&quot;)">
            <text:p/>
          </table:table-cell>
          <table:table-cell table:style-name="ce162" table:formula="of:=IF([Eingabe.T22];[Eingabe.T22];&quot;&quot;)">
            <text:p/>
          </table:table-cell>
          <table:table-cell table:style-name="ce162" table:formula="of:=IF([Eingabe.U22];[Eingabe.U22];&quot;&quot;)">
            <text:p/>
          </table:table-cell>
          <table:table-cell table:style-name="ce162" table:formula="of:=IF([Eingabe.V22];[Eingabe.V22];&quot;&quot;)">
            <text:p/>
          </table:table-cell>
          <table:table-cell table:style-name="ce162" table:formula="of:=IF([Eingabe.W22];[Eingabe.W22];&quot;&quot;)">
            <text:p/>
          </table:table-cell>
          <table:table-cell table:style-name="ce162" table:formula="of:=IF([Eingabe.X22];[Eingabe.X22];&quot;&quot;)">
            <text:p/>
          </table:table-cell>
          <table:table-cell table:style-name="ce176" table:formula="of:=IF([Eingabe.Y22];[Eingabe.Y22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Rohrbach</text:p>
          </table:table-cell>
          <table:table-cell table:style-name="ce163" table:formula="of:=IF([Eingabe.J24];[Eingabe.J24];&quot;&quot;)">
            <text:p/>
          </table:table-cell>
          <table:table-cell table:style-name="ce163" table:formula="of:=IF([Eingabe.K24];[Eingabe.K24];&quot;&quot;)">
            <text:p/>
          </table:table-cell>
          <table:table-cell table:style-name="ce163" table:formula="of:=IF([Eingabe.L24];[Eingabe.L24];&quot;&quot;)" office:value-type="float" office:value="1" calcext:value-type="float">
            <text:p>1</text:p>
          </table:table-cell>
          <table:table-cell table:style-name="ce163" table:formula="of:=IF([Eingabe.M24];[Eingabe.M24];&quot;&quot;)" office:value-type="float" office:value="1" calcext:value-type="float">
            <text:p>1</text:p>
          </table:table-cell>
          <table:table-cell table:style-name="ce163" table:formula="of:=IF([Eingabe.N24];[Eingabe.N24];&quot;&quot;)">
            <text:p/>
          </table:table-cell>
          <table:table-cell table:style-name="ce163" table:formula="of:=IF([Eingabe.O24];[Eingabe.O24];&quot;&quot;)">
            <text:p/>
          </table:table-cell>
          <table:table-cell table:style-name="ce163" table:formula="of:=IF([Eingabe.P24];[Eingabe.P24];&quot;&quot;)">
            <text:p/>
          </table:table-cell>
          <table:table-cell table:style-name="ce163" table:formula="of:=IF([Eingabe.Q24];[Eingabe.Q24];&quot;&quot;)">
            <text:p/>
          </table:table-cell>
          <table:table-cell table:style-name="ce163" table:formula="of:=IF([Eingabe.R24];[Eingabe.R24];&quot;&quot;)">
            <text:p/>
          </table:table-cell>
          <table:table-cell table:style-name="ce163" table:formula="of:=IF([Eingabe.S24];[Eingabe.S24];&quot;&quot;)">
            <text:p/>
          </table:table-cell>
          <table:table-cell table:style-name="ce163" table:formula="of:=IF([Eingabe.T24];[Eingabe.T24];&quot;&quot;)">
            <text:p/>
          </table:table-cell>
          <table:table-cell table:style-name="ce163" table:formula="of:=IF([Eingabe.U24];[Eingabe.U24];&quot;&quot;)">
            <text:p/>
          </table:table-cell>
          <table:table-cell table:style-name="ce163" table:formula="of:=IF([Eingabe.V24];[Eingabe.V24];&quot;&quot;)">
            <text:p/>
          </table:table-cell>
          <table:table-cell table:style-name="ce163" table:formula="of:=IF([Eingabe.W24];[Eingabe.W24];&quot;&quot;)">
            <text:p/>
          </table:table-cell>
          <table:table-cell table:style-name="ce163" table:formula="of:=IF([Eingabe.X24];[Eingabe.X24];&quot;&quot;)" office:value-type="float" office:value="1" calcext:value-type="float">
            <text:p>1</text:p>
          </table:table-cell>
          <table:table-cell table:style-name="ce177" table:formula="of:=IF([Eingabe.Y24];[Eingabe.Y24];&quot;&quot;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Südstadt</text:p>
          </table:table-cell>
          <table:table-cell table:style-name="ce162" table:formula="of:=IF([Eingabe.J26];[Eingabe.J26];&quot;&quot;)">
            <text:p/>
          </table:table-cell>
          <table:table-cell table:style-name="ce162" table:formula="of:=IF([Eingabe.K26];[Eingabe.K26];&quot;&quot;)">
            <text:p/>
          </table:table-cell>
          <table:table-cell table:style-name="ce162" table:formula="of:=IF([Eingabe.L26];[Eingabe.L26];&quot;&quot;)">
            <text:p/>
          </table:table-cell>
          <table:table-cell table:style-name="ce162" table:formula="of:=IF([Eingabe.M26];[Eingabe.M26];&quot;&quot;)">
            <text:p/>
          </table:table-cell>
          <table:table-cell table:style-name="ce162" table:formula="of:=IF([Eingabe.N26];[Eingabe.N26];&quot;&quot;)">
            <text:p/>
          </table:table-cell>
          <table:table-cell table:style-name="ce162" table:formula="of:=IF([Eingabe.O26];[Eingabe.O26];&quot;&quot;)">
            <text:p/>
          </table:table-cell>
          <table:table-cell table:style-name="ce162" table:formula="of:=IF([Eingabe.P26];[Eingabe.P26];&quot;&quot;)">
            <text:p/>
          </table:table-cell>
          <table:table-cell table:style-name="ce162" table:formula="of:=IF([Eingabe.Q26];[Eingabe.Q26];&quot;&quot;)">
            <text:p/>
          </table:table-cell>
          <table:table-cell table:style-name="ce162" table:formula="of:=IF([Eingabe.R26];[Eingabe.R26];&quot;&quot;)">
            <text:p/>
          </table:table-cell>
          <table:table-cell table:style-name="ce162" table:formula="of:=IF([Eingabe.S26];[Eingabe.S26];&quot;&quot;)">
            <text:p/>
          </table:table-cell>
          <table:table-cell table:style-name="ce162" table:formula="of:=IF([Eingabe.T26];[Eingabe.T26];&quot;&quot;)">
            <text:p/>
          </table:table-cell>
          <table:table-cell table:style-name="ce162" table:formula="of:=IF([Eingabe.U26];[Eingabe.U26];&quot;&quot;)">
            <text:p/>
          </table:table-cell>
          <table:table-cell table:style-name="ce162" table:formula="of:=IF([Eingabe.V26];[Eingabe.V26];&quot;&quot;)">
            <text:p/>
          </table:table-cell>
          <table:table-cell table:style-name="ce162" table:formula="of:=IF([Eingabe.W26];[Eingabe.W26];&quot;&quot;)">
            <text:p/>
          </table:table-cell>
          <table:table-cell table:style-name="ce162" table:formula="of:=IF([Eingabe.X26];[Eingabe.X26];&quot;&quot;)">
            <text:p/>
          </table:table-cell>
          <table:table-cell table:style-name="ce176" table:formula="of:=IF([Eingabe.Y26];[Eingabe.Y26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Weststadt</text:p>
          </table:table-cell>
          <table:table-cell table:style-name="ce163" table:formula="of:=IF([Eingabe.J28];[Eingabe.J28];&quot;&quot;)">
            <text:p/>
          </table:table-cell>
          <table:table-cell table:style-name="ce163" table:formula="of:=IF([Eingabe.K28];[Eingabe.K28];&quot;&quot;)">
            <text:p/>
          </table:table-cell>
          <table:table-cell table:style-name="ce163" table:formula="of:=IF([Eingabe.L28];[Eingabe.L28];&quot;&quot;)">
            <text:p/>
          </table:table-cell>
          <table:table-cell table:style-name="ce163" table:formula="of:=IF([Eingabe.M28];[Eingabe.M28];&quot;&quot;)" office:value-type="float" office:value="1" calcext:value-type="float">
            <text:p>1</text:p>
          </table:table-cell>
          <table:table-cell table:style-name="ce163" table:formula="of:=IF([Eingabe.N28];[Eingabe.N28];&quot;&quot;)">
            <text:p/>
          </table:table-cell>
          <table:table-cell table:style-name="ce163" table:formula="of:=IF([Eingabe.O28];[Eingabe.O28];&quot;&quot;)">
            <text:p/>
          </table:table-cell>
          <table:table-cell table:style-name="ce163" table:formula="of:=IF([Eingabe.P28];[Eingabe.P28];&quot;&quot;)">
            <text:p/>
          </table:table-cell>
          <table:table-cell table:style-name="ce163" table:formula="of:=IF([Eingabe.Q28];[Eingabe.Q28];&quot;&quot;)">
            <text:p/>
          </table:table-cell>
          <table:table-cell table:style-name="ce163" table:formula="of:=IF([Eingabe.R28];[Eingabe.R28];&quot;&quot;)" office:value-type="float" office:value="2" calcext:value-type="float">
            <text:p>2</text:p>
          </table:table-cell>
          <table:table-cell table:style-name="ce163" table:formula="of:=IF([Eingabe.S28];[Eingabe.S28];&quot;&quot;)">
            <text:p/>
          </table:table-cell>
          <table:table-cell table:style-name="ce163" table:formula="of:=IF([Eingabe.T28];[Eingabe.T28];&quot;&quot;)">
            <text:p/>
          </table:table-cell>
          <table:table-cell table:style-name="ce163" table:formula="of:=IF([Eingabe.U28];[Eingabe.U28];&quot;&quot;)">
            <text:p/>
          </table:table-cell>
          <table:table-cell table:style-name="ce163" table:formula="of:=IF([Eingabe.V28];[Eingabe.V28];&quot;&quot;)">
            <text:p/>
          </table:table-cell>
          <table:table-cell table:style-name="ce163" table:formula="of:=IF([Eingabe.W28];[Eingabe.W28];&quot;&quot;)">
            <text:p/>
          </table:table-cell>
          <table:table-cell table:style-name="ce163" table:formula="of:=IF([Eingabe.X28];[Eingabe.X28];&quot;&quot;)" office:value-type="float" office:value="1" calcext:value-type="float">
            <text:p>1</text:p>
          </table:table-cell>
          <table:table-cell table:style-name="ce177" table:formula="of:=IF([Eingabe.Y28];[Eingabe.Y28];&quot;&quot;)" office:value-type="float" office:value="1" calcext:value-type="float">
            <text:p>1</text:p>
          </table:table-cell>
          <table:table-cell table:style-name="ce180" table:number-columns-repeated="1007"/>
        </table:table-row>
        <table:table-row table:style-name="ro10">
          <table:table-cell table:style-name="ce153" office:value-type="string" calcext:value-type="string">
            <text:p>Wieblingen 1</text:p>
          </table:table-cell>
          <table:table-cell table:style-name="ce162" table:formula="of:=IF([Eingabe.J30];[Eingabe.J30];&quot;&quot;)" office:value-type="float" office:value="1" calcext:value-type="float">
            <text:p>1</text:p>
          </table:table-cell>
          <table:table-cell table:style-name="ce162" table:formula="of:=IF([Eingabe.K30];[Eingabe.K30];&quot;&quot;)">
            <text:p/>
          </table:table-cell>
          <table:table-cell table:style-name="ce162" table:formula="of:=IF([Eingabe.L30];[Eingabe.L30];&quot;&quot;)">
            <text:p/>
          </table:table-cell>
          <table:table-cell table:style-name="ce162" table:formula="of:=IF([Eingabe.M30];[Eingabe.M30];&quot;&quot;)">
            <text:p/>
          </table:table-cell>
          <table:table-cell table:style-name="ce162" table:formula="of:=IF([Eingabe.N30];[Eingabe.N30];&quot;&quot;)">
            <text:p/>
          </table:table-cell>
          <table:table-cell table:style-name="ce162" table:formula="of:=IF([Eingabe.O30];[Eingabe.O30];&quot;&quot;)">
            <text:p/>
          </table:table-cell>
          <table:table-cell table:style-name="ce162" table:formula="of:=IF([Eingabe.P30];[Eingabe.P30];&quot;&quot;)">
            <text:p/>
          </table:table-cell>
          <table:table-cell table:style-name="ce162" table:formula="of:=IF([Eingabe.Q30];[Eingabe.Q30];&quot;&quot;)">
            <text:p/>
          </table:table-cell>
          <table:table-cell table:style-name="ce162" table:formula="of:=IF([Eingabe.R30];[Eingabe.R30];&quot;&quot;)">
            <text:p/>
          </table:table-cell>
          <table:table-cell table:style-name="ce162" table:formula="of:=IF([Eingabe.S30];[Eingabe.S30];&quot;&quot;)">
            <text:p/>
          </table:table-cell>
          <table:table-cell table:style-name="ce162" table:formula="of:=IF([Eingabe.T30];[Eingabe.T30];&quot;&quot;)">
            <text:p/>
          </table:table-cell>
          <table:table-cell table:style-name="ce162" table:formula="of:=IF([Eingabe.U30];[Eingabe.U30];&quot;&quot;)">
            <text:p/>
          </table:table-cell>
          <table:table-cell table:style-name="ce162" table:formula="of:=IF([Eingabe.V30];[Eingabe.V30];&quot;&quot;)">
            <text:p/>
          </table:table-cell>
          <table:table-cell table:style-name="ce162" table:formula="of:=IF([Eingabe.W30];[Eingabe.W30];&quot;&quot;)">
            <text:p/>
          </table:table-cell>
          <table:table-cell table:style-name="ce162" table:formula="of:=IF([Eingabe.X30];[Eingabe.X30];&quot;&quot;)">
            <text:p/>
          </table:table-cell>
          <table:table-cell table:style-name="ce176" table:formula="of:=IF([Eingabe.Y30];[Eingabe.Y30];&quot;&quot;)">
            <text:p/>
          </table:table-cell>
          <table:table-cell table:number-columns-repeated="1007"/>
        </table:table-row>
        <table:table-row table:style-name="ro10">
          <table:table-cell table:style-name="ce154" office:value-type="string" calcext:value-type="string">
            <text:p>Wieblingen 2</text:p>
          </table:table-cell>
          <table:table-cell table:style-name="ce163" table:formula="of:=IF([Eingabe.J32];[Eingabe.J32];&quot;&quot;)">
            <text:p/>
          </table:table-cell>
          <table:table-cell table:style-name="ce163" table:formula="of:=IF([Eingabe.K32];[Eingabe.K32];&quot;&quot;)">
            <text:p/>
          </table:table-cell>
          <table:table-cell table:style-name="ce163" table:formula="of:=IF([Eingabe.L32];[Eingabe.L32];&quot;&quot;)">
            <text:p/>
          </table:table-cell>
          <table:table-cell table:style-name="ce163" table:formula="of:=IF([Eingabe.M32];[Eingabe.M32];&quot;&quot;)">
            <text:p/>
          </table:table-cell>
          <table:table-cell table:style-name="ce163" table:formula="of:=IF([Eingabe.N32];[Eingabe.N32];&quot;&quot;)">
            <text:p/>
          </table:table-cell>
          <table:table-cell table:style-name="ce163" table:formula="of:=IF([Eingabe.O32];[Eingabe.O32];&quot;&quot;)">
            <text:p/>
          </table:table-cell>
          <table:table-cell table:style-name="ce163" table:formula="of:=IF([Eingabe.P32];[Eingabe.P32];&quot;&quot;)">
            <text:p/>
          </table:table-cell>
          <table:table-cell table:style-name="ce163" table:formula="of:=IF([Eingabe.Q32];[Eingabe.Q32];&quot;&quot;)">
            <text:p/>
          </table:table-cell>
          <table:table-cell table:style-name="ce163" table:formula="of:=IF([Eingabe.R32];[Eingabe.R32];&quot;&quot;)" office:value-type="float" office:value="1" calcext:value-type="float">
            <text:p>1</text:p>
          </table:table-cell>
          <table:table-cell table:style-name="ce163" table:formula="of:=IF([Eingabe.S32];[Eingabe.S32];&quot;&quot;)">
            <text:p/>
          </table:table-cell>
          <table:table-cell table:style-name="ce163" table:formula="of:=IF([Eingabe.T32];[Eingabe.T32];&quot;&quot;)">
            <text:p/>
          </table:table-cell>
          <table:table-cell table:style-name="ce163" table:formula="of:=IF([Eingabe.U32];[Eingabe.U32];&quot;&quot;)">
            <text:p/>
          </table:table-cell>
          <table:table-cell table:style-name="ce163" table:formula="of:=IF([Eingabe.V32];[Eingabe.V32];&quot;&quot;)">
            <text:p/>
          </table:table-cell>
          <table:table-cell table:style-name="ce163" table:formula="of:=IF([Eingabe.W32];[Eingabe.W32];&quot;&quot;)">
            <text:p/>
          </table:table-cell>
          <table:table-cell table:style-name="ce163" table:formula="of:=IF([Eingabe.X32];[Eingabe.X32];&quot;&quot;)">
            <text:p/>
          </table:table-cell>
          <table:table-cell table:style-name="ce177" table:formula="of:=IF([Eingabe.Y32];[Eingabe.Y32];&quot;&quot;)">
            <text:p/>
          </table:table-cell>
          <table:table-cell table:number-columns-repeated="1007"/>
        </table:table-row>
        <table:table-row table:style-name="ro10">
          <table:table-cell table:style-name="ce153" office:value-type="string" calcext:value-type="string">
            <text:p>Wiesloch</text:p>
          </table:table-cell>
          <table:table-cell table:style-name="ce162" table:formula="of:=IF([Eingabe.J34];[Eingabe.J34];&quot;&quot;)">
            <text:p/>
          </table:table-cell>
          <table:table-cell table:style-name="ce162" table:formula="of:=IF([Eingabe.K34];[Eingabe.K34];&quot;&quot;)">
            <text:p/>
          </table:table-cell>
          <table:table-cell table:style-name="ce162" table:formula="of:=IF([Eingabe.L34];[Eingabe.L34];&quot;&quot;)" office:value-type="float" office:value="1" calcext:value-type="float">
            <text:p>1</text:p>
          </table:table-cell>
          <table:table-cell table:style-name="ce162" table:formula="of:=IF([Eingabe.M34];[Eingabe.M34];&quot;&quot;)">
            <text:p/>
          </table:table-cell>
          <table:table-cell table:style-name="ce162" table:formula="of:=IF([Eingabe.N34];[Eingabe.N34];&quot;&quot;)">
            <text:p/>
          </table:table-cell>
          <table:table-cell table:style-name="ce162" table:formula="of:=IF([Eingabe.O34];[Eingabe.O34];&quot;&quot;)">
            <text:p/>
          </table:table-cell>
          <table:table-cell table:style-name="ce162" table:formula="of:=IF([Eingabe.P34];[Eingabe.P34];&quot;&quot;)">
            <text:p/>
          </table:table-cell>
          <table:table-cell table:style-name="ce162" table:formula="of:=IF([Eingabe.Q34];[Eingabe.Q34];&quot;&quot;)">
            <text:p/>
          </table:table-cell>
          <table:table-cell table:style-name="ce162" table:formula="of:=IF([Eingabe.R34];[Eingabe.R34];&quot;&quot;)">
            <text:p/>
          </table:table-cell>
          <table:table-cell table:style-name="ce162" table:formula="of:=IF([Eingabe.S34];[Eingabe.S34];&quot;&quot;)">
            <text:p/>
          </table:table-cell>
          <table:table-cell table:style-name="ce162" table:formula="of:=IF([Eingabe.T34];[Eingabe.T34];&quot;&quot;)" office:value-type="float" office:value="1" calcext:value-type="float">
            <text:p>1</text:p>
          </table:table-cell>
          <table:table-cell table:style-name="ce162" table:formula="of:=IF([Eingabe.U34];[Eingabe.U34];&quot;&quot;)">
            <text:p/>
          </table:table-cell>
          <table:table-cell table:style-name="ce162" table:formula="of:=IF([Eingabe.V34];[Eingabe.V34];&quot;&quot;)" office:value-type="float" office:value="1" calcext:value-type="float">
            <text:p>1</text:p>
          </table:table-cell>
          <table:table-cell table:style-name="ce162" table:formula="of:=IF([Eingabe.W34];[Eingabe.W34];&quot;&quot;)" office:value-type="float" office:value="2" calcext:value-type="float">
            <text:p>2</text:p>
          </table:table-cell>
          <table:table-cell table:style-name="ce162" table:formula="of:=IF([Eingabe.X34];[Eingabe.X34];&quot;&quot;)">
            <text:p/>
          </table:table-cell>
          <table:table-cell table:style-name="ce176" table:formula="of:=IF([Eingabe.Y34];[Eingabe.Y34];&quot;&quot;)" office:value-type="float" office:value="2" calcext:value-type="float">
            <text:p>2</text:p>
          </table:table-cell>
          <table:table-cell table:number-columns-repeated="1007"/>
        </table:table-row>
        <table:table-row table:style-name="ro10">
          <table:table-cell table:style-name="ce155" office:value-type="string" calcext:value-type="string">
            <text:p>Restbestand (Portionen)</text:p>
          </table:table-cell>
          <table:table-cell table:style-name="ce164" table:formula="of:=[.B22]-[.B4]" office:value-type="float" office:value="-13" calcext:value-type="float">
            <text:p>-13</text:p>
          </table:table-cell>
          <table:table-cell table:style-name="ce164" table:formula="of:=[.C22]-[.C4]" office:value-type="float" office:value="-8" calcext:value-type="float">
            <text:p>-8</text:p>
          </table:table-cell>
          <table:table-cell table:style-name="ce164" office:value-type="string" calcext:value-type="string">
            <text:p>-</text:p>
          </table:table-cell>
          <table:table-cell table:style-name="ce164" table:formula="of:=[.E22]-[.E4]" office:value-type="float" office:value="-3" calcext:value-type="float">
            <text:p>-3</text:p>
          </table:table-cell>
          <table:table-cell table:style-name="ce164" table:formula="of:=[.F22]-[.F4]" office:value-type="float" office:value="1" calcext:value-type="float">
            <text:p>1</text:p>
          </table:table-cell>
          <table:table-cell table:style-name="ce164" office:value-type="string" calcext:value-type="string">
            <text:p>-</text:p>
          </table:table-cell>
          <table:table-cell table:style-name="ce164" table:formula="of:=[.H22]-[.H4]" office:value-type="float" office:value="-2" calcext:value-type="float">
            <text:p>-2</text:p>
          </table:table-cell>
          <table:table-cell table:style-name="ce164" office:value-type="string" calcext:value-type="string">
            <text:p>-</text:p>
          </table:table-cell>
          <table:table-cell table:style-name="ce164" table:formula="of:=[.J22]-[.J4]" office:value-type="float" office:value="-51" calcext:value-type="float">
            <text:p>-51</text:p>
          </table:table-cell>
          <table:table-cell table:style-name="ce164" table:formula="of:=[.K22]-[.K4]" office:value-type="float" office:value="-8" calcext:value-type="float">
            <text:p>-8</text:p>
          </table:table-cell>
          <table:table-cell table:style-name="ce164" table:formula="of:=[.L22]-[.L4]" office:value-type="float" office:value="-1" calcext:value-type="float">
            <text:p>-1</text:p>
          </table:table-cell>
          <table:table-cell table:number-columns-repeated="3" table:style-name="ce164" office:value-type="string" calcext:value-type="string">
            <text:p>-</text:p>
          </table:table-cell>
          <table:table-cell table:style-name="ce164" table:formula="of:=[.P22]-[.P4]" office:value-type="float" office:value="-35" calcext:value-type="float">
            <text:p>-35</text:p>
          </table:table-cell>
          <table:table-cell table:style-name="ce178" table:formula="of:=[.Q22]-[.Q4]" office:value-type="float" office:value="-16" calcext:value-type="float">
            <text:p>-16</text:p>
          </table:table-cell>
          <table:table-cell table:number-columns-repeated="1007"/>
        </table:table-row>
        <table:table-row table:style-name="ro10">
          <table:table-cell table:style-name="ce155" office:value-type="string" calcext:value-type="string">
            <text:p>Restbestand (volle Säcke)</text:p>
          </table:table-cell>
          <table:table-cell table:style-name="ce164" table:number-columns-repeated="8"/>
          <table:table-cell table:style-name="ce164" table:formula="of:=INT([.J20]/12.5)" office:value-type="float" office:value="-5" calcext:value-type="float">
            <text:p>-5</text:p>
          </table:table-cell>
          <table:table-cell table:style-name="ce164" table:formula="of:=INT([.K20]/12.5)" office:value-type="float" office:value="-1" calcext:value-type="float">
            <text:p>-1</text:p>
          </table:table-cell>
          <table:table-cell table:style-name="ce164" table:formula="of:=INT([.L20]/12.5)" office:value-type="float" office:value="-1" calcext:value-type="float">
            <text:p>-1</text:p>
          </table:table-cell>
          <table:table-cell table:style-name="ce164" table:number-columns-repeated="4"/>
          <table:table-cell table:style-name="ce178"/>
          <table:table-cell table:number-columns-repeated="1007"/>
        </table:table-row>
        <table:table-row table:style-name="ro10">
          <table:table-cell table:style-name="ce156" office:value-type="string" calcext:value-type="string">
            <text:p>Altbestand</text:p>
          </table:table-cell>
          <table:table-cell table:number-columns-repeated="2" table:style-name="ce165" office:value-type="float" office:value="-8" calcext:value-type="float">
            <text:p>-8</text:p>
          </table:table-cell>
          <table:table-cell table:style-name="ce165" office:value-type="string" calcext:value-type="string">
            <text:p>-</text:p>
          </table:table-cell>
          <table:table-cell table:style-name="ce165" office:value-type="float" office:value="-1" calcext:value-type="float">
            <text:p>-1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-</text:p>
          </table:table-cell>
          <table:table-cell table:style-name="ce165" office:value-type="float" office:value="-2" calcext:value-type="float">
            <text:p>-2</text:p>
          </table:table-cell>
          <table:table-cell table:style-name="ce165" office:value-type="string" calcext:value-type="string">
            <text:p>-</text:p>
          </table:table-cell>
          <table:table-cell table:style-name="ce165" office:value-type="float" office:value="-46" calcext:value-type="float">
            <text:p>-46</text:p>
          </table:table-cell>
          <table:table-cell table:style-name="ce165" office:value-type="float" office:value="-7" calcext:value-type="float">
            <text:p>-7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65" office:value-type="float" office:value="-29" calcext:value-type="float">
            <text:p>-29</text:p>
          </table:table-cell>
          <table:table-cell table:style-name="ce179" office:value-type="float" office:value="-7" calcext:value-type="float">
            <text:p>-7</text:p>
          </table:table-cell>
          <table:table-cell table:number-columns-repeated="1007"/>
        </table:table-row>
        <table:table-row table:style-name="ro11" table:number-rows-repeated="1048541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ot" table:style-name="ta5">
        <office:forms form:automatic-focus="false" form:apply-design-mode="false"/>
        <table:table-column table:style-name="co29" table:default-cell-style-name="ce186"/>
        <table:table-column table:style-name="co10" table:number-columns-repeated="15" table:default-cell-style-name="ce186"/>
        <table:table-column table:style-name="co30" table:default-cell-style-name="ce186"/>
        <table:table-column table:style-name="co10" table:number-columns-repeated="1004" table:default-cell-style-name="ce186"/>
        <table:table-column table:style-name="co10" table:number-columns-repeated="3" table:default-cell-style-name="ce2"/>
        <table:table-row table:style-name="ro14">
          <table:table-cell table:style-name="ce181" table:formula="of:=[$Eingabe.B1]" office:value-type="date" office:date-value="2019-11-14" calcext:value-type="date">
            <text:p>14.11.2019</text:p>
          </table:table-cell>
          <table:table-cell table:style-name="ce187" office:value-type="string" calcext:value-type="string">
            <text:p>Wiesl</text:p>
          </table:table-cell>
          <table:table-cell table:style-name="ce187" office:value-type="string" calcext:value-type="string">
            <text:p>Kirch</text:p>
          </table:table-cell>
          <table:table-cell table:style-name="ce187" office:value-type="string" calcext:value-type="string">
            <text:p>Altst</text:p>
          </table:table-cell>
          <table:table-cell table:style-name="ce187" office:value-type="string" calcext:value-type="string">
            <text:p>West</text:p>
          </table:table-cell>
          <table:table-cell table:style-name="ce187" office:value-type="string" calcext:value-type="string">
            <text:p>Rohr</text:p>
          </table:table-cell>
          <table:table-cell table:style-name="ce187" office:value-type="string" calcext:value-type="string">
            <text:p>Btal</text:p>
          </table:table-cell>
          <table:table-cell table:style-name="ce187" office:value-type="string" calcext:value-type="string">
            <text:p>MA</text:p>
          </table:table-cell>
          <table:table-cell table:style-name="ce187" office:value-type="string" calcext:value-type="string">
            <text:p>Eppel</text:p>
          </table:table-cell>
          <table:table-cell table:style-name="ce187" office:value-type="string" calcext:value-type="string">
            <text:p>Süd</text:p>
          </table:table-cell>
          <table:table-cell table:style-name="ce187" office:value-type="string" calcext:value-type="string">
            <text:p>HH 1</text:p>
          </table:table-cell>
          <table:table-cell table:style-name="ce187" office:value-type="string" calcext:value-type="string">
            <text:p>HH 2</text:p>
          </table:table-cell>
          <table:table-cell table:style-name="ce187" office:value-type="string" calcext:value-type="string">
            <text:p>Wb 1</text:p>
          </table:table-cell>
          <table:table-cell table:style-name="ce187" office:value-type="string" calcext:value-type="string">
            <text:p>Wb 2</text:p>
          </table:table-cell>
          <table:table-cell table:style-name="ce187" office:value-type="string" calcext:value-type="string">
            <text:p>Eding</text:p>
          </table:table-cell>
          <table:table-cell table:style-name="ce187" office:value-type="string" calcext:value-type="string" table:number-columns-spanned="2" table:number-rows-spanned="1">
            <text:p>Einzel</text:p>
          </table:table-cell>
          <table:covered-table-cell table:style-name="ce187"/>
          <table:table-cell table:style-name="ce194" office:value-type="string" calcext:value-type="string">
            <text:p>frei</text:p>
          </table:table-cell>
          <table:table-cell table:style-name="ce199" office:value-type="string" calcext:value-type="string">
            <text:p>Ges.</text:p>
          </table:table-cell>
          <table:table-cell table:number-columns-repeated="1005"/>
        </table:table-row>
        <table:table-row table:style-name="ro14">
          <table:table-cell table:style-name="ce182" office:value-type="string" calcext:value-type="string">
            <text:p>Di-Kürbis</text:p>
          </table:table-cell>
          <table:table-cell table:style-name="ce188" table:number-columns-repeated="15"/>
          <table:table-cell table:style-name="ce191"/>
          <table:table-cell table:style-name="ce195" office:value-type="float" office:value="9" calcext:value-type="float">
            <text:p>9</text:p>
          </table:table-cell>
          <table:table-cell table:style-name="ce200" table:formula="of:=SUM([.B2:.R2])" office:value-type="float" office:value="9" calcext:value-type="float">
            <text:p>9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Bauernbrot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style-name="ce189" table:number-columns-repeated="8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number-columns-repeated="3"/>
          <table:table-cell table:style-name="ce192"/>
          <table:table-cell table:style-name="ce196" office:value-type="float" office:value="4" calcext:value-type="float">
            <text:p>4</text:p>
          </table:table-cell>
          <table:table-cell table:style-name="ce201" table:formula="of:=SUM([.B3:.R3])" office:value-type="float" office:value="9" calcext:value-type="float">
            <text:p>9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Roggen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8"/>
          <table:table-cell table:style-name="ce190" office:value-type="string" calcext:value-type="string">
            <text:p>x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Bernd</text:p>
          </table:table-cell>
          <table:table-cell table:style-name="ce197" office:value-type="float" office:value="5" calcext:value-type="float">
            <text:p>5</text:p>
          </table:table-cell>
          <table:table-cell table:style-name="ce202" table:formula="of:=SUM([.B4:.R4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Di-Buchw.-Nuss</text:p>
          </table:table-cell>
          <table:table-cell table:style-name="ce189" table:number-columns-repeated="15"/>
          <table:table-cell table:style-name="ce192"/>
          <table:table-cell table:style-name="ce196" office:value-type="float" office:value="8" calcext:value-type="float">
            <text:p>8</text:p>
          </table:table-cell>
          <table:table-cell table:style-name="ce201" table:formula="of:=SUM([.B5:.R5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Mischbrot</text:p>
          </table:table-cell>
          <table:table-cell table:style-name="ce190" table:number-columns-repeated="15"/>
          <table:table-cell table:style-name="ce193"/>
          <table:table-cell table:style-name="ce197" office:value-type="float" office:value="8" calcext:value-type="float">
            <text:p>8</text:p>
          </table:table-cell>
          <table:table-cell table:style-name="ce202" table:formula="of:=SUM([.B6:.R6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Gerste</text:p>
          </table:table-cell>
          <table:table-cell table:style-name="ce189" table:number-columns-repeated="15"/>
          <table:table-cell table:style-name="ce192"/>
          <table:table-cell table:style-name="ce196" office:value-type="float" office:value="8" calcext:value-type="float">
            <text:p>8</text:p>
          </table:table-cell>
          <table:table-cell table:style-name="ce201" table:formula="of:=SUM([.B7:.R7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Dinkelbrot</text:p>
          </table:table-cell>
          <table:table-cell table:style-name="ce190" table:number-columns-repeated="15"/>
          <table:table-cell table:style-name="ce193"/>
          <table:table-cell table:style-name="ce197" office:value-type="float" office:value="8" calcext:value-type="float">
            <text:p>8</text:p>
          </table:table-cell>
          <table:table-cell table:style-name="ce202" table:formula="of:=SUM([.B8:.R8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Sonnenblumen</text:p>
          </table:table-cell>
          <table:table-cell table:style-name="ce189" table:number-columns-repeated="9"/>
          <table:table-cell table:style-name="ce189" office:value-type="float" office:value="1" calcext:value-type="float">
            <text:p>1</text:p>
          </table:table-cell>
          <table:table-cell table:style-name="ce189" table:number-columns-repeated="5"/>
          <table:table-cell table:style-name="ce192"/>
          <table:table-cell table:style-name="ce196" office:value-type="float" office:value="7" calcext:value-type="float">
            <text:p>7</text:p>
          </table:table-cell>
          <table:table-cell table:style-name="ce201" table:formula="of:=SUM([.B9:.R9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Sesambrot</text:p>
          </table:table-cell>
          <table:table-cell table:style-name="ce190" table:number-columns-repeated="15"/>
          <table:table-cell table:style-name="ce193"/>
          <table:table-cell table:style-name="ce197" office:value-type="float" office:value="8" calcext:value-type="float">
            <text:p>8</text:p>
          </table:table-cell>
          <table:table-cell table:style-name="ce202" table:formula="of:=SUM([.B10:.R10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Di-Hafer-Ganzkorn</text:p>
          </table:table-cell>
          <table:table-cell table:style-name="ce189" table:number-columns-repeated="15"/>
          <table:table-cell table:style-name="ce192"/>
          <table:table-cell table:style-name="ce196" office:value-type="float" office:value="8" calcext:value-type="float">
            <text:p>8</text:p>
          </table:table-cell>
          <table:table-cell table:style-name="ce201" table:formula="of:=SUM([.B11:.R11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Surprisebrot</text:p>
          </table:table-cell>
          <table:table-cell table:style-name="ce190" office:value-type="string" calcext:value-type="string">
            <text:p>x</text:p>
          </table:table-cell>
          <table:table-cell table:style-name="ce190" table:number-columns-repeated="9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3"/>
          <table:table-cell table:style-name="ce197" office:value-type="float" office:value="7" calcext:value-type="float">
            <text:p>7</text:p>
          </table:table-cell>
          <table:table-cell table:style-name="ce202" table:formula="of:=SUM([.B12:.R12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Walnuss</text:p>
          </table:table-cell>
          <table:table-cell table:style-name="ce189" table:number-columns-repeated="9"/>
          <table:table-cell table:style-name="ce189" office:value-type="float" office:value="1" calcext:value-type="float">
            <text:p>1</text:p>
          </table:table-cell>
          <table:table-cell table:style-name="ce189" table:number-columns-repeated="4"/>
          <table:table-cell table:style-name="ce189" office:value-type="float" office:value="0" calcext:value-type="float">
            <text:p>0</text:p>
          </table:table-cell>
          <table:table-cell table:style-name="ce192" office:value-type="string" calcext:value-type="string">
            <text:p>Heike</text:p>
          </table:table-cell>
          <table:table-cell table:style-name="ce196" office:value-type="float" office:value="7" calcext:value-type="float">
            <text:p>7</text:p>
          </table:table-cell>
          <table:table-cell table:style-name="ce201" table:formula="of:=SUM([.B13:.R13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Di-Roggen</text:p>
          </table:table-cell>
          <table:table-cell table:style-name="ce190" table:number-columns-repeated="15"/>
          <table:table-cell table:style-name="ce193"/>
          <table:table-cell table:style-name="ce197" office:value-type="float" office:value="8" calcext:value-type="float">
            <text:p>8</text:p>
          </table:table-cell>
          <table:table-cell table:style-name="ce202" table:formula="of:=SUM([.B14:.R14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Hirse-/Leisambrot</text:p>
          </table:table-cell>
          <table:table-cell table:style-name="ce189" table:number-columns-repeated="15"/>
          <table:table-cell table:style-name="ce192"/>
          <table:table-cell table:style-name="ce196" office:value-type="float" office:value="7" calcext:value-type="float">
            <text:p>7</text:p>
          </table:table-cell>
          <table:table-cell table:style-name="ce201" table:formula="of:=SUM([.B15:.R15])" office:value-type="float" office:value="7" calcext:value-type="float">
            <text:p>7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Duftreis</text:p>
          </table:table-cell>
          <table:table-cell table:style-name="ce190" table:number-columns-repeated="1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Björn</text:p>
          </table:table-cell>
          <table:table-cell table:style-name="ce198" office:value-type="float" office:value="8" calcext:value-type="float">
            <text:p>8</text:p>
          </table:table-cell>
          <table:table-cell table:style-name="ce203" table:formula="of:=SUM([.B16:.R16])" office:value-type="float" office:value="9" calcext:value-type="float">
            <text:p>9</text:p>
          </table:table-cell>
          <table:table-cell table:style-name="ce204" table:number-columns-repeated="1002"/>
          <table:table-cell table:style-name="ce205" table:number-columns-repeated="3"/>
        </table:table-row>
        <table:table-row table:style-name="ro14">
          <table:table-cell table:style-name="ce183" office:value-type="string" calcext:value-type="string">
            <text:p>Dinkelbrot rund</text:p>
          </table:table-cell>
          <table:table-cell table:style-name="ce189" office:value-type="float" office:value="1" calcext:value-type="float">
            <text:p>1</text:p>
          </table:table-cell>
          <table:table-cell table:style-name="ce189" table:number-columns-repeated="4"/>
          <table:table-cell table:style-name="ce189" office:value-type="float" office:value="1" calcext:value-type="float">
            <text:p>1</text:p>
          </table:table-cell>
          <table:table-cell table:style-name="ce189" table:number-columns-repeated="9"/>
          <table:table-cell table:style-name="ce192"/>
          <table:table-cell table:style-name="ce196" office:value-type="float" office:value="5" calcext:value-type="float">
            <text:p>5</text:p>
          </table:table-cell>
          <table:table-cell table:style-name="ce201" table:formula="of:=SUM([.B17:.R17])" office:value-type="float" office:value="7" calcext:value-type="float">
            <text:p>7</text:p>
          </table:table-cell>
          <table:table-cell table:number-columns-repeated="1005"/>
        </table:table-row>
        <table:table-row table:style-name="ro14">
          <table:table-cell table:style-name="ce184" office:value-type="string" calcext:value-type="string">
            <text:p>Weizenbrot</text:p>
          </table:table-cell>
          <table:table-cell table:style-name="ce190" table:number-columns-repeated="15"/>
          <table:table-cell table:style-name="ce193"/>
          <table:table-cell table:style-name="ce197" office:value-type="float" office:value="8" calcext:value-type="float">
            <text:p>8</text:p>
          </table:table-cell>
          <table:table-cell table:style-name="ce202" table:formula="of:=SUM([.B18:.R18])" office:value-type="float" office:value="8" calcext:value-type="float">
            <text:p>8</text:p>
          </table:table-cell>
          <table:table-cell table:number-columns-repeated="1005"/>
        </table:table-row>
        <table:table-row table:style-name="ro14">
          <table:table-cell table:style-name="ce183" office:value-type="string" calcext:value-type="string">
            <text:p>Kümmelbrot</text:p>
          </table:table-cell>
          <table:table-cell table:number-columns-repeated="2" table:style-name="ce189" office:value-type="string" calcext:value-type="string">
            <text:p>x</text:p>
          </table:table-cell>
          <table:table-cell table:style-name="ce189" table:number-columns-repeated="2"/>
          <table:table-cell table:style-name="ce189" office:value-type="string" calcext:value-type="string">
            <text:p>x</text:p>
          </table:table-cell>
          <table:table-cell table:style-name="ce189"/>
          <table:table-cell table:style-name="ce189" office:value-type="string" calcext:value-type="string">
            <text:p>x</text:p>
          </table:table-cell>
          <table:table-cell table:style-name="ce189" table:number-columns-repeated="2"/>
          <table:table-cell table:style-name="ce189" office:value-type="string" calcext:value-type="string">
            <text:p>x</text:p>
          </table:table-cell>
          <table:table-cell table:style-name="ce189" table:number-columns-repeated="5"/>
          <table:table-cell table:style-name="ce192"/>
          <table:table-cell table:style-name="ce196" office:value-type="float" office:value="7" calcext:value-type="float">
            <text:p>7</text:p>
          </table:table-cell>
          <table:table-cell table:style-name="ce201" table:formula="of:=SUM([.B19:.R19])" office:value-type="float" office:value="7" calcext:value-type="float">
            <text:p>7</text:p>
          </table:table-cell>
          <table:table-cell table:number-columns-repeated="1005"/>
        </table:table-row>
        <table:table-row table:style-name="ro14">
          <table:table-cell table:style-name="ce185" office:value-type="string" calcext:value-type="string">
            <text:p>Summe</text:p>
          </table:table-cell>
          <table:table-cell table:style-name="ce187" table:formula="of:=[$Eingabe.I34]" office:value-type="float" office:value="10" calcext:value-type="float">
            <text:p>10</text:p>
          </table:table-cell>
          <table:table-cell table:style-name="ce187" table:formula="of:=[$Eingabe.I20]" office:value-type="float" office:value="6" calcext:value-type="float">
            <text:p>6</text:p>
          </table:table-cell>
          <table:table-cell table:style-name="ce187" table:formula="of:=[$Eingabe.I6]" office:value-type="float" office:value="8" calcext:value-type="float">
            <text:p>8</text:p>
          </table:table-cell>
          <table:table-cell table:style-name="ce187" table:formula="of:=[$Eingabe.I28]" office:value-type="float" office:value="18" calcext:value-type="float">
            <text:p>18</text:p>
          </table:table-cell>
          <table:table-cell table:style-name="ce187" table:formula="of:=[$Eingabe.I24]" office:value-type="float" office:value="11" calcext:value-type="float">
            <text:p>11</text:p>
          </table:table-cell>
          <table:table-cell table:style-name="ce187" table:formula="of:=[$Eingabe.I8]" office:value-type="float" office:value="8" calcext:value-type="float">
            <text:p>8</text:p>
          </table:table-cell>
          <table:table-cell table:style-name="ce187" table:formula="of:=[$Eingabe.I22]" office:value-type="float" office:value="10" calcext:value-type="float">
            <text:p>10</text:p>
          </table:table-cell>
          <table:table-cell table:style-name="ce187" table:formula="of:=[$Eingabe.I14]" office:value-type="float" office:value="11" calcext:value-type="float">
            <text:p>11</text:p>
          </table:table-cell>
          <table:table-cell table:style-name="ce187" table:formula="of:=[$Eingabe.I26]" office:value-type="float" office:value="14" calcext:value-type="float">
            <text:p>14</text:p>
          </table:table-cell>
          <table:table-cell table:style-name="ce187" table:formula="of:=[$Eingabe.I16]" office:value-type="float" office:value="10" calcext:value-type="float">
            <text:p>10</text:p>
          </table:table-cell>
          <table:table-cell table:style-name="ce187" table:formula="of:=[$Eingabe.I18]" office:value-type="float" office:value="11" calcext:value-type="float">
            <text:p>11</text:p>
          </table:table-cell>
          <table:table-cell table:style-name="ce187" table:formula="of:=[$Eingabe.I30]" office:value-type="float" office:value="10" calcext:value-type="float">
            <text:p>10</text:p>
          </table:table-cell>
          <table:table-cell table:style-name="ce187" table:formula="of:=[$Eingabe.I32]" office:value-type="float" office:value="1" calcext:value-type="float">
            <text:p>1</text:p>
          </table:table-cell>
          <table:table-cell table:style-name="ce187" table:formula="of:=[$Eingabe.I10]" office:value-type="float" office:value="6" calcext:value-type="float">
            <text:p>6</text:p>
          </table:table-cell>
          <table:table-cell table:style-name="ce187" table:formula="of:=[$Eingabe.I12]" office:value-type="float" office:value="10" calcext:value-type="float">
            <text:p>10</text:p>
          </table:table-cell>
          <table:table-cell table:style-name="ce187" office:value-type="string" calcext:value-type="string">
            <text:p>-</text:p>
          </table:table-cell>
          <table:table-cell table:style-name="ce194" table:formula="of:=SUM([.B20:.P20])-[.S20]" office:value-type="float" office:value="0" calcext:value-type="float">
            <text:p>0</text:p>
          </table:table-cell>
          <table:table-cell table:style-name="ce199" table:formula="of:=SUM([.S2:.S19])" office:value-type="float" office:value="144" calcext:value-type="float">
            <text:p>144</text:p>
          </table:table-cell>
          <table:table-cell table:number-columns-repeated="1005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arkus Brotsorten" table:style-name="ta6">
        <office:forms form:automatic-focus="false" form:apply-design-mode="false"/>
        <table:table-column table:style-name="co31" table:default-cell-style-name="ce208"/>
        <table:table-column table:style-name="co32" table:default-cell-style-name="ce208"/>
        <table:table-column table:style-name="co10" table:number-columns-repeated="1020" table:default-cell-style-name="ce208"/>
        <table:table-column table:style-name="co10" table:number-columns-repeated="2" table:default-cell-style-name="Default"/>
        <table:table-row table:style-name="ro15">
          <table:table-cell table:style-name="ce206" office:value-type="string" calcext:value-type="string">
            <text:p>Artikel-nummer</text:p>
          </table:table-cell>
          <table:table-cell table:style-name="ce209"/>
          <table:table-cell table:style-name="ce206" office:value-type="string" calcext:value-type="string">
            <text:p>Gesamt</text:p>
          </table:table-cell>
          <table:table-cell table:style-name="ce206" office:value-type="string" calcext:value-type="string">
            <text:p>Solawi inkl. Einzel</text:p>
          </table:table-cell>
          <table:table-cell table:style-name="ce206" office:value-type="string" calcext:value-type="string">
            <text:p>Hof</text:p>
          </table:table-cell>
          <table:table-cell table:number-columns-repeated="1019"/>
        </table:table-row>
        <table:table-row table:style-name="ro1">
          <table:table-cell table:style-name="ce207" office:value-type="float" office:value="530" calcext:value-type="float">
            <text:p>530</text:p>
          </table:table-cell>
          <table:table-cell table:style-name="ce210" office:value-type="string" calcext:value-type="string">
            <text:p>Di-Kürbis</text:p>
          </table:table-cell>
          <table:table-cell table:style-name="ce211" table:formula="of:=[$Brot.S2]" office:value-type="float" office:value="9" calcext:value-type="float">
            <text:p>9</text:p>
          </table:table-cell>
          <table:table-cell table:style-name="ce209" table:formula="of:=[$Brot.S2]-[.E2]" office:value-type="float" office:value="9" calcext:value-type="float">
            <text:p>9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152" calcext:value-type="float">
            <text:p>152</text:p>
          </table:table-cell>
          <table:table-cell table:style-name="ce210" office:value-type="string" calcext:value-type="string">
            <text:p>Bauernbrot</text:p>
          </table:table-cell>
          <table:table-cell table:style-name="ce211" table:formula="of:=[$Brot.S3]" office:value-type="float" office:value="9" calcext:value-type="float">
            <text:p>9</text:p>
          </table:table-cell>
          <table:table-cell table:style-name="ce209" table:formula="of:=[$Brot.S3]-[.E3]" office:value-type="float" office:value="9" calcext:value-type="float">
            <text:p>9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300" calcext:value-type="float">
            <text:p>300</text:p>
          </table:table-cell>
          <table:table-cell table:style-name="ce210" office:value-type="string" calcext:value-type="string">
            <text:p>Roggen</text:p>
          </table:table-cell>
          <table:table-cell table:style-name="ce211" table:formula="of:=[$Brot.S4]" office:value-type="float" office:value="8" calcext:value-type="float">
            <text:p>8</text:p>
          </table:table-cell>
          <table:table-cell table:style-name="ce209" table:formula="of:=[$Brot.S4]-[.E4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550" calcext:value-type="float">
            <text:p>550</text:p>
          </table:table-cell>
          <table:table-cell table:style-name="ce210" office:value-type="string" calcext:value-type="string">
            <text:p>Di-Buchw.-Nuss</text:p>
          </table:table-cell>
          <table:table-cell table:style-name="ce211" table:formula="of:=[$Brot.S5]" office:value-type="float" office:value="8" calcext:value-type="float">
            <text:p>8</text:p>
          </table:table-cell>
          <table:table-cell table:style-name="ce209" table:formula="of:=[$Brot.S5]-[.E5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400" calcext:value-type="float">
            <text:p>400</text:p>
          </table:table-cell>
          <table:table-cell table:style-name="ce210" office:value-type="string" calcext:value-type="string">
            <text:p>Mischbrot</text:p>
          </table:table-cell>
          <table:table-cell table:style-name="ce211" table:formula="of:=[$Brot.S6]" office:value-type="float" office:value="8" calcext:value-type="float">
            <text:p>8</text:p>
          </table:table-cell>
          <table:table-cell table:style-name="ce209" table:formula="of:=[$Brot.S6]-[.E6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440" calcext:value-type="float">
            <text:p>440</text:p>
          </table:table-cell>
          <table:table-cell table:style-name="ce210" office:value-type="string" calcext:value-type="string">
            <text:p>Gerste</text:p>
          </table:table-cell>
          <table:table-cell table:style-name="ce211" table:formula="of:=[$Brot.S7]" office:value-type="float" office:value="8" calcext:value-type="float">
            <text:p>8</text:p>
          </table:table-cell>
          <table:table-cell table:style-name="ce209" table:formula="of:=[$Brot.S7]-[.E7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500" calcext:value-type="float">
            <text:p>500</text:p>
          </table:table-cell>
          <table:table-cell table:style-name="ce210" office:value-type="string" calcext:value-type="string">
            <text:p>Dinkelbrot</text:p>
          </table:table-cell>
          <table:table-cell table:style-name="ce211" table:formula="of:=[$Brot.S8]" office:value-type="float" office:value="8" calcext:value-type="float">
            <text:p>8</text:p>
          </table:table-cell>
          <table:table-cell table:style-name="ce209" table:formula="of:=[$Brot.S8]-[.E8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420" calcext:value-type="float">
            <text:p>420</text:p>
          </table:table-cell>
          <table:table-cell table:style-name="ce210" office:value-type="string" calcext:value-type="string">
            <text:p>Sonnenblumen</text:p>
          </table:table-cell>
          <table:table-cell table:style-name="ce211" table:formula="of:=[$Brot.S9]" office:value-type="float" office:value="8" calcext:value-type="float">
            <text:p>8</text:p>
          </table:table-cell>
          <table:table-cell table:style-name="ce209" table:formula="of:=[$Brot.S9]-[.E9]" office:value-type="float" office:value="7" calcext:value-type="float">
            <text:p>7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7" office:value-type="float" office:value="410" calcext:value-type="float">
            <text:p>410</text:p>
          </table:table-cell>
          <table:table-cell table:style-name="ce210" office:value-type="string" calcext:value-type="string">
            <text:p>Sesambrot</text:p>
          </table:table-cell>
          <table:table-cell table:style-name="ce211" table:formula="of:=[$Brot.S10]" office:value-type="float" office:value="8" calcext:value-type="float">
            <text:p>8</text:p>
          </table:table-cell>
          <table:table-cell table:style-name="ce209" table:formula="of:=[$Brot.S10]-[.E10]" office:value-type="float" office:value="7" calcext:value-type="float">
            <text:p>7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7" office:value-type="float" office:value="515" calcext:value-type="float">
            <text:p>515</text:p>
          </table:table-cell>
          <table:table-cell table:style-name="ce210" office:value-type="string" calcext:value-type="string">
            <text:p>Di-Hafer-Ganzkorn</text:p>
          </table:table-cell>
          <table:table-cell table:style-name="ce211" table:formula="of:=[$Brot.S11]" office:value-type="float" office:value="8" calcext:value-type="float">
            <text:p>8</text:p>
          </table:table-cell>
          <table:table-cell table:style-name="ce209" table:formula="of:=[$Brot.S11]-[.E11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700" calcext:value-type="float">
            <text:p>700</text:p>
          </table:table-cell>
          <table:table-cell table:style-name="ce210" office:value-type="string" calcext:value-type="string">
            <text:p>Surprisebrot</text:p>
          </table:table-cell>
          <table:table-cell table:style-name="ce211" table:formula="of:=[$Brot.S12]" office:value-type="float" office:value="8" calcext:value-type="float">
            <text:p>8</text:p>
          </table:table-cell>
          <table:table-cell table:style-name="ce209" table:formula="of:=[$Brot.S12]-[.E12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210" calcext:value-type="float">
            <text:p>210</text:p>
          </table:table-cell>
          <table:table-cell table:style-name="ce210" office:value-type="string" calcext:value-type="string">
            <text:p>Walnuss</text:p>
          </table:table-cell>
          <table:table-cell table:style-name="ce211" table:formula="of:=[$Brot.S13]" office:value-type="float" office:value="8" calcext:value-type="float">
            <text:p>8</text:p>
          </table:table-cell>
          <table:table-cell table:style-name="ce209" table:formula="of:=[$Brot.S13]-[.E13]" office:value-type="float" office:value="7" calcext:value-type="float">
            <text:p>7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7" office:value-type="float" office:value="540" calcext:value-type="float">
            <text:p>540</text:p>
          </table:table-cell>
          <table:table-cell table:style-name="ce210" office:value-type="string" calcext:value-type="string">
            <text:p>Di-Roggen</text:p>
          </table:table-cell>
          <table:table-cell table:style-name="ce211" table:formula="of:=[$Brot.S14]" office:value-type="float" office:value="8" calcext:value-type="float">
            <text:p>8</text:p>
          </table:table-cell>
          <table:table-cell table:style-name="ce209" table:formula="of:=[$Brot.S14]-[.E14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430" calcext:value-type="float">
            <text:p>430</text:p>
          </table:table-cell>
          <table:table-cell table:style-name="ce210" office:value-type="string" calcext:value-type="string">
            <text:p>Hirse-/Leisambrot</text:p>
          </table:table-cell>
          <table:table-cell table:style-name="ce211" table:formula="of:=[$Brot.S15]" office:value-type="float" office:value="7" calcext:value-type="float">
            <text:p>7</text:p>
          </table:table-cell>
          <table:table-cell table:style-name="ce209" table:formula="of:=[$Brot.S15]-[.E15]" office:value-type="float" office:value="7" calcext:value-type="float">
            <text:p>7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460" calcext:value-type="float">
            <text:p>460</text:p>
          </table:table-cell>
          <table:table-cell table:style-name="ce210" office:value-type="string" calcext:value-type="string">
            <text:p>Duftreis</text:p>
          </table:table-cell>
          <table:table-cell table:style-name="ce211" table:formula="of:=[$Brot.S16]" office:value-type="float" office:value="9" calcext:value-type="float">
            <text:p>9</text:p>
          </table:table-cell>
          <table:table-cell table:style-name="ce209" table:formula="of:=[$Brot.S16]-[.E16]" office:value-type="float" office:value="9" calcext:value-type="float">
            <text:p>9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172" calcext:value-type="float">
            <text:p>172</text:p>
          </table:table-cell>
          <table:table-cell table:style-name="ce210" office:value-type="string" calcext:value-type="string">
            <text:p>Dinkelbrot rund</text:p>
          </table:table-cell>
          <table:table-cell table:style-name="ce211" table:formula="of:=[$Brot.S17]" office:value-type="float" office:value="7" calcext:value-type="float">
            <text:p>7</text:p>
          </table:table-cell>
          <table:table-cell table:style-name="ce209" table:formula="of:=[$Brot.S17]-[.E17]" office:value-type="float" office:value="7" calcext:value-type="float">
            <text:p>7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200" calcext:value-type="float">
            <text:p>200</text:p>
          </table:table-cell>
          <table:table-cell table:style-name="ce210" office:value-type="string" calcext:value-type="string">
            <text:p>Weizenbrot</text:p>
          </table:table-cell>
          <table:table-cell table:style-name="ce211" table:formula="of:=[$Brot.S18]" office:value-type="float" office:value="8" calcext:value-type="float">
            <text:p>8</text:p>
          </table:table-cell>
          <table:table-cell table:style-name="ce209" table:formula="of:=[$Brot.S18]-[.E18]" office:value-type="float" office:value="8" calcext:value-type="float">
            <text:p>8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7" office:value-type="float" office:value="310" calcext:value-type="float">
            <text:p>310</text:p>
          </table:table-cell>
          <table:table-cell table:style-name="ce210" office:value-type="string" calcext:value-type="string">
            <text:p>Kümmelbrot</text:p>
          </table:table-cell>
          <table:table-cell table:style-name="ce211" table:formula="of:=[$Brot.S19]" office:value-type="float" office:value="7" calcext:value-type="float">
            <text:p>7</text:p>
          </table:table-cell>
          <table:table-cell table:style-name="ce209" table:formula="of:=[$Brot.S19]-[.E19]" office:value-type="float" office:value="7" calcext:value-type="float">
            <text:p>7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11" office:value-type="string" calcext:value-type="string">
            <text:p>Summe</text:p>
          </table:table-cell>
          <table:table-cell table:style-name="ce211" table:formula="of:=SUM([.C2:.C19])" office:value-type="float" office:value="144" calcext:value-type="float">
            <text:p>144</text:p>
          </table:table-cell>
          <table:table-cell table:style-name="ce210" table:formula="of:=SUM([.D2:.D19])" office:value-type="float" office:value="141" calcext:value-type="float">
            <text:p>141</text:p>
          </table:table-cell>
          <table:table-cell table:style-name="ce210" table:formula="of:=SUM([.E2:.E19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12" office:value-type="string" calcext:value-type="string">
            <text:p>Kontrolle</text:p>
          </table:table-cell>
          <table:table-cell table:style-name="ce213" table:formula="of:=[$Brot.S20]" office:value-type="float" office:value="144" calcext:value-type="float">
            <text:p>144</text:p>
          </table:table-cell>
          <table:table-cell table:style-name="ce214" table:number-columns-repeated="2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kus Summen" table:style-name="ta7">
        <office:forms form:automatic-focus="false" form:apply-design-mode="false"/>
        <table:table-column table:style-name="co10" table:number-columns-repeated="2" table:default-cell-style-name="ce15"/>
        <table:table-column table:style-name="co33" table:default-cell-style-name="ce15"/>
        <table:table-column table:style-name="co34" table:default-cell-style-name="ce15"/>
        <table:table-column table:style-name="co10" table:number-columns-repeated="1020" table:default-cell-style-name="ce15"/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6">
          <table:table-cell table:style-name="ce215" table:number-columns-repeated="3"/>
          <table:table-cell table:style-name="ce228" office:value-type="string" calcext:value-type="string">
            <text:p>Mengen</text:p>
          </table:table-cell>
          <table:table-cell table:style-name="ce228" office:value-type="string" calcext:value-type="string">
            <text:p>Preise</text:p>
          </table:table-cell>
          <table:table-cell table:style-name="ce228" office:value-type="string" calcext:value-type="string">
            <text:p>Summe</text:p>
          </table:table-cell>
          <table:table-cell table:number-columns-repeated="1018"/>
        </table:table-row>
        <table:table-row table:style-name="ro17">
          <table:table-cell table:style-name="ce215" table:number-columns-repeated="2"/>
          <table:table-cell table:style-name="ce217" office:value-type="string" calcext:value-type="string">
            <text:p>Anteile</text:p>
          </table:table-cell>
          <table:table-cell table:style-name="ce215" table:formula="of:=[$Eingabe.B5]" office:value-type="float" office:value="188" calcext:value-type="float">
            <text:p>188</text:p>
          </table:table-cell>
          <table:table-cell table:style-name="ce215" table:number-columns-repeated="2"/>
          <table:table-cell table:number-columns-repeated="1018"/>
        </table:table-row>
        <table:table-row table:style-name="ro17">
          <table:table-cell table:style-name="ce215" table:number-columns-repeated="2"/>
          <table:table-cell table:style-name="ce218" office:value-type="string" calcext:value-type="string">
            <text:p>Milch</text:p>
          </table:table-cell>
          <table:table-cell table:style-name="ce215" table:formula="of:=[$Eingabe.C5]" office:value-type="float" office:value="223.5" calcext:value-type="float">
            <text:p>223,5</text:p>
          </table:table-cell>
          <table:table-cell table:style-name="ce215" table:number-columns-repeated="2"/>
          <table:table-cell table:number-columns-repeated="1018"/>
        </table:table-row>
        <table:table-row table:style-name="ro18">
          <table:table-cell table:style-name="ce215" table:number-columns-repeated="2"/>
          <table:table-cell table:style-name="ce219" office:value-type="string" calcext:value-type="string">
            <text:p>Käse</text:p>
          </table:table-cell>
          <table:table-cell table:style-name="ce215" table:formula="of:=[$Eingabe.D5]" office:value-type="float" office:value="189" calcext:value-type="float">
            <text:p>189</text:p>
          </table:table-cell>
          <table:table-cell table:style-name="ce215" table:number-columns-repeated="2"/>
          <table:table-cell table:number-columns-repeated="1018"/>
        </table:table-row>
        <table:table-row table:style-name="ro19">
          <table:table-cell table:style-name="ce215" table:number-columns-repeated="2"/>
          <table:table-cell table:style-name="ce220" office:value-type="string" calcext:value-type="string">
            <text:p>Fleisch</text:p>
          </table:table-cell>
          <table:table-cell table:style-name="ce215" table:formula="of:=[$Eingabe.E5]" office:value-type="float" office:value="146" calcext:value-type="float">
            <text:p>146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6"/>
          <table:table-cell table:number-columns-repeated="1018"/>
        </table:table-row>
        <table:table-row table:style-name="ro1">
          <table:table-cell table:style-name="ce215"/>
          <table:table-cell table:style-name="ce215" office:value-type="string" calcext:value-type="string">
            <text:p>Mehl</text:p>
          </table:table-cell>
          <table:table-cell table:style-name="ce221" office:value-type="string" calcext:value-type="string">
            <text:p>Dinkel weiß</text:p>
          </table:table-cell>
          <table:table-cell table:style-name="ce215" table:formula="of:=([$Eingabe.J5]+[$Eingabe.K5])*5" office:value-type="float" office:value="25" calcext:value-type="float">
            <text:p>25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2"/>
          <table:table-cell table:style-name="ce222" office:value-type="string" calcext:value-type="string">
            <text:p>Dinkel-vollkorn</text:p>
          </table:table-cell>
          <table:table-cell table:style-name="ce215" table:formula="of:=[$Eingabe.L5]*2.5" office:value-type="float" office:value="5" calcext:value-type="float">
            <text:p>5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2"/>
          <table:table-cell table:style-name="ce223" office:value-type="string" calcext:value-type="string">
            <text:p>Weizen weiß</text:p>
          </table:table-cell>
          <table:table-cell table:style-name="ce215" table:formula="of:=([$Eingabe.M5]+[$Eingabe.N5])*5" office:value-type="float" office:value="10" calcext:value-type="float">
            <text:p>10</text:p>
          </table:table-cell>
          <table:table-cell table:style-name="ce215" table:number-columns-repeated="2"/>
          <table:table-cell table:number-columns-repeated="1018"/>
        </table:table-row>
        <table:table-row table:style-name="ro20">
          <table:table-cell table:style-name="ce215" table:number-columns-repeated="2"/>
          <table:table-cell table:style-name="ce223" office:value-type="string" calcext:value-type="string">
            <text:p>Weizen vollkorn</text:p>
          </table:table-cell>
          <table:table-cell table:style-name="ce215" table:formula="of:=[$Eingabe.O5]*2.5" office:value-type="float" office:value="0" calcext:value-type="float">
            <text:p>0</text:p>
          </table:table-cell>
          <table:table-cell table:style-name="ce215"/>
          <table:table-cell table:style-name="ce224"/>
          <table:table-cell table:number-columns-repeated="1018"/>
        </table:table-row>
        <table:table-row table:style-name="ro1">
          <table:table-cell table:style-name="ce215" table:number-columns-repeated="2"/>
          <table:table-cell table:style-name="ce223" office:value-type="string" calcext:value-type="string">
            <text:p>Roggen hell</text:p>
          </table:table-cell>
          <table:table-cell table:style-name="ce215" table:formula="of:=[$Eingabe.P5]*5" office:value-type="float" office:value="0" calcext:value-type="float">
            <text:p>0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2"/>
          <table:table-cell table:style-name="ce223" office:value-type="string" calcext:value-type="string">
            <text:p>Roggen-vollkorn</text:p>
          </table:table-cell>
          <table:table-cell table:style-name="ce215" table:formula="of:=[$Eingabe.Q5]*2.5" office:value-type="float" office:value="0" calcext:value-type="float">
            <text:p>0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2"/>
          <table:table-cell table:style-name="ce224"/>
          <table:table-cell table:style-name="ce215" table:number-columns-repeated="3"/>
          <table:table-cell table:number-columns-repeated="1018"/>
        </table:table-row>
        <table:table-row table:style-name="ro21">
          <table:table-cell table:style-name="ce215"/>
          <table:table-cell table:style-name="ce215" office:value-type="string" calcext:value-type="string">
            <text:p>Flocken</text:p>
          </table:table-cell>
          <table:table-cell table:style-name="ce225" office:value-type="string" calcext:value-type="string">
            <text:p>Hafer fein</text:p>
          </table:table-cell>
          <table:table-cell table:style-name="ce215" table:formula="of:=[$Eingabe.R5]*2" office:value-type="float" office:value="10" calcext:value-type="float">
            <text:p>10</text:p>
          </table:table-cell>
          <table:table-cell table:style-name="ce215" table:number-columns-repeated="2"/>
          <table:table-cell table:number-columns-repeated="1018"/>
        </table:table-row>
        <table:table-row table:style-name="ro22">
          <table:table-cell table:style-name="ce215" table:number-columns-repeated="2"/>
          <table:table-cell table:style-name="ce225" office:value-type="string" calcext:value-type="string">
            <text:p>Hafer grob</text:p>
          </table:table-cell>
          <table:table-cell table:style-name="ce215" table:formula="of:=[$Eingabe.S5]*2" office:value-type="float" office:value="2" calcext:value-type="float">
            <text:p>2</text:p>
          </table:table-cell>
          <table:table-cell table:style-name="ce215" table:number-columns-repeated="2"/>
          <table:table-cell table:number-columns-repeated="1018"/>
        </table:table-row>
        <table:table-row table:style-name="ro23">
          <table:table-cell table:style-name="ce215"/>
          <table:table-cell table:style-name="ce215" office:value-type="string" calcext:value-type="string">
            <text:p>Korn</text:p>
          </table:table-cell>
          <table:table-cell table:style-name="ce225" office:value-type="string" calcext:value-type="string">
            <text:p>Hafer</text:p>
          </table:table-cell>
          <table:table-cell table:style-name="ce215" table:formula="of:=[$Eingabe.T5]*2" office:value-type="float" office:value="4" calcext:value-type="float">
            <text:p>4</text:p>
          </table:table-cell>
          <table:table-cell table:style-name="ce215" table:number-columns-repeated="2"/>
          <table:table-cell table:number-columns-repeated="1018"/>
        </table:table-row>
        <table:table-row table:style-name="ro24">
          <table:table-cell table:style-name="ce215" table:number-columns-repeated="2"/>
          <table:table-cell table:style-name="ce226" office:value-type="string" calcext:value-type="string">
            <text:p>Weizen</text:p>
          </table:table-cell>
          <table:table-cell table:style-name="ce215" table:formula="of:=[$Eingabe.U5]*3.5" office:value-type="float" office:value="0" calcext:value-type="float">
            <text:p>0</text:p>
          </table:table-cell>
          <table:table-cell table:style-name="ce215" table:number-columns-repeated="2"/>
          <table:table-cell table:number-columns-repeated="1018"/>
        </table:table-row>
        <table:table-row table:style-name="ro25">
          <table:table-cell table:style-name="ce215" table:number-columns-repeated="2"/>
          <table:table-cell table:style-name="ce226" office:value-type="string" calcext:value-type="string">
            <text:p>Roggen</text:p>
          </table:table-cell>
          <table:table-cell table:style-name="ce215" table:formula="of:=[$Eingabe.V5]*3.5" office:value-type="float" office:value="3.5" calcext:value-type="float">
            <text:p>3,5</text:p>
          </table:table-cell>
          <table:table-cell table:style-name="ce215" table:number-columns-repeated="2"/>
          <table:table-cell table:number-columns-repeated="1018"/>
        </table:table-row>
        <table:table-row table:style-name="ro24">
          <table:table-cell table:style-name="ce215" table:number-columns-repeated="2"/>
          <table:table-cell table:style-name="ce226" office:value-type="string" calcext:value-type="string">
            <text:p>Dinkel</text:p>
          </table:table-cell>
          <table:table-cell table:style-name="ce215" table:formula="of:=[$Eingabe.W5]*3.5" office:value-type="float" office:value="10.5" calcext:value-type="float">
            <text:p>10,5</text:p>
          </table:table-cell>
          <table:table-cell table:style-name="ce215" table:number-columns-repeated="2"/>
          <table:table-cell table:number-columns-repeated="1018"/>
        </table:table-row>
        <table:table-row table:style-name="ro26">
          <table:table-cell table:style-name="ce215"/>
          <table:table-cell table:style-name="ce215" office:value-type="string" calcext:value-type="string">
            <text:p>Nudeln</text:p>
          </table:table-cell>
          <table:table-cell table:style-name="ce226" office:value-type="string" calcext:value-type="string">
            <text:p>Dinkelnudeln</text:p>
          </table:table-cell>
          <table:table-cell table:style-name="ce215" table:formula="of:=[$Eingabe.X5]+[$Eingabe.Y5]/2" office:value-type="float" office:value="10.5" calcext:value-type="float">
            <text:p>10,5</text:p>
          </table:table-cell>
          <table:table-cell table:style-name="ce215" table:number-columns-repeated="2"/>
          <table:table-cell table:number-columns-repeated="1018"/>
        </table:table-row>
        <table:table-row table:style-name="ro27">
          <table:table-cell table:style-name="ce215" table:number-columns-repeated="6"/>
          <table:table-cell table:number-columns-repeated="1018"/>
        </table:table-row>
        <table:table-row table:style-name="ro19">
          <table:table-cell table:style-name="ce215"/>
          <table:table-cell table:style-name="ce215" office:value-type="string" calcext:value-type="string">
            <text:p>Brot</text:p>
          </table:table-cell>
          <table:table-cell table:style-name="ce227" office:value-type="string" calcext:value-type="string">
            <text:p>Brot</text:p>
          </table:table-cell>
          <table:table-cell table:style-name="ce215" table:formula="of:=[$Eingabe.I5]" office:value-type="float" office:value="144" calcext:value-type="float">
            <text:p>144</text:p>
          </table:table-cell>
          <table:table-cell table:style-name="ce215" table:number-columns-repeated="2"/>
          <table:table-cell table:number-columns-repeated="1018"/>
        </table:table-row>
        <table:table-row table:style-name="ro1">
          <table:table-cell table:style-name="ce215" table:number-columns-repeated="6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-Kürbis</text:p>
          </table:table-cell>
          <table:table-cell table:style-name="ce216" table:formula="of:=[$Brot.S2]" office:value-type="float" office:value="9" calcext:value-type="float">
            <text:p>9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Bauernbrot</text:p>
          </table:table-cell>
          <table:table-cell table:style-name="ce216" table:formula="of:=[$Brot.S3]" office:value-type="float" office:value="9" calcext:value-type="float">
            <text:p>9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Roggen</text:p>
          </table:table-cell>
          <table:table-cell table:style-name="ce216" table:formula="of:=[$Brot.S4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-Buchw.-Nuss</text:p>
          </table:table-cell>
          <table:table-cell table:style-name="ce216" table:formula="of:=[$Brot.S5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Mischbrot</text:p>
          </table:table-cell>
          <table:table-cell table:style-name="ce216" table:formula="of:=[$Brot.S6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Gerste</text:p>
          </table:table-cell>
          <table:table-cell table:style-name="ce216" table:formula="of:=[$Brot.S7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nkelbrot</text:p>
          </table:table-cell>
          <table:table-cell table:style-name="ce216" table:formula="of:=[$Brot.S8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Sonnenblumen</text:p>
          </table:table-cell>
          <table:table-cell table:style-name="ce216" table:formula="of:=[$Brot.S9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Sesambrot</text:p>
          </table:table-cell>
          <table:table-cell table:style-name="ce216" table:formula="of:=[$Brot.S10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-Hafer-Ganzkorn</text:p>
          </table:table-cell>
          <table:table-cell table:style-name="ce216" table:formula="of:=[$Brot.S11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Surprisebrot</text:p>
          </table:table-cell>
          <table:table-cell table:style-name="ce216" table:formula="of:=[$Brot.S12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Walnuss</text:p>
          </table:table-cell>
          <table:table-cell table:style-name="ce216" table:formula="of:=[$Brot.S13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-Roggen</text:p>
          </table:table-cell>
          <table:table-cell table:style-name="ce216" table:formula="of:=[$Brot.S14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Hirse-/Leinsambrot</text:p>
          </table:table-cell>
          <table:table-cell table:style-name="ce216" table:formula="of:=[$Brot.S15]" office:value-type="float" office:value="7" calcext:value-type="float">
            <text:p>7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uftreis</text:p>
          </table:table-cell>
          <table:table-cell table:style-name="ce216" table:formula="of:=[$Brot.S16]" office:value-type="float" office:value="9" calcext:value-type="float">
            <text:p>9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Dinkelbrot rund</text:p>
          </table:table-cell>
          <table:table-cell table:style-name="ce216" table:formula="of:=[$Brot.S17]" office:value-type="float" office:value="7" calcext:value-type="float">
            <text:p>7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Weizenbrot</text:p>
          </table:table-cell>
          <table:table-cell table:style-name="ce216" table:formula="of:=[$Brot.S18]" office:value-type="float" office:value="8" calcext:value-type="float">
            <text:p>8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/>
          <table:table-cell table:style-name="ce210"/>
          <table:table-cell table:style-name="ce210" office:value-type="string" calcext:value-type="string">
            <text:p>Kümmelbrot</text:p>
          </table:table-cell>
          <table:table-cell table:style-name="ce216" table:formula="of:=[$Brot.S19]" office:value-type="float" office:value="7" calcext:value-type="float">
            <text:p>7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 table:number-columns-repeated="2"/>
          <table:table-cell table:style-name="ce216" office:value-type="string" calcext:value-type="string">
            <text:p>Summe</text:p>
          </table:table-cell>
          <table:table-cell table:style-name="ce216" table:formula="of:=SUM([.D26:.D43])" office:value-type="float" office:value="144" calcext:value-type="float">
            <text:p>144</text:p>
          </table:table-cell>
          <table:table-cell table:style-name="ce216" table:number-columns-repeated="2"/>
          <table:table-cell table:number-columns-repeated="1018"/>
        </table:table-row>
        <table:table-row table:style-name="ro1">
          <table:table-cell table:style-name="ce216" table:number-columns-repeated="6"/>
          <table:table-cell table:number-columns-repeated="1018"/>
        </table:table-row>
        <table:table-row table:style-name="ro1">
          <table:table-cell table:style-name="ce216" table:number-columns-repeated="2"/>
          <table:table-cell table:style-name="ce216" office:value-type="string" calcext:value-type="string">
            <text:p>davon</text:p>
          </table:table-cell>
          <table:table-cell table:style-name="ce216" table:number-columns-repeated="3"/>
          <table:table-cell table:number-columns-repeated="1018"/>
        </table:table-row>
        <table:table-row table:style-name="ro1">
          <table:table-cell table:style-name="ce216" table:number-columns-repeated="2"/>
          <table:table-cell table:style-name="ce216" office:value-type="string" calcext:value-type="string">
            <text:p>für Hofladen (Do)</text:p>
          </table:table-cell>
          <table:table-cell table:style-name="ce216" table:formula="of:=[$'Markus Brotsorten'.E20]" office:value-type="float" office:value="3" calcext:value-type="float">
            <text:p>3</text:p>
          </table:table-cell>
          <table:table-cell table:style-name="ce216"/>
          <table:table-cell table:style-name="ce216" office:value-type="string" calcext:value-type="string">
            <text:p>Details in Blatt "Markus Brotsorten"</text:p>
          </table:table-cell>
          <table:table-cell table:number-columns-repeated="1018"/>
        </table:table-row>
        <table:table-row table:style-name="ro1">
          <table:table-cell table:style-name="ce216" table:number-columns-repeated="2"/>
          <table:table-cell table:style-name="ce216" office:value-type="string" calcext:value-type="string">
            <text:p>für Solawi</text:p>
          </table:table-cell>
          <table:table-cell table:style-name="ce216" table:formula="of:=[.D44]-[.D47]" office:value-type="float" office:value="141" calcext:value-type="float">
            <text:p>141</text:p>
          </table:table-cell>
          <table:table-cell table:style-name="ce216" table:number-columns-repeated="2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xlnm.Print_Area_5" table:base-cell-address="$Eingab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number:min-integer-digits="1"/>
      <number:text> kg</number:text>
    </number:number-style>
    <number:number-style style:name="N131">
      <number:number number:decimal-places="1" number:min-integer-digits="1"/>
      <number:text> kg</number:text>
    </number:number-style>
    <number:number-style style:name="N133P0" style:volatile="true">
      <number:number number:decimal-places="3" number:min-integer-digits="0" number:decimal-replacement=""/>
      <number:text> €</number:text>
    </number:number-style>
    <number:number-style style:name="N133">
      <number:text>-</number:text>
      <number:number number:decimal-places="3" number:min-integer-digits="0" number:decimal-replacement=""/>
      <number:text> €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date-style style:name="N136">
      <number:month number:style="long"/>
      <number:text>.</number:text>
      <number:day number:style="long"/>
      <number:text>.</number:text>
      <number:year number:style="long"/>
    </number:date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de" number:country="DE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159">
      <number:day number:style="long"/>
      <number:text>. </number:text>
      <number:month number:textual="true"/>
    </number:date-style>
    <number:number-style style:name="N160">
      <number:number number:decimal-places="0" number:min-integer-digits="1"/>
      <number:text> Pck</number:text>
    </number:number-style>
    <number:number-style style:name="N161">
      <number:number number:decimal-places="0" number:min-integer-digits="1"/>
      <number:text> Stk</number:text>
    </number:number-style>
    <number:number-style style:name="N162">
      <number:number number:decimal-places="1" number:min-integer-digits="1"/>
    </number:number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date-style style:name="N169">
      <number:day/>
      <number:text>.</number:text>
      <number:month/>
      <number:text>.</number:text>
      <number:year number:style="long"/>
    </number:date-style>
    <number:date-style style:name="N170">
      <number:day number:style="long"/>
      <number:text>.</number:text>
      <number:month number:style="long"/>
    </number:date-style>
    <number:date-style style:name="N171">
      <number:day/>
      <number:text>-</number:text>
      <number:month number:textual="true"/>
    </number:date-style>
    <number:date-style style:name="N172">
      <number:day-of-week number:style="long"/>
      <number:text> </number:text>
      <number:day number:style="long"/>
      <number:text>.</number:text>
      <number:month number:style="long" number:textual="true"/>
    </number:date-style>
    <number:number-style style:name="N173">
      <number:number number:decimal-places="1" number:min-integer-digits="1" number:grouping="true"/>
    </number:number-style>
    <number:number-style style:name="N17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 number:style="long"/>
      <number:text>/</number:text>
      <number:month number:style="long"/>
      <number:text>/</number:text>
      <number:year number:style="long"/>
    </number:date-style>
    <number:date-style style:name="N177">
      <number:day number:style="long"/>
      <number:text>/ </number:text>
      <number:month number:textual="true"/>
    </number:date-style>
    <number:number-style style:name="N179P0" style:volatile="true">
      <number:number number:decimal-places="3" number:min-integer-digits="0"/>
      <number:text> €</number:text>
    </number:number-style>
    <number:number-style style:name="N179">
      <number:text>-</number:text>
      <number:number number:decimal-places="3" number:min-integer-digits="0"/>
      <number:text> €</number:text>
      <style:map style:condition="value()&gt;=0" style:apply-style-name="N179P0"/>
    </number:number-style>
    <number:number-style style:name="N181P0" style:volatile="true">
      <number:text>€</number:text>
      <number:number number:decimal-places="3" number:min-integer-digits="0"/>
    </number:number-style>
    <number:number-style style:name="N181">
      <number:text>\-€</number:text>
      <number:number number:decimal-places="3" number:min-integer-digits="0"/>
      <style:map style:condition="value()&gt;=0" style:apply-style-name="N181P0"/>
    </number:number-style>
    <number:currency-style style:name="N183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number:number-style style:name="N18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8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85P2" style:volatile="true">
      <loext:fill-character> </loext:fill-character>
      <number:text>-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8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87P2" style:volatile="true">
      <loext:fill-character> </loext:fill-character>
      <number:text>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8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9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9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9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94P2" style:volatile="true"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€</number:text>
      <number:number number:decimal-places="3" number:min-integer-digits="0" number:decimal-replacement=""/>
    </number:number-style>
    <number:number-style style:name="N198">
      <number:text>\-€</number:text>
      <number:number number:decimal-places="3" number:min-integer-digits="0" number:decimal-replacement=""/>
      <style:map style:condition="value()&gt;=0" style:apply-style-name="N198P0"/>
    </number:number-style>
    <number:number-style style:name="N199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0" number:min-integer-digits="1" number:grouping="true"/>
      <number:text>    </number:text>
    </number:number-style>
    <number:number-style style:name="N1013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39P2" style:volatile="true" number:language="de" number:country="DE">
      <number:text>-   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de" number:country="DE">
      <number:number number:decimal-places="0" number:min-integer-digits="1" number:grouping="true"/>
      <number:text> € </number:text>
    </number:number-style>
    <number:number-style style:name="N1014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43P2" style:volatile="true" number:language="de" number:country="DE">
      <number:text>- €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de" number:country="DE">
      <number:number number:decimal-places="2" number:min-integer-digits="1" number:grouping="true"/>
      <number:text>    </number:text>
    </number:number-style>
    <number:number-style style:name="N1014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47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10147" number:language="de" number:country="DE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de" number:country="DE">
      <number:number number:decimal-places="2" number:min-integer-digits="1" number:grouping="true"/>
      <number:text> € </number:text>
    </number:number-style>
    <number:number-style style:name="N1015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51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10151" number:language="de" number:country="DE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53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53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53P0"/>
    </number:currency-style>
    <number:number-style style:name="N10154P0" style:volatile="true" number:language="de" number:country="DE">
      <number:number number:decimal-places="0" number:min-integer-digits="1" number:grouping="true"/>
      <number:text>    </number:text>
    </number:number-style>
    <number:number-style style:name="N10154P1" style:volatile="true" number:language="de" number:country="DE">
      <number:number number: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de" number:country="DE">
      <number:number number:decimal-places="0" number:min-integer-digits="1" number:grouping="true"/>
      <number:text> € </number:text>
    </number:number-style>
    <number:number-style style:name="N10155P1" style:volatile="true" number:language="de" number:country="DE">
      <number:number number:decimal-places="0" number:min-integer-digits="1" number:grouping="true"/>
      <number:text> € </number:text>
    </number:number-style>
    <number:number-style style:name="N10155P2" style:volatile="true" number:language="de" number:country="DE">
      <number:text>- € </number:text>
    </number:number-style>
    <number:text-style style:name="N10155" number:language="de" number:country="DE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de" number:country="DE">
      <number:number number:decimal-places="2" number:min-integer-digits="1" number:grouping="true"/>
      <number:text>    </number:text>
    </number:number-style>
    <number:number-style style:name="N10156P1" style:volatile="true" number:language="de" number:country="DE">
      <number:number number:decimal-places="2" number:min-integer-digits="1" number:grouping="true"/>
      <number:text>    </number:text>
    </number:number-style>
    <number:number-style style:name="N10156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de" number:country="DE">
      <number:number number:decimal-places="2" number:min-integer-digits="1" number:grouping="true"/>
      <number:text> € </number:text>
    </number:number-style>
    <number:number-style style:name="N10157P1" style:volatile="true" number:language="de" number:country="DE">
      <number:number number:decimal-places="2" number:min-integer-digits="1" number:grouping="true"/>
      <number:text> € </number:text>
    </number:number-style>
    <number:number-style style:name="N10157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10157" number:language="de" number:country="DE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9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59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59P2" style:volatile="true" number:language="de" number:country="DE">
      <loext:fill-character> </loext:fill-character>
      <number:text>-    </number:text>
    </number:number-style>
    <number:text-style style:name="N10159" number:language="de" number:country="DE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6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61P2" style:volatile="true" number:language="de" number:country="DE">
      <loext:fill-character> </loext:fill-character>
      <number:text>- € </number:text>
    </number:number-style>
    <number:text-style style:name="N10161" number:language="de" number:country="DE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3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63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63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63" number:language="de" number:country="DE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65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6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65" number:language="de" number:country="DE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7P0" style:volatile="true" number:language="de" number:country="DE">
      <number:number number:decimal-places="0" number:min-integer-digits="1" number:grouping="true"/>
      <number:text>    </number:text>
    </number:number-style>
    <number:number-style style:name="N1016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67P2" style:volatile="true" number:language="de" number:country="DE">
      <number:text> -   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9P0" style:volatile="true" number:language="de" number:country="DE">
      <number:number number:decimal-places="0" number:min-integer-digits="1" number:grouping="true"/>
      <number:text> € </number:text>
    </number:number-style>
    <number:number-style style:name="N10169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69P2" style:volatile="true" number:language="de" number:country="DE">
      <number:text> - € </number:text>
    </number:number-style>
    <number:text-style style:name="N10169" number:language="de" number:country="DE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1P0" style:volatile="true" number:language="de" number:country="DE">
      <number:number number:decimal-places="2" number:min-integer-digits="1" number:grouping="true"/>
      <number:text>    </number:text>
    </number:number-style>
    <number:number-style style:name="N10171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71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71" number:language="de" number:country="DE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de" number:country="DE">
      <number:number number:decimal-places="2" number:min-integer-digits="1" number:grouping="true"/>
      <number:text> € </number:text>
    </number:number-style>
    <number:number-style style:name="N1017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7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73" number:language="de" number:country="DE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time-style style:name="N10174" number:language="de" number:country="DE">
      <number:minutes number:style="long"/>
      <number:text>:</number:text>
      <number:seconds number:style="long"/>
    </number:time-style>
    <number:time-style style:name="N1017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6" number:language="de" number:country="DE">
      <number:minutes number:style="long"/>
      <number:text>:</number:text>
      <number:seconds number:style="long" number:decimal-places="1"/>
    </number:time-style>
    <number:number-style style:name="N10177" number:language="de" number:country="DE">
      <number:scientific-number number:decimal-places="1" number:min-integer-digits="3" number:min-exponent-digits="1"/>
    </number:number-style>
    <number:number-style style:name="N10178P0" style:volatile="true" number:language="de" number:country="DE">
      <number:number number:decimal-places="0" number:min-integer-digits="1" number:grouping="true"/>
      <number:text> €</number:text>
    </number:number-style>
    <number:number-style style:name="N1017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78P0"/>
    </number:number-style>
    <number:number-style style:name="N10179P0" style:volatile="true" number:language="de" number:country="DE">
      <number:number number:decimal-places="0" number:min-integer-digits="1" number:grouping="true"/>
      <number:text> €</number:text>
    </number:number-style>
    <number:number-style style:name="N1017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79P0"/>
    </number:number-style>
    <number:number-style style:name="N10180P0" style:volatile="true" number:language="de" number:country="DE">
      <number:number number:decimal-places="2" number:min-integer-digits="1" number:grouping="true"/>
      <number:text> €</number:text>
    </number:number-style>
    <number:number-style style:name="N1018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80P0"/>
    </number:number-style>
    <number:number-style style:name="N10181P0" style:volatile="true" number:language="de" number:country="DE">
      <number:number number:decimal-places="2" number:min-integer-digits="1" number:grouping="true"/>
      <number:text> €</number:text>
    </number:number-style>
    <number:number-style style:name="N1018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81P0"/>
    </number:number-style>
    <number:number-style style:name="N10182P0" style:volatile="true" number:language="de" number:country="DE">
      <number:number number:decimal-places="0" number:min-integer-digits="1" number:grouping="true"/>
      <number:text>   </number:text>
    </number:number-style>
    <number:number-style style:name="N1018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82P0"/>
    </number:number-style>
    <number:number-style style:name="N10183P0" style:volatile="true" number:language="de" number:country="DE">
      <number:number number:decimal-places="0" number:min-integer-digits="1" number:grouping="true"/>
      <number:text>   </number:text>
    </number:number-style>
    <number:number-style style:name="N1018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83P0"/>
    </number:number-style>
    <number:number-style style:name="N10184P0" style:volatile="true" number:language="de" number:country="DE">
      <number:number number:decimal-places="2" number:min-integer-digits="1" number:grouping="true"/>
      <number:text>   </number:text>
    </number:number-style>
    <number:number-style style:name="N1018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84P0"/>
    </number:number-style>
    <number:number-style style:name="N10185P0" style:volatile="true" number:language="de" number:country="DE">
      <number:number number:decimal-places="2" number:min-integer-digits="1" number:grouping="true"/>
      <number:text>   </number:text>
    </number:number-style>
    <number:number-style style:name="N1018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85P0"/>
    </number:number-style>
    <number:number-style style:name="N10186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86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86P2" style:volatile="true" number:language="de" number:country="DE">
      <number:text> </number:text>
      <loext:fill-character> </loext:fill-character>
      <number:text>-    </number:text>
    </number:number-style>
    <number:text-style style:name="N10186" number:language="de" number:country="DE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87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87P2" style:volatile="true" number:language="de" number:country="DE">
      <number:text> </number:text>
      <loext:fill-character> </loext:fill-character>
      <number:text>- € </number:text>
    </number:number-style>
    <number:text-style style:name="N10187" number:language="de" number:country="DE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88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88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88" number:language="de" number:country="DE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number-style style:name="N10189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8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89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89" number:language="de" number:country="DE">
      <number:text> </number:text>
      <number:text-content/>
      <number:text> </number:text>
      <style:map style:condition="value()&gt;0" style:apply-style-name="N10189P0"/>
      <style:map style:condition="value()&lt;0" style:apply-style-name="N10189P1"/>
      <style:map style:condition="value()=0" style:apply-style-name="N10189P2"/>
    </number:text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loext:fill-character> </loext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loext:fill-character> </loext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isplay-name="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isplay-name="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TableStyleLight1" style:display-name="Excel Built-in Excel Built-in Excel Built-in Excel Built-in Excel Built-in Excel Built-in Excel Built-in Excel Built-in Excel Built-in Excel Built-in Excel Built-in Excel Built-in Excel Built-in Excel Built-in 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007cm" fo:margin-bottom="2.007cm" fo:margin-left="1.803cm" fo:margin-right="1.803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007cm" fo:margin-bottom="2.007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799cm" fo:margin-right="1.799cm" fo:background-color="transparent" style:print-page-order="ttb" style:first-page-number="continue" style:scale-to="80%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.007cm" fo:margin-bottom="2.007cm" fo:margin-left="1.803cm" fo:margin-right="1.803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905cm" fo:margin-bottom="1.905cm" fo:margin-left="1.803cm" fo:margin-right="1.803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 style:data-style-name="N2" text:time-value="17:50:00.0282630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gabe" style:display-name="PageStyle_Einga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müse" style:display-name="PageStyle_Gemü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lch_20_Käse_20_Fleisch" style:display-name="PageStyle_Milch Käse Fleisc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hl" style:display-name="PageStyle_Meh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lock_20_Korn_20_Nudl" style:display-name="PageStyle_Flock Korn Nud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rot_20_Do" style:display-name="PageStyle_Brot Do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rot_20_Fr" style:display-name="PageStyle_Brot Fr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Brotwünsche" style:display-name="PageStyle_Brotwünsch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rkus_20_Brotsorten" style:display-name="PageStyle_Markus Brotsorten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Markus_20_Summen" style:display-name="PageStyle_Markus Summen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06:25:25</meta:creation-date>
    <meta:initial-creator>Herbert</meta:initial-creator>
    <dc:language>de-DE</dc:language>
    <meta:print-date>2016-10-10T22:04:09</meta:print-date>
    <dc:date>2019-11-11T18:45:31.926595342</dc:date>
    <meta:editing-cycles>932</meta:editing-cycles>
    <meta:editing-duration>P7DT3H34M9S</meta:editing-duration>
    <meta:generator>LibreOffice/4.3.3.2$Linux_X86_64 LibreOffice_project/430m0$Build-2</meta:generator>
    <meta:document-statistic meta:table-count="7" meta:cell-count="1439" meta:object-count="0"/>
  </office:meta>
</office:document-meta>
</file>